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9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154in"/>
    </style:style>
    <style:style style:name="co8" style:family="table-column">
      <style:table-column-properties fo:break-before="auto" style:column-width="1.4681in"/>
    </style:style>
    <style:style style:name="co9" style:family="table-column">
      <style:table-column-properties fo:break-before="auto" style:column-width="1.6783in"/>
    </style:style>
    <style:style style:name="co10" style:family="table-column">
      <style:table-column-properties fo:break-before="auto" style:column-width="1.1307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9063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1.3283in"/>
    </style:style>
    <style:style style:name="co16" style:family="table-column">
      <style:table-column-properties fo:break-before="auto" style:column-width="1.4398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9673in"/>
    </style:style>
    <style:style style:name="co20" style:family="table-column">
      <style:table-column-properties fo:break-before="auto" style:column-width="0.9862in"/>
    </style:style>
    <style:style style:name="co21" style:family="table-column">
      <style:table-column-properties fo:break-before="auto" style:column-width="1.5673in"/>
    </style:style>
    <style:style style:name="co22" style:family="table-column">
      <style:table-column-properties fo:break-before="auto" style:column-width="1.1228in"/>
    </style:style>
    <style:style style:name="co23" style:family="table-column">
      <style:table-column-properties fo:break-before="auto" style:column-width="0.7866in"/>
    </style:style>
    <style:style style:name="co24" style:family="table-column">
      <style:table-column-properties fo:break-before="auto" style:column-width="1.2319in"/>
    </style:style>
    <style:style style:name="co25" style:family="table-column">
      <style:table-column-properties fo:break-before="auto" style:column-width="0.8319in"/>
    </style:style>
    <style:style style:name="co26" style:family="table-column">
      <style:table-column-properties fo:break-before="auto" style:column-width="0.9591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602in" fo:break-before="auto" style:use-optimal-row-height="true"/>
    </style:style>
    <style:style style:name="ro8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2043in" fo:break-before="auto" style:use-optimal-row-height="tru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2035in" fo:break-before="auto" style:use-optimal-row-height="true"/>
    </style:style>
    <style:style style:name="ro13" style:family="table-row">
      <style:table-row-properties style:row-height="0.1862in" fo:break-before="auto" style:use-optimal-row-height="true"/>
    </style:style>
    <style:style style:name="ta1" style:family="table" style:master-page-name="PageStyle_5f_Runtime_20_Env">
      <style:table-properties table:display="true" style:writing-mode="lr-tb"/>
    </style:style>
    <style:style style:name="ta2" style:family="table" style:master-page-name="PageStyle_5f_TJunc">
      <style:table-properties table:display="true" style:writing-mode="lr-tb"/>
    </style:style>
    <style:style style:name="ta3" style:family="table" style:master-page-name="PageStyle_5f_Cojack">
      <style:table-properties table:display="true" style:writing-mode="lr-tb"/>
    </style:style>
    <style:style style:name="ta4" style:family="table" style:master-page-name="PageStyle_5f_Pent">
      <style:table-properties table:display="true" style:writing-mode="lr-tb"/>
    </style:style>
    <style:style style:name="ta5" style:family="table" style:master-page-name="PageStyle_5f_Drall">
      <style:table-properties table:display="true" style:writing-mode="lr-tb"/>
    </style:style>
    <style:style style:name="ta6" style:family="table" style:master-page-name="PageStyle_5f_IO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4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40_25__20_-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font-name-asian="Menlo-Regular" style:font-size-asian="11pt" style:language-asian="en" style:country-asian="US" style:font-style-asian="normal" style:font-weight-asian="normal" style:font-name-complex="Menlo-Regular" style:font-size-complex="11pt" style:language-complex="en" style:country-complex="US" style:font-style-complex="normal" style:font-weight-complex="normal"/>
    </style:style>
    <style:style style:name="ce9" style:family="table-cell" style:parent-style-name="Excel_20_Built-in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40_25__20_-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order="none" style:rotation-align="none"/>
    </style:style>
    <style:style style:name="ce14" style:family="table-cell" style:parent-style-name="Excel_20_Built-in_20_Normal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6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 style:data-style-name="N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 style:data-style-name="N11">
      <style:table-cell-properties fo:background-color="#e6e6ff"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20_Built-in_20_20_25__20_-_20_Accent1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3" style:family="table-cell" style:parent-style-name="Excel_20_Built-in_20_Normal" style:data-style-name="N1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20_Built-in_20_Accent1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6" style:family="table-cell" style:parent-style-name="Excel_20_Built-in_20_20_25__20_-_20_Accent1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7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Excel_20_Built-in_20_Normal">
      <style:table-cell-properties fo:border-bottom="0.99pt solid #000000" style:diagonal-bl-tr="none" style:diagonal-tl-br="none" fo:background-color="transparent" fo:border-left="none" fo:border-right="none" style:rotation-align="none" fo:border-top="0.99pt solid #000000"/>
    </style:style>
    <style:style style:name="ce34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</style:style>
    <style:style style:name="ce36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37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8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Excel_20_Built-in_20_2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3" style:family="table-cell" style:parent-style-name="Excel_20_Built-in_20_20_25__20_-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4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5" style:family="table-cell" style:parent-style-name="Excel_20_Built-in_20_Normal" style:data-style-name="N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Excel_20_Built-in_20_Normal" style:data-style-name="N1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Excel_20_Built-in_20_Normal" style:data-style-name="N1">
      <style:table-cell-properties style:glyph-orientation-vertical="0" fo:background-color="#b3b3b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0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5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style:font-name="Arial" fo:font-size="12pt" style:font-size-asian="12pt" style:font-size-complex="12pt"/>
    </style:style>
    <style:style style:name="ce54" style:family="table-cell" style:parent-style-name="Excel_20_Built-in_20_Normal" style:data-style-name="N125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time Env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number-columns-repeated="251" table:default-cell-style-name="Excel_20_Built-in_20_Normal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Number of Processors per Nod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Cores per Processor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Hyperthreading</text:p>
          </table:table-cell>
          <table:table-cell table:style-name="ce5" office:value-type="string" calcext:value-type="string">
            <text:p>Enabled (2 per core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Threads per Cor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Threads per Node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Frequency per Core (GHz)</text:p>
          </table:table-cell>
          <table:table-cell table:style-name="ce6" office:value-type="string" calcext:value-type="string">
            <text:p>2.7 GHz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per Core</text:p>
          </table:table-cell>
          <table:table-cell table:style-name="ce6" office:value-type="float" office:value="21600" calcext:value-type="float">
            <text:p>21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 per Node</text:p>
          </table:table-cell>
          <table:table-cell table:style-name="ce7" office:value-type="float" office:value="345600" calcext:value-type="float">
            <text:p>345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Frequency Scaling</text:p>
          </table:table-cell>
          <table:table-cell table:style-name="ce7" office:value-type="string" calcext:value-type="string">
            <text:p>Enabled (Current Clock 1200 MHz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3 Cache per Processor (shared)</text:p>
          </table:table-cell>
          <table:table-cell table:style-name="ce7" office:value-type="string" calcext:value-type="string">
            <text:p>20480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2 Cache per Core</text:p>
          </table:table-cell>
          <table:table-cell table:style-name="ce5" office:value-type="string" calcext:value-type="string">
            <text:p>256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1 Cache per Core</text:p>
          </table:table-cell>
          <table:table-cell table:style-name="ce5" office:value-type="string" calcext:value-type="string">
            <text:p>32 KB (L1i) + 32 KB (L1d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Compiler</text:p>
          </table:table-cell>
          <table:table-cell table:style-name="ce8" office:value-type="string" calcext:value-type="string">
            <text:p>icc version 13.1.3 (gcc version 4.3.0 compatibility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MPI Library</text:p>
          </table:table-cell>
          <table:table-cell table:style-name="ce5" office:value-type="string" calcext:value-type="string">
            <text:p>mpi.ibm (default) with intel compiler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4" table:number-rows-repeated="104855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Junc" table:style-name="ta2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4" table:default-cell-style-name="ce18"/>
        <table:table-column table:style-name="co6" table:number-columns-repeated="768" table:default-cell-style-name="Default"/>
        <table:table-row table:style-name="ro5">
          <table:table-cell table:style-name="ce9" office:value-type="string" calcext:value-type="string" table:number-columns-spanned="10" table:number-rows-spanned="1">
            <text:p>TJUNC</text:p>
          </table:table-cell>
          <table:covered-table-cell table:number-columns-repeated="9" table:style-name="ce9"/>
          <table:table-cell table:number-columns-repeated="1011"/>
        </table:table-row>
        <table:table-row table:style-name="ro6">
          <table:table-cell table:style-name="ce10" table:number-columns-spanned="10" table:number-rows-spanned="1"/>
          <table:covered-table-cell table:number-columns-repeated="9" table:style-name="ce10"/>
          <table:table-cell table:style-name="ce30" table:number-columns-repeated="1011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ce29"/>
          <table:table-cell table:style-name="ce27" table:number-columns-repeated="1011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7267.3333333333" calcext:value-type="float">
            <text:p>17267</text:p>
          </table:table-cell>
          <table:table-cell table:style-name="ce17" office:value-type="float" office:value="264383.666666667" calcext:value-type="float">
            <text:p>264384</text:p>
          </table:table-cell>
          <table:table-cell table:style-name="ce17" office:value-type="float" office:value="154.333333333333" calcext:value-type="float">
            <text:p>154</text:p>
          </table:table-cell>
          <table:table-cell table:style-name="ce17" office:value-type="float" office:value="17267.3333333333" calcext:value-type="float">
            <text:p>17267</text:p>
          </table:table-cell>
          <table:table-cell table:style-name="ce25" office:value-type="float" office:value="6.50993566666667" calcext:value-type="float">
            <text:p>6.5099</text:p>
          </table:table-cell>
          <table:table-cell table:style-name="ce25" office:value-type="float" office:value="0.902977333333333" calcext:value-type="float">
            <text:p>0.9030</text:p>
          </table:table-cell>
          <table:table-cell table:style-name="ce25" office:value-type="float" office:value="12.6770543333333" calcext:value-type="float">
            <text:p>12.6771</text:p>
          </table:table-cell>
          <table:table-cell table:style-name="ce26" office:value-type="percentage" office:value="0.000586900663580247" calcext:value-type="percentage">
            <text:p>0.0587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6324.3333333333" calcext:value-type="float">
            <text:p>16324</text:p>
          </table:table-cell>
          <table:table-cell table:style-name="ce17" office:value-type="float" office:value="244763.666666667" calcext:value-type="float">
            <text:p>244764</text:p>
          </table:table-cell>
          <table:table-cell table:style-name="ce22" office:value-type="float" office:value="130.666666666667" calcext:value-type="float">
            <text:p>131</text:p>
          </table:table-cell>
          <table:table-cell table:style-name="ce17" office:value-type="float" office:value="16324.3333333333" calcext:value-type="float">
            <text:p>16324</text:p>
          </table:table-cell>
          <table:table-cell table:style-name="ce25" office:value-type="float" office:value="6.65746333333333" calcext:value-type="float">
            <text:p>6.6575</text:p>
          </table:table-cell>
          <table:table-cell table:style-name="ce25" office:value-type="float" office:value="0.812381666666667" calcext:value-type="float">
            <text:p>0.8124</text:p>
          </table:table-cell>
          <table:table-cell table:style-name="ce25" office:value-type="float" office:value="13.500792" calcext:value-type="float">
            <text:p>13.5008</text:p>
          </table:table-cell>
          <table:table-cell table:style-name="ce26" office:value-type="percentage" office:value="0.000625036666666667" calcext:value-type="percentage">
            <text:p>0.0625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6538.3333333333" calcext:value-type="float">
            <text:p>16538</text:p>
          </table:table-cell>
          <table:table-cell table:style-name="ce17" office:value-type="float" office:value="255692.333333333" calcext:value-type="float">
            <text:p>255692</text:p>
          </table:table-cell>
          <table:table-cell table:style-name="ce22" office:value-type="float" office:value="189.333333333333" calcext:value-type="float">
            <text:p>189</text:p>
          </table:table-cell>
          <table:table-cell table:style-name="ce17" office:value-type="float" office:value="16538.3333333333" calcext:value-type="float">
            <text:p>16538</text:p>
          </table:table-cell>
          <table:table-cell table:style-name="ce25" office:value-type="float" office:value="6.44445166666667" calcext:value-type="float">
            <text:p>6.4445</text:p>
          </table:table-cell>
          <table:table-cell table:style-name="ce25" office:value-type="float" office:value="1.213205" calcext:value-type="float">
            <text:p>1.2132</text:p>
          </table:table-cell>
          <table:table-cell table:style-name="ce25" office:value-type="float" office:value="11.8199916666667" calcext:value-type="float">
            <text:p>11.8200</text:p>
          </table:table-cell>
          <table:table-cell table:style-name="ce26" office:value-type="percentage" office:value="0.000547221836419753" calcext:value-type="percentage">
            <text:p>0.0547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191" calcext:value-type="float">
            <text:p>20191</text:p>
          </table:table-cell>
          <table:table-cell table:style-name="ce17" office:value-type="float" office:value="254765.333333333" calcext:value-type="float">
            <text:p>254765</text:p>
          </table:table-cell>
          <table:table-cell table:style-name="ce22" office:value-type="float" office:value="147" calcext:value-type="float">
            <text:p>147</text:p>
          </table:table-cell>
          <table:table-cell table:style-name="ce17" office:value-type="float" office:value="20191" calcext:value-type="float">
            <text:p>20191</text:p>
          </table:table-cell>
          <table:table-cell table:style-name="ce25" office:value-type="float" office:value="7.91627433333333" calcext:value-type="float">
            <text:p>7.9163</text:p>
          </table:table-cell>
          <table:table-cell table:style-name="ce25" office:value-type="float" office:value="0.733164" calcext:value-type="float">
            <text:p>0.7332</text:p>
          </table:table-cell>
          <table:table-cell table:style-name="ce25" office:value-type="float" office:value="13.600104" calcext:value-type="float">
            <text:p>13.6001</text:p>
          </table:table-cell>
          <table:table-cell table:style-name="ce26" office:value-type="percentage" office:value="0.000629634444444444" calcext:value-type="percentage">
            <text:p>0.0630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7383.3333333333" calcext:value-type="float">
            <text:p>17383</text:p>
          </table:table-cell>
          <table:table-cell table:style-name="ce17" office:value-type="float" office:value="257179.333333333" calcext:value-type="float">
            <text:p>257179</text:p>
          </table:table-cell>
          <table:table-cell table:style-name="ce22" office:value-type="float" office:value="149" calcext:value-type="float">
            <text:p>149</text:p>
          </table:table-cell>
          <table:table-cell table:style-name="ce17" office:value-type="float" office:value="17383.3333333333" calcext:value-type="float">
            <text:p>17383</text:p>
          </table:table-cell>
          <table:table-cell table:style-name="ce25" office:value-type="float" office:value="6.75645633333333" calcext:value-type="float">
            <text:p>6.7565</text:p>
          </table:table-cell>
          <table:table-cell table:style-name="ce25" office:value-type="float" office:value="0.858421" calcext:value-type="float">
            <text:p>0.8584</text:p>
          </table:table-cell>
          <table:table-cell table:style-name="ce25" office:value-type="float" office:value="12.077126" calcext:value-type="float">
            <text:p>12.0771</text:p>
          </table:table-cell>
          <table:table-cell table:style-name="ce26" office:value-type="percentage" office:value="0.000559126203703704" calcext:value-type="percentage">
            <text:p>0.0559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3" table:number-columns-spanned="10" table:number-rows-spanned="2"/>
          <table:covered-table-cell table:number-columns-repeated="8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covered-table-cell table:number-columns-repeated="9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Default" table:number-columns-repeated="18"/>
          <table:table-cell table:style-name="ce27" table:number-columns-repeated="994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759313" calcext:value-type="float">
            <text:p>759313</text:p>
          </table:table-cell>
          <table:table-cell table:style-name="ce17" office:value-type="float" office:value="44943705.3333333" calcext:value-type="float">
            <text:p>44943705</text:p>
          </table:table-cell>
          <table:table-cell table:style-name="ce22" office:value-type="float" office:value="16" calcext:value-type="float">
            <text:p>16</text:p>
          </table:table-cell>
          <table:table-cell table:style-name="ce17" office:value-type="float" office:value="759313" calcext:value-type="float">
            <text:p>759313</text:p>
          </table:table-cell>
          <table:table-cell table:style-name="ce25" office:value-type="float" office:value="1.68960333333333" calcext:value-type="float">
            <text:p>1.6896</text:p>
          </table:table-cell>
          <table:table-cell table:style-name="ce25" office:value-type="float" office:value="0.002125" calcext:value-type="float">
            <text:p>0.0021</text:p>
          </table:table-cell>
          <table:table-cell table:style-name="ce25" office:value-type="float" office:value="380.0295" calcext:value-type="float">
            <text:p>380.0295</text:p>
          </table:table-cell>
          <table:table-cell table:style-name="ce26" office:value-type="percentage" office:value="0.0175939583333333" calcext:value-type="percentage">
            <text:p>1.7594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929933.666666667" calcext:value-type="float">
            <text:p>929934</text:p>
          </table:table-cell>
          <table:table-cell table:style-name="ce17" office:value-type="float" office:value="39689660.3333333" calcext:value-type="float">
            <text:p>39689660</text:p>
          </table:table-cell>
          <table:table-cell table:style-name="ce22" office:value-type="float" office:value="11.6666666666667" calcext:value-type="float">
            <text:p>12</text:p>
          </table:table-cell>
          <table:table-cell table:style-name="ce17" office:value-type="float" office:value="929933.666666667" calcext:value-type="float">
            <text:p>929934</text:p>
          </table:table-cell>
          <table:table-cell table:style-name="ce25" office:value-type="float" office:value="2.34309633333333" calcext:value-type="float">
            <text:p>2.3431</text:p>
          </table:table-cell>
          <table:table-cell table:style-name="ce25" office:value-type="float" office:value="0.00123866666666667" calcext:value-type="float">
            <text:p>0.0012</text:p>
          </table:table-cell>
          <table:table-cell table:style-name="ce25" office:value-type="float" office:value="1199.58085133333" calcext:value-type="float">
            <text:p>1199.5809</text:p>
          </table:table-cell>
          <table:table-cell table:style-name="ce26" office:value-type="percentage" office:value="0.0555361505246914" calcext:value-type="percentage">
            <text:p>5.553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830576" calcext:value-type="float">
            <text:p>1830576</text:p>
          </table:table-cell>
          <table:table-cell table:style-name="ce17" office:value-type="float" office:value="35315765" calcext:value-type="float">
            <text:p>35315765</text:p>
          </table:table-cell>
          <table:table-cell table:style-name="ce22" office:value-type="float" office:value="37" calcext:value-type="float">
            <text:p>37</text:p>
          </table:table-cell>
          <table:table-cell table:style-name="ce17" office:value-type="float" office:value="1830576" calcext:value-type="float">
            <text:p>1830576</text:p>
          </table:table-cell>
          <table:table-cell table:style-name="ce25" office:value-type="float" office:value="5.18352766666667" calcext:value-type="float">
            <text:p>5.1835</text:p>
          </table:table-cell>
          <table:table-cell table:style-name="ce25" office:value-type="float" office:value="0.002019" calcext:value-type="float">
            <text:p>0.0020</text:p>
          </table:table-cell>
          <table:table-cell table:style-name="ce25" office:value-type="float" office:value="1102.587565" calcext:value-type="float">
            <text:p>1102.5876</text:p>
          </table:table-cell>
          <table:table-cell table:style-name="ce26" office:value-type="percentage" office:value="0.0510457206018519" calcext:value-type="percentage">
            <text:p>5.104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814613.66666667" calcext:value-type="float">
            <text:p>1814614</text:p>
          </table:table-cell>
          <table:table-cell table:style-name="ce17" office:value-type="float" office:value="35672378.3333333" calcext:value-type="float">
            <text:p>35672378</text:p>
          </table:table-cell>
          <table:table-cell table:style-name="ce22" office:value-type="float" office:value="40.6666666666667" calcext:value-type="float">
            <text:p>41</text:p>
          </table:table-cell>
          <table:table-cell table:style-name="ce17" office:value-type="float" office:value="1814613.66666667" calcext:value-type="float">
            <text:p>1814614</text:p>
          </table:table-cell>
          <table:table-cell table:style-name="ce25" office:value-type="float" office:value="5.087626" calcext:value-type="float">
            <text:p>5.0876</text:p>
          </table:table-cell>
          <table:table-cell table:style-name="ce25" office:value-type="float" office:value="0.00221866666666667" calcext:value-type="float">
            <text:p>0.0022</text:p>
          </table:table-cell>
          <table:table-cell table:style-name="ce25" office:value-type="float" office:value="1073.93807" calcext:value-type="float">
            <text:p>1073.9381</text:p>
          </table:table-cell>
          <table:table-cell table:style-name="ce26" office:value-type="percentage" office:value="0.0497193550925926" calcext:value-type="percentage">
            <text:p>4.9719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833419.33333333" calcext:value-type="float">
            <text:p>1833419</text:p>
          </table:table-cell>
          <table:table-cell table:style-name="ce17" office:value-type="float" office:value="35648187.6666667" calcext:value-type="float">
            <text:p>35648188</text:p>
          </table:table-cell>
          <table:table-cell table:style-name="ce22" office:value-type="float" office:value="43" calcext:value-type="float">
            <text:p>43</text:p>
          </table:table-cell>
          <table:table-cell table:style-name="ce17" office:value-type="float" office:value="1833419.33333333" calcext:value-type="float">
            <text:p>1833419</text:p>
          </table:table-cell>
          <table:table-cell table:style-name="ce25" office:value-type="float" office:value="5.143038" calcext:value-type="float">
            <text:p>5.1430</text:p>
          </table:table-cell>
          <table:table-cell table:style-name="ce25" office:value-type="float" office:value="0.002343" calcext:value-type="float">
            <text:p>0.0023</text:p>
          </table:table-cell>
          <table:table-cell table:style-name="ce25" office:value-type="float" office:value="1076.447713" calcext:value-type="float">
            <text:p>1076.4477</text:p>
          </table:table-cell>
          <table:table-cell table:style-name="ce26" office:value-type="percentage" office:value="0.0498355422685185" calcext:value-type="percentage">
            <text:p>4.983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3" table:number-columns-spanned="10" table:number-rows-spanned="2"/>
          <table:covered-table-cell table:number-columns-repeated="8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covered-table-cell table:number-columns-repeated="9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style-name="Default" table:number-columns-repeated="18"/>
          <table:table-cell table:style-name="ce27" table:number-columns-repeated="994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1873" calcext:value-type="float">
            <text:p>21873</text:p>
          </table:table-cell>
          <table:table-cell table:style-name="ce17" office:value-type="float" office:value="255790.666666667" calcext:value-type="float">
            <text:p>255791</text:p>
          </table:table-cell>
          <table:table-cell table:style-name="ce22" office:value-type="float" office:value="37.6666666666667" calcext:value-type="float">
            <text:p>38</text:p>
          </table:table-cell>
          <table:table-cell table:style-name="ce17" office:value-type="float" office:value="21873" calcext:value-type="float">
            <text:p>21873</text:p>
          </table:table-cell>
          <table:table-cell table:style-name="ce25" office:value-type="float" office:value="8.549901" calcext:value-type="float">
            <text:p>8.5499</text:p>
          </table:table-cell>
          <table:table-cell table:style-name="ce25" office:value-type="float" office:value="0.171871666666667" calcext:value-type="float">
            <text:p>0.1719</text:p>
          </table:table-cell>
          <table:table-cell table:style-name="ce25" office:value-type="float" office:value="12.2214646666667" calcext:value-type="float">
            <text:p>12.2215</text:p>
          </table:table-cell>
          <table:table-cell table:style-name="ce26" office:value-type="percentage" office:value="0.000565808549382716" calcext:value-type="percentage">
            <text:p>0.056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1466" calcext:value-type="float">
            <text:p>21466</text:p>
          </table:table-cell>
          <table:table-cell table:style-name="ce17" office:value-type="float" office:value="255233" calcext:value-type="float">
            <text:p>255233</text:p>
          </table:table-cell>
          <table:table-cell table:style-name="ce22" office:value-type="float" office:value="29.6666666666667" calcext:value-type="float">
            <text:p>30</text:p>
          </table:table-cell>
          <table:table-cell table:style-name="ce17" office:value-type="float" office:value="21466" calcext:value-type="float">
            <text:p>21466</text:p>
          </table:table-cell>
          <table:table-cell table:style-name="ce25" office:value-type="float" office:value="8.42875466666666" calcext:value-type="float">
            <text:p>8.4288</text:p>
          </table:table-cell>
          <table:table-cell table:style-name="ce25" office:value-type="float" office:value="0.138021333333333" calcext:value-type="float">
            <text:p>0.1380</text:p>
          </table:table-cell>
          <table:table-cell table:style-name="ce25" office:value-type="float" office:value="15.2366663333333" calcext:value-type="float">
            <text:p>15.2367</text:p>
          </table:table-cell>
          <table:table-cell table:style-name="ce26" office:value-type="percentage" office:value="0.000705401219135803" calcext:value-type="percentage">
            <text:p>0.0705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2795.3333333333" calcext:value-type="float">
            <text:p>22795</text:p>
          </table:table-cell>
          <table:table-cell table:style-name="ce17" office:value-type="float" office:value="248001" calcext:value-type="float">
            <text:p>248001</text:p>
          </table:table-cell>
          <table:table-cell table:style-name="ce22" office:value-type="float" office:value="33.6666666666667" calcext:value-type="float">
            <text:p>34</text:p>
          </table:table-cell>
          <table:table-cell table:style-name="ce17" office:value-type="float" office:value="22795.3333333333" calcext:value-type="float">
            <text:p>22795</text:p>
          </table:table-cell>
          <table:table-cell table:style-name="ce25" office:value-type="float" office:value="9.197687" calcext:value-type="float">
            <text:p>9.1977</text:p>
          </table:table-cell>
          <table:table-cell table:style-name="ce25" office:value-type="float" office:value="0.151892" calcext:value-type="float">
            <text:p>0.1519</text:p>
          </table:table-cell>
          <table:table-cell table:style-name="ce25" office:value-type="float" office:value="13.5834083333333" calcext:value-type="float">
            <text:p>13.5834</text:p>
          </table:table-cell>
          <table:table-cell table:style-name="ce26" office:value-type="percentage" office:value="0.00062886149691358" calcext:value-type="percentage">
            <text:p>0.0629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136.6666666667" calcext:value-type="float">
            <text:p>20137</text:p>
          </table:table-cell>
          <table:table-cell table:style-name="ce17" office:value-type="float" office:value="254392.666666667" calcext:value-type="float">
            <text:p>254393</text:p>
          </table:table-cell>
          <table:table-cell table:style-name="ce22" office:value-type="float" office:value="42" calcext:value-type="float">
            <text:p>42</text:p>
          </table:table-cell>
          <table:table-cell table:style-name="ce17" office:value-type="float" office:value="20136.6666666667" calcext:value-type="float">
            <text:p>20137</text:p>
          </table:table-cell>
          <table:table-cell table:style-name="ce25" office:value-type="float" office:value="7.91875633333333" calcext:value-type="float">
            <text:p>7.9188</text:p>
          </table:table-cell>
          <table:table-cell table:style-name="ce25" office:value-type="float" office:value="0.208311" calcext:value-type="float">
            <text:p>0.2083</text:p>
          </table:table-cell>
          <table:table-cell table:style-name="ce25" office:value-type="float" office:value="14.850435" calcext:value-type="float">
            <text:p>14.8504</text:p>
          </table:table-cell>
          <table:table-cell table:style-name="ce26" office:value-type="percentage" office:value="0.000687520138888889" calcext:value-type="percentage">
            <text:p>0.0688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1163" calcext:value-type="float">
            <text:p>21163</text:p>
          </table:table-cell>
          <table:table-cell table:style-name="ce17" office:value-type="float" office:value="259062" calcext:value-type="float">
            <text:p>259062</text:p>
          </table:table-cell>
          <table:table-cell table:style-name="ce22" office:value-type="float" office:value="45.6666666666667" calcext:value-type="float">
            <text:p>46</text:p>
          </table:table-cell>
          <table:table-cell table:style-name="ce17" office:value-type="float" office:value="21163" calcext:value-type="float">
            <text:p>21163</text:p>
          </table:table-cell>
          <table:table-cell table:style-name="ce25" office:value-type="float" office:value="8.17231133333333" calcext:value-type="float">
            <text:p>8.1723</text:p>
          </table:table-cell>
          <table:table-cell table:style-name="ce25" office:value-type="float" office:value="0.216181" calcext:value-type="float">
            <text:p>0.2162</text:p>
          </table:table-cell>
          <table:table-cell table:style-name="ce25" office:value-type="float" office:value="7.93839233333333" calcext:value-type="float">
            <text:p>7.9384</text:p>
          </table:table-cell>
          <table:table-cell table:style-name="ce26" office:value-type="percentage" office:value="0.000367518163580247" calcext:value-type="percentage">
            <text:p>0.0368%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31" table:number-columns-repeated="1011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 table:number-columns-repeated="2"/>
          <table:table-cell table:number-columns-repeated="1011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 table:number-columns-repeated="2"/>
          <table:table-cell table:number-columns-repeated="1011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92637.3333333333" calcext:value-type="float">
            <text:p>92637</text:p>
          </table:table-cell>
          <table:table-cell table:style-name="ce21" office:value-type="percentage" office:value="0.151284815121919" calcext:value-type="percentage">
            <text:p>15.13%</text:p>
          </table:table-cell>
          <table:table-cell table:style-name="ce23" office:value-type="float" office:value="381903" calcext:value-type="float">
            <text:p>381903</text:p>
          </table:table-cell>
          <table:table-cell table:style-name="ce21" office:value-type="percentage" office:value="0.623422573052422" calcext:value-type="percentage">
            <text:p>62.34%</text:p>
          </table:table-cell>
          <table:table-cell table:style-name="ce23" office:value-type="float" office:value="140593" calcext:value-type="float">
            <text:p>140593</text:p>
          </table:table-cell>
          <table:table-cell table:style-name="ce21" office:value-type="percentage" office:value="0.225292611825659" calcext:value-type="percentage">
            <text:p>22.53%</text:p>
          </table:table-cell>
          <table:table-cell table:style-name="ce23" office:value-type="float" office:value="615133.333333333" calcext:value-type="float">
            <text:p>615133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00732.333333333" calcext:value-type="float">
            <text:p>100732</text:p>
          </table:table-cell>
          <table:table-cell table:style-name="ce21" office:value-type="percentage" office:value="0.302422473559214" calcext:value-type="percentage">
            <text:p>30.24%</text:p>
          </table:table-cell>
          <table:table-cell table:style-name="ce23" office:value-type="float" office:value="126059" calcext:value-type="float">
            <text:p>126059</text:p>
          </table:table-cell>
          <table:table-cell table:style-name="ce21" office:value-type="percentage" office:value="0.383932324157931" calcext:value-type="percentage">
            <text:p>38.39%</text:p>
          </table:table-cell>
          <table:table-cell table:style-name="ce23" office:value-type="float" office:value="103485.333333333" calcext:value-type="float">
            <text:p>103485</text:p>
          </table:table-cell>
          <table:table-cell table:style-name="ce21" office:value-type="percentage" office:value="0.313645202282855" calcext:value-type="percentage">
            <text:p>31.36%</text:p>
          </table:table-cell>
          <table:table-cell table:style-name="ce23" office:value-type="float" office:value="330276.666666667" calcext:value-type="float">
            <text:p>330277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94303" calcext:value-type="float">
            <text:p>94303</text:p>
          </table:table-cell>
          <table:table-cell table:style-name="ce21" office:value-type="percentage" office:value="0.245188501133066" calcext:value-type="percentage">
            <text:p>24.52%</text:p>
          </table:table-cell>
          <table:table-cell table:style-name="ce23" office:value-type="float" office:value="99074.3333333333" calcext:value-type="float">
            <text:p>99074</text:p>
          </table:table-cell>
          <table:table-cell table:style-name="ce21" office:value-type="percentage" office:value="0.251739698016886" calcext:value-type="percentage">
            <text:p>25.17%</text:p>
          </table:table-cell>
          <table:table-cell table:style-name="ce23" office:value-type="float" office:value="346610.333333333" calcext:value-type="float">
            <text:p>346610</text:p>
          </table:table-cell>
          <table:table-cell table:style-name="ce21" office:value-type="percentage" office:value="0.503071800850048" calcext:value-type="percentage">
            <text:p>50.31%</text:p>
          </table:table-cell>
          <table:table-cell table:style-name="ce23" office:value-type="float" office:value="539987.666666667" calcext:value-type="float">
            <text:p>539988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08996.333333333" calcext:value-type="float">
            <text:p>108996</text:p>
          </table:table-cell>
          <table:table-cell table:style-name="ce21" office:value-type="percentage" office:value="0.334385966865312" calcext:value-type="percentage">
            <text:p>33.44%</text:p>
          </table:table-cell>
          <table:table-cell table:style-name="ce23" office:value-type="float" office:value="101398.666666667" calcext:value-type="float">
            <text:p>101399</text:p>
          </table:table-cell>
          <table:table-cell table:style-name="ce21" office:value-type="percentage" office:value="0.32194305732211" calcext:value-type="percentage">
            <text:p>32.19%</text:p>
          </table:table-cell>
          <table:table-cell table:style-name="ce23" office:value-type="float" office:value="108076.666666667" calcext:value-type="float">
            <text:p>108077</text:p>
          </table:table-cell>
          <table:table-cell table:style-name="ce21" office:value-type="percentage" office:value="0.343670975812578" calcext:value-type="percentage">
            <text:p>34.37%</text:p>
          </table:table-cell>
          <table:table-cell table:style-name="ce23" office:value-type="float" office:value="318471.666666667" calcext:value-type="float">
            <text:p>318472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93075" calcext:value-type="float">
            <text:p>93075</text:p>
          </table:table-cell>
          <table:table-cell table:style-name="ce21" office:value-type="percentage" office:value="0.313126924903873" calcext:value-type="percentage">
            <text:p>31.31%</text:p>
          </table:table-cell>
          <table:table-cell table:style-name="ce23" office:value-type="float" office:value="102672.666666667" calcext:value-type="float">
            <text:p>102673</text:p>
          </table:table-cell>
          <table:table-cell table:style-name="ce21" office:value-type="percentage" office:value="0.348583807026408" calcext:value-type="percentage">
            <text:p>34.86%</text:p>
          </table:table-cell>
          <table:table-cell table:style-name="ce23" office:value-type="float" office:value="100397.333333333" calcext:value-type="float">
            <text:p>100397</text:p>
          </table:table-cell>
          <table:table-cell table:style-name="ce21" office:value-type="percentage" office:value="0.338289268069719" calcext:value-type="percentage">
            <text:p>33.83%</text:p>
          </table:table-cell>
          <table:table-cell table:style-name="ce23" office:value-type="float" office:value="296145" calcext:value-type="float">
            <text:p>296145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7" table:number-columns-repeated="1011"/>
        </table:table-row>
        <table:table-row table:style-name="ro6">
          <table:table-cell table:number-columns-repeated="10"/>
          <table:table-cell table:style-name="ce31" table:number-columns-repeated="1011"/>
        </table:table-row>
        <table:table-row table:style-name="ro6" table:number-rows-repeated="8">
          <table:table-cell table:number-columns-repeated="1021"/>
        </table:table-row>
        <table:table-row table:style-name="ro6">
          <table:table-cell table:number-columns-repeated="10"/>
          <table:table-cell table:style-name="ce27" table:number-columns-repeated="1011"/>
        </table:table-row>
        <table:table-row table:style-name="ro6">
          <table:table-cell table:number-columns-repeated="10"/>
          <table:table-cell table:style-name="ce28" table:number-columns-repeated="1011"/>
        </table:table-row>
        <table:table-row table:style-name="ro6" table:number-rows-repeated="1048528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Cojack" table:style-name="ta3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3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7">
          <table:table-cell table:style-name="ce9" office:value-type="string" calcext:value-type="string" table:number-columns-spanned="11" table:number-rows-spanned="1">
            <text:p>Cojack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33" table:number-columns-spanned="11" table:number-rows-spanned="1"/>
          <table:covered-table-cell table:number-columns-repeated="10" table:style-name="ce33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22845" calcext:value-type="float">
            <text:p>222845</text:p>
          </table:table-cell>
          <table:table-cell table:style-name="ce17" office:value-type="float" office:value="6067046.33333333" calcext:value-type="float">
            <text:p>6067046</text:p>
          </table:table-cell>
          <table:table-cell table:style-name="ce22" office:value-type="float" office:value="36492" calcext:value-type="float">
            <text:p>36492</text:p>
          </table:table-cell>
          <table:table-cell table:style-name="ce17" office:value-type="float" office:value="222845" calcext:value-type="float">
            <text:p>222845</text:p>
          </table:table-cell>
          <table:table-cell table:style-name="ce25" office:value-type="float" office:value="3.66699066666667" calcext:value-type="float">
            <text:p>3.6670</text:p>
          </table:table-cell>
          <table:table-cell table:style-name="ce25" office:value-type="float" office:value="15.857785" calcext:value-type="float">
            <text:p>15.8578</text:p>
          </table:table-cell>
          <table:table-cell table:style-name="ce25" office:value-type="float" office:value="16.895447" calcext:value-type="float">
            <text:p>16.8954</text:p>
          </table:table-cell>
          <table:table-cell table:style-name="ce26" office:value-type="percentage" office:value="0.00078219662037037" calcext:value-type="percentage">
            <text:p>0.078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20778.666666667" calcext:value-type="float">
            <text:p>220779</text:p>
          </table:table-cell>
          <table:table-cell table:style-name="ce17" office:value-type="float" office:value="5936822.33333333" calcext:value-type="float">
            <text:p>5936822</text:p>
          </table:table-cell>
          <table:table-cell table:style-name="ce22" office:value-type="float" office:value="33678" calcext:value-type="float">
            <text:p>33678</text:p>
          </table:table-cell>
          <table:table-cell table:style-name="ce17" office:value-type="float" office:value="220778.666666667" calcext:value-type="float">
            <text:p>220779</text:p>
          </table:table-cell>
          <table:table-cell table:style-name="ce25" office:value-type="float" office:value="3.724332" calcext:value-type="float">
            <text:p>3.7243</text:p>
          </table:table-cell>
          <table:table-cell table:style-name="ce25" office:value-type="float" office:value="15.1754903333333" calcext:value-type="float">
            <text:p>15.1755</text:p>
          </table:table-cell>
          <table:table-cell table:style-name="ce25" office:value-type="float" office:value="17.4675996666667" calcext:value-type="float">
            <text:p>17.4676</text:p>
          </table:table-cell>
          <table:table-cell table:style-name="ce26" office:value-type="percentage" office:value="0.000808685169753086" calcext:value-type="percentage">
            <text:p>0.080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67881" calcext:value-type="float">
            <text:p>267881</text:p>
          </table:table-cell>
          <table:table-cell table:style-name="ce17" office:value-type="float" office:value="12523754.3333333" calcext:value-type="float">
            <text:p>12523754</text:p>
          </table:table-cell>
          <table:table-cell table:style-name="ce22" office:value-type="float" office:value="73364.6666666667" calcext:value-type="float">
            <text:p>73365</text:p>
          </table:table-cell>
          <table:table-cell table:style-name="ce17" office:value-type="float" office:value="267881" calcext:value-type="float">
            <text:p>267881</text:p>
          </table:table-cell>
          <table:table-cell table:style-name="ce25" office:value-type="float" office:value="2.55128133333333" calcext:value-type="float">
            <text:p>2.5513</text:p>
          </table:table-cell>
          <table:table-cell table:style-name="ce25" office:value-type="float" office:value="27.9545043333333" calcext:value-type="float">
            <text:p>27.9545</text:p>
          </table:table-cell>
          <table:table-cell table:style-name="ce25" office:value-type="float" office:value="16.3137633333333" calcext:value-type="float">
            <text:p>16.3138</text:p>
          </table:table-cell>
          <table:table-cell table:style-name="ce26" office:value-type="percentage" office:value="0.000755266820987654" calcext:value-type="percentage">
            <text:p>0.075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66018.666666667" calcext:value-type="float">
            <text:p>266019</text:p>
          </table:table-cell>
          <table:table-cell table:style-name="ce17" office:value-type="float" office:value="5939593.66666667" calcext:value-type="float">
            <text:p>5939594</text:p>
          </table:table-cell>
          <table:table-cell table:style-name="ce22" office:value-type="float" office:value="72556.3333333333" calcext:value-type="float">
            <text:p>72556</text:p>
          </table:table-cell>
          <table:table-cell table:style-name="ce17" office:value-type="float" office:value="266018.666666667" calcext:value-type="float">
            <text:p>266019</text:p>
          </table:table-cell>
          <table:table-cell table:style-name="ce25" office:value-type="float" office:value="4.47414766666667" calcext:value-type="float">
            <text:p>4.4741</text:p>
          </table:table-cell>
          <table:table-cell table:style-name="ce25" office:value-type="float" office:value="27.2399093333333" calcext:value-type="float">
            <text:p>27.2399</text:p>
          </table:table-cell>
          <table:table-cell table:style-name="ce25" office:value-type="float" office:value="16.817981" calcext:value-type="float">
            <text:p>16.8180</text:p>
          </table:table-cell>
          <table:table-cell table:style-name="ce26" office:value-type="percentage" office:value="0.000778610231481481" calcext:value-type="percentage">
            <text:p>0.077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60606.666666667" calcext:value-type="float">
            <text:p>260607</text:p>
          </table:table-cell>
          <table:table-cell table:style-name="ce17" office:value-type="float" office:value="5876799.66666667" calcext:value-type="float">
            <text:p>5876800</text:p>
          </table:table-cell>
          <table:table-cell table:style-name="ce22" office:value-type="float" office:value="70885" calcext:value-type="float">
            <text:p>70885</text:p>
          </table:table-cell>
          <table:table-cell table:style-name="ce17" office:value-type="float" office:value="260606.666666667" calcext:value-type="float">
            <text:p>260607</text:p>
          </table:table-cell>
          <table:table-cell table:style-name="ce25" office:value-type="float" office:value="4.44137633333333" calcext:value-type="float">
            <text:p>4.4414</text:p>
          </table:table-cell>
          <table:table-cell table:style-name="ce25" office:value-type="float" office:value="27.3995073333333" calcext:value-type="float">
            <text:p>27.3995</text:p>
          </table:table-cell>
          <table:table-cell table:style-name="ce25" office:value-type="float" office:value="16.682816" calcext:value-type="float">
            <text:p>16.6828</text:p>
          </table:table-cell>
          <table:table-cell table:style-name="ce26" office:value-type="percentage" office:value="0.000772352592592593" calcext:value-type="percentage">
            <text:p>0.0772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 table:number-columns-repeated="1013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50547559.3333333" calcext:value-type="float">
            <text:p>50547559</text:p>
          </table:table-cell>
          <table:table-cell table:style-name="ce17" office:value-type="float" office:value="1980663978.33333" calcext:value-type="float">
            <text:p>1980663978</text:p>
          </table:table-cell>
          <table:table-cell table:style-name="ce22" office:value-type="float" office:value="25706242.6666667" calcext:value-type="float">
            <text:p>25706243</text:p>
          </table:table-cell>
          <table:table-cell table:style-name="ce17" office:value-type="float" office:value="50547559.3333333" calcext:value-type="float">
            <text:p>50547559</text:p>
          </table:table-cell>
          <table:table-cell table:style-name="ce25" office:value-type="float" office:value="2.55213233333333" calcext:value-type="float">
            <text:p>2.5521</text:p>
          </table:table-cell>
          <table:table-cell table:style-name="ce25" office:value-type="float" office:value="50.8594626666667" calcext:value-type="float">
            <text:p>50.8595</text:p>
          </table:table-cell>
          <table:table-cell table:style-name="ce25" office:value-type="float" office:value="380.837595333333" calcext:value-type="float">
            <text:p>380.8376</text:p>
          </table:table-cell>
          <table:table-cell table:style-name="ce26" office:value-type="percentage" office:value="0.017631370154321" calcext:value-type="percentage">
            <text:p>1.7631%</text:p>
          </table:table-cell>
          <table:table-cell table:number-columns-repeated="2"/>
          <table:table-cell table:style-name="ce31" table:number-columns-repeated="1013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51375454.666667" calcext:value-type="float">
            <text:p>151375455</text:p>
          </table:table-cell>
          <table:table-cell table:style-name="ce17" office:value-type="float" office:value="1638000585.33333" calcext:value-type="float">
            <text:p>1638000585</text:p>
          </table:table-cell>
          <table:table-cell table:style-name="ce22" office:value-type="float" office:value="114753775" calcext:value-type="float">
            <text:p>114753775</text:p>
          </table:table-cell>
          <table:table-cell table:style-name="ce17" office:value-type="float" office:value="151375454.666667" calcext:value-type="float">
            <text:p>151375455</text:p>
          </table:table-cell>
          <table:table-cell table:style-name="ce25" office:value-type="float" office:value="9.24148366666667" calcext:value-type="float">
            <text:p>9.2415</text:p>
          </table:table-cell>
          <table:table-cell table:style-name="ce25" office:value-type="float" office:value="75.8106713333333" calcext:value-type="float">
            <text:p>75.8107</text:p>
          </table:table-cell>
          <table:table-cell table:style-name="ce25" office:value-type="float" office:value="1115.55657966667" calcext:value-type="float">
            <text:p>1115.5566</text:p>
          </table:table-cell>
          <table:table-cell table:style-name="ce26" office:value-type="percentage" office:value="0.0516461379475309" calcext:value-type="percentage">
            <text:p>5.1646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995442542" calcext:value-type="float">
            <text:p>2995442542</text:p>
          </table:table-cell>
          <table:table-cell table:style-name="ce17" office:value-type="float" office:value="3970329322.66667" calcext:value-type="float">
            <text:p>3970329323</text:p>
          </table:table-cell>
          <table:table-cell table:style-name="ce22" office:value-type="float" office:value="2972595715.33333" calcext:value-type="float">
            <text:p>2972595715</text:p>
          </table:table-cell>
          <table:table-cell table:style-name="ce17" office:value-type="float" office:value="2995442542" calcext:value-type="float">
            <text:p>2995442542</text:p>
          </table:table-cell>
          <table:table-cell table:style-name="ce25" office:value-type="float" office:value="61.0601963333333" calcext:value-type="float">
            <text:p>61.0602</text:p>
          </table:table-cell>
          <table:table-cell table:style-name="ce25" office:value-type="float" office:value="93.560023" calcext:value-type="float">
            <text:p>93.5600</text:p>
          </table:table-cell>
          <table:table-cell table:style-name="ce25" office:value-type="float" office:value="669.839030333333" calcext:value-type="float">
            <text:p>669.8390</text:p>
          </table:table-cell>
          <table:table-cell table:style-name="ce26" office:value-type="percentage" office:value="0.0310110662191358" calcext:value-type="percentage">
            <text:p>3.1011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70595259.666667" calcext:value-type="float">
            <text:p>170595260</text:p>
          </table:table-cell>
          <table:table-cell table:style-name="ce17" office:value-type="float" office:value="1596135647.33333" calcext:value-type="float">
            <text:p>1596135647</text:p>
          </table:table-cell>
          <table:table-cell table:style-name="ce22" office:value-type="float" office:value="139865568.666667" calcext:value-type="float">
            <text:p>139865569</text:p>
          </table:table-cell>
          <table:table-cell table:style-name="ce17" office:value-type="float" office:value="170595259.666667" calcext:value-type="float">
            <text:p>170595260</text:p>
          </table:table-cell>
          <table:table-cell table:style-name="ce25" office:value-type="float" office:value="10.688174" calcext:value-type="float">
            <text:p>10.6882</text:p>
          </table:table-cell>
          <table:table-cell table:style-name="ce25" office:value-type="float" office:value="81.9856996666667" calcext:value-type="float">
            <text:p>81.9857</text:p>
          </table:table-cell>
          <table:table-cell table:style-name="ce25" office:value-type="float" office:value="721.646850666667" calcext:value-type="float">
            <text:p>721.6469</text:p>
          </table:table-cell>
          <table:table-cell table:style-name="ce26" office:value-type="percentage" office:value="0.0334095764197531" calcext:value-type="percentage">
            <text:p>3.341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70076548" calcext:value-type="float">
            <text:p>170076548</text:p>
          </table:table-cell>
          <table:table-cell table:style-name="ce17" office:value-type="float" office:value="1594802838.33333" calcext:value-type="float">
            <text:p>1594802838</text:p>
          </table:table-cell>
          <table:table-cell table:style-name="ce22" office:value-type="float" office:value="138922892.333333" calcext:value-type="float">
            <text:p>138922892</text:p>
          </table:table-cell>
          <table:table-cell table:style-name="ce17" office:value-type="float" office:value="170076548" calcext:value-type="float">
            <text:p>170076548</text:p>
          </table:table-cell>
          <table:table-cell table:style-name="ce25" office:value-type="float" office:value="10.664525" calcext:value-type="float">
            <text:p>10.6645</text:p>
          </table:table-cell>
          <table:table-cell table:style-name="ce25" office:value-type="float" office:value="81.680916" calcext:value-type="float">
            <text:p>81.6809</text:p>
          </table:table-cell>
          <table:table-cell table:style-name="ce25" office:value-type="float" office:value="690.678792333334" calcext:value-type="float">
            <text:p>690.6788</text:p>
          </table:table-cell>
          <table:table-cell table:style-name="ce26" office:value-type="percentage" office:value="0.0319758700154321" calcext:value-type="percentage">
            <text:p>3.1976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572552" calcext:value-type="float">
            <text:p>572552</text:p>
          </table:table-cell>
          <table:table-cell table:style-name="ce17" office:value-type="float" office:value="9611048.33333333" calcext:value-type="float">
            <text:p>9611048</text:p>
          </table:table-cell>
          <table:table-cell table:style-name="ce22" office:value-type="float" office:value="171723.333333333" calcext:value-type="float">
            <text:p>171723</text:p>
          </table:table-cell>
          <table:table-cell table:style-name="ce17" office:value-type="float" office:value="572552" calcext:value-type="float">
            <text:p>572552</text:p>
          </table:table-cell>
          <table:table-cell table:style-name="ce25" office:value-type="float" office:value="5.957249" calcext:value-type="float">
            <text:p>5.9572</text:p>
          </table:table-cell>
          <table:table-cell table:style-name="ce25" office:value-type="float" office:value="30.0898193333333" calcext:value-type="float">
            <text:p>30.0898</text:p>
          </table:table-cell>
          <table:table-cell table:style-name="ce25" office:value-type="float" office:value="18.172867" calcext:value-type="float">
            <text:p>18.1729</text:p>
          </table:table-cell>
          <table:table-cell table:style-name="ce26" office:value-type="percentage" office:value="0.000841336435185185" calcext:value-type="percentage">
            <text:p>0.0841%</text:p>
          </table:table-cell>
          <table:table-cell table:number-columns-repeated="2"/>
          <table:table-cell table:style-name="ce31"/>
          <table:table-cell table:style-name="ce27"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597273.666666667" calcext:value-type="float">
            <text:p>597274</text:p>
          </table:table-cell>
          <table:table-cell table:style-name="ce17" office:value-type="float" office:value="9692935" calcext:value-type="float">
            <text:p>9692935</text:p>
          </table:table-cell>
          <table:table-cell table:style-name="ce22" office:value-type="float" office:value="186846.666666667" calcext:value-type="float">
            <text:p>186847</text:p>
          </table:table-cell>
          <table:table-cell table:style-name="ce17" office:value-type="float" office:value="597273.666666667" calcext:value-type="float">
            <text:p>597274</text:p>
          </table:table-cell>
          <table:table-cell table:style-name="ce25" office:value-type="float" office:value="6.161803" calcext:value-type="float">
            <text:p>6.1618</text:p>
          </table:table-cell>
          <table:table-cell table:style-name="ce25" office:value-type="float" office:value="31.2872856666667" calcext:value-type="float">
            <text:p>31.2873</text:p>
          </table:table-cell>
          <table:table-cell table:style-name="ce25" office:value-type="float" office:value="20.7111606666667" calcext:value-type="float">
            <text:p>20.7112</text:p>
          </table:table-cell>
          <table:table-cell table:style-name="ce26" office:value-type="percentage" office:value="0.000958850030864197" calcext:value-type="percentage">
            <text:p>0.0959%</text:p>
          </table:table-cell>
          <table:table-cell table:number-columns-repeated="3"/>
          <table:table-cell table:style-name="ce31" table:number-columns-repeated="1012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53304" calcext:value-type="float">
            <text:p>653304</text:p>
          </table:table-cell>
          <table:table-cell table:style-name="ce17" office:value-type="float" office:value="9716993" calcext:value-type="float">
            <text:p>9716993</text:p>
          </table:table-cell>
          <table:table-cell table:style-name="ce22" office:value-type="float" office:value="173392" calcext:value-type="float">
            <text:p>173392</text:p>
          </table:table-cell>
          <table:table-cell table:style-name="ce17" office:value-type="float" office:value="653304" calcext:value-type="float">
            <text:p>653304</text:p>
          </table:table-cell>
          <table:table-cell table:style-name="ce25" office:value-type="float" office:value="6.72676566666667" calcext:value-type="float">
            <text:p>6.7268</text:p>
          </table:table-cell>
          <table:table-cell table:style-name="ce25" office:value-type="float" office:value="26.5499666666667" calcext:value-type="float">
            <text:p>26.5500</text:p>
          </table:table-cell>
          <table:table-cell table:style-name="ce25" office:value-type="float" office:value="16.5081136666667" calcext:value-type="float">
            <text:p>16.5081</text:p>
          </table:table-cell>
          <table:table-cell table:style-name="ce26" office:value-type="percentage" office:value="0.000764264521604938" calcext:value-type="percentage">
            <text:p>0.0764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595592.333333333" calcext:value-type="float">
            <text:p>595592</text:p>
          </table:table-cell>
          <table:table-cell table:style-name="ce17" office:value-type="float" office:value="9650547.33333333" calcext:value-type="float">
            <text:p>9650547</text:p>
          </table:table-cell>
          <table:table-cell table:style-name="ce22" office:value-type="float" office:value="187058" calcext:value-type="float">
            <text:p>187058</text:p>
          </table:table-cell>
          <table:table-cell table:style-name="ce17" office:value-type="float" office:value="595592.333333333" calcext:value-type="float">
            <text:p>595592</text:p>
          </table:table-cell>
          <table:table-cell table:style-name="ce25" office:value-type="float" office:value="6.172899" calcext:value-type="float">
            <text:p>6.1729</text:p>
          </table:table-cell>
          <table:table-cell table:style-name="ce25" office:value-type="float" office:value="31.42947" calcext:value-type="float">
            <text:p>31.4295</text:p>
          </table:table-cell>
          <table:table-cell table:style-name="ce25" office:value-type="float" office:value="21.2734323333333" calcext:value-type="float">
            <text:p>21.2734</text:p>
          </table:table-cell>
          <table:table-cell table:style-name="ce26" office:value-type="percentage" office:value="0.00098488112654321" calcext:value-type="percentage">
            <text:p>0.098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374381872" calcext:value-type="float">
            <text:p>1374381872</text:p>
          </table:table-cell>
          <table:table-cell table:style-name="ce17" office:value-type="float" office:value="905533463" calcext:value-type="float">
            <text:p>905533463</text:p>
          </table:table-cell>
          <table:table-cell table:style-name="ce22" office:value-type="float" office:value="1384627427.66667" calcext:value-type="float">
            <text:p>1384627428</text:p>
          </table:table-cell>
          <table:table-cell table:style-name="ce17" office:value-type="float" office:value="1374381872" calcext:value-type="float">
            <text:p>1374381872</text:p>
          </table:table-cell>
          <table:table-cell table:style-name="ce25" office:value-type="float" office:value="55.0180223333333" calcext:value-type="float">
            <text:p>55.0180</text:p>
          </table:table-cell>
          <table:table-cell table:style-name="ce25" office:value-type="float" office:value="54.2408523333333" calcext:value-type="float">
            <text:p>54.2409</text:p>
          </table:table-cell>
          <table:table-cell table:style-name="ce25" office:value-type="float" office:value="20.313501" calcext:value-type="float">
            <text:p>20.3135</text:p>
          </table:table-cell>
          <table:table-cell table:style-name="ce26" office:value-type="percentage" office:value="0.000940439861111111" calcext:value-type="percentage">
            <text:p>0.0940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684075.33333333" calcext:value-type="float">
            <text:p>1684075</text:p>
          </table:table-cell>
          <table:table-cell table:style-name="ce21" office:value-type="percentage" office:value="0.0818475320735257" calcext:value-type="percentage">
            <text:p>8.18%</text:p>
          </table:table-cell>
          <table:table-cell table:style-name="ce23" office:value-type="float" office:value="16791498" calcext:value-type="float">
            <text:p>16791498</text:p>
          </table:table-cell>
          <table:table-cell table:style-name="ce21" office:value-type="percentage" office:value="0.816067042392693" calcext:value-type="percentage">
            <text:p>81.61%</text:p>
          </table:table-cell>
          <table:table-cell table:style-name="ce23" office:value-type="float" office:value="2100966" calcext:value-type="float">
            <text:p>2100966</text:p>
          </table:table-cell>
          <table:table-cell table:style-name="ce21" office:value-type="percentage" office:value="0.102085425533781" calcext:value-type="percentage">
            <text:p>10.21%</text:p>
          </table:table-cell>
          <table:table-cell table:style-name="ce23" office:value-type="float" office:value="20576539.3333333" calcext:value-type="float">
            <text:p>2057653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630917.33333333" calcext:value-type="float">
            <text:p>1630917</text:p>
          </table:table-cell>
          <table:table-cell table:style-name="ce21" office:value-type="percentage" office:value="0.146226734266782" calcext:value-type="percentage">
            <text:p>14.62%</text:p>
          </table:table-cell>
          <table:table-cell table:style-name="ce23" office:value-type="float" office:value="7572094.66666667" calcext:value-type="float">
            <text:p>7572095</text:p>
          </table:table-cell>
          <table:table-cell table:style-name="ce21" office:value-type="percentage" office:value="0.679003606335927" calcext:value-type="percentage">
            <text:p>67.90%</text:p>
          </table:table-cell>
          <table:table-cell table:style-name="ce23" office:value-type="float" office:value="1949224" calcext:value-type="float">
            <text:p>1949224</text:p>
          </table:table-cell>
          <table:table-cell table:style-name="ce21" office:value-type="percentage" office:value="0.17476965939729" calcext:value-type="percentage">
            <text:p>17.48%</text:p>
          </table:table-cell>
          <table:table-cell table:style-name="ce23" office:value-type="float" office:value="11152236" calcext:value-type="float">
            <text:p>11152236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667855" calcext:value-type="float">
            <text:p>1667855</text:p>
          </table:table-cell>
          <table:table-cell table:style-name="ce21" office:value-type="percentage" office:value="0.155238823284135" calcext:value-type="percentage">
            <text:p>15.52%</text:p>
          </table:table-cell>
          <table:table-cell table:style-name="ce23" office:value-type="float" office:value="7056385.66666667" calcext:value-type="float">
            <text:p>7056386</text:p>
          </table:table-cell>
          <table:table-cell table:style-name="ce21" office:value-type="percentage" office:value="0.655278756338872" calcext:value-type="percentage">
            <text:p>65.53%</text:p>
          </table:table-cell>
          <table:table-cell table:style-name="ce23" office:value-type="float" office:value="2030399" calcext:value-type="float">
            <text:p>2030399</text:p>
          </table:table-cell>
          <table:table-cell table:style-name="ce21" office:value-type="percentage" office:value="0.189482420376993" calcext:value-type="percentage">
            <text:p>18.95%</text:p>
          </table:table-cell>
          <table:table-cell table:style-name="ce23" office:value-type="float" office:value="10754639.6666667" calcext:value-type="float">
            <text:p>10754640</text:p>
          </table:table-cell>
          <table:table-cell table:number-columns-repeated="4"/>
          <table:table-cell table:style-name="ce27" table:number-columns-repeated="1012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649824.33333333" calcext:value-type="float">
            <text:p>1649824</text:p>
          </table:table-cell>
          <table:table-cell table:style-name="ce21" office:value-type="percentage" office:value="0.161948640723926" calcext:value-type="percentage">
            <text:p>16.19%</text:p>
          </table:table-cell>
          <table:table-cell table:style-name="ce23" office:value-type="float" office:value="6604137.33333333" calcext:value-type="float">
            <text:p>6604137</text:p>
          </table:table-cell>
          <table:table-cell table:style-name="ce21" office:value-type="percentage" office:value="0.64845667419007" calcext:value-type="percentage">
            <text:p>64.85%</text:p>
          </table:table-cell>
          <table:table-cell table:style-name="ce23" office:value-type="float" office:value="1930799.33333333" calcext:value-type="float">
            <text:p>1930799</text:p>
          </table:table-cell>
          <table:table-cell table:style-name="ce21" office:value-type="percentage" office:value="0.189594685086004" calcext:value-type="percentage">
            <text:p>18.96%</text:p>
          </table:table-cell>
          <table:table-cell table:style-name="ce23" office:value-type="float" office:value="10184761" calcext:value-type="float">
            <text:p>10184761</text:p>
          </table:table-cell>
          <table:table-cell table:number-columns-repeated="4"/>
          <table:table-cell table:style-name="ce28" table:number-columns-repeated="1012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665862.33333333" calcext:value-type="float">
            <text:p>1665862</text:p>
          </table:table-cell>
          <table:table-cell table:style-name="ce21" office:value-type="percentage" office:value="0.165312459008207" calcext:value-type="percentage">
            <text:p>16.53%</text:p>
          </table:table-cell>
          <table:table-cell table:style-name="ce23" office:value-type="float" office:value="6547959.66666667" calcext:value-type="float">
            <text:p>6547960</text:p>
          </table:table-cell>
          <table:table-cell table:style-name="ce21" office:value-type="percentage" office:value="0.65012002194541" calcext:value-type="percentage">
            <text:p>65.01%</text:p>
          </table:table-cell>
          <table:table-cell table:style-name="ce23" office:value-type="float" office:value="1858919.33333333" calcext:value-type="float">
            <text:p>1858919</text:p>
          </table:table-cell>
          <table:table-cell table:style-name="ce21" office:value-type="percentage" office:value="0.184567519046383" calcext:value-type="percentage">
            <text:p>18.46%</text:p>
          </table:table-cell>
          <table:table-cell table:style-name="ce23" office:value-type="float" office:value="10072741.3333333" calcext:value-type="float">
            <text:p>10072741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ent" table:style-name="ta4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5">
          <table:table-cell table:style-name="ce9" office:value-type="string" calcext:value-type="string" table:number-columns-spanned="11" table:number-rows-spanned="1">
            <text:p>Pent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33" table:number-columns-spanned="11" table:number-rows-spanned="1"/>
          <table:covered-table-cell table:number-columns-repeated="10" table:style-name="ce33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/>
          <table:table-cell table:number-columns-repeated="1012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79131.3333333333" calcext:value-type="float">
            <text:p>79131</text:p>
          </table:table-cell>
          <table:table-cell table:style-name="ce17" office:value-type="float" office:value="2026176.66666667" calcext:value-type="float">
            <text:p>2026177</text:p>
          </table:table-cell>
          <table:table-cell table:style-name="ce22" office:value-type="float" office:value="681.666666666667" calcext:value-type="float">
            <text:p>682</text:p>
          </table:table-cell>
          <table:table-cell table:style-name="ce17" office:value-type="float" office:value="79131.3333333333" calcext:value-type="float">
            <text:p>79131</text:p>
          </table:table-cell>
          <table:table-cell table:style-name="ce25" office:value-type="float" office:value="3.905711" calcext:value-type="float">
            <text:p>3.9057</text:p>
          </table:table-cell>
          <table:table-cell table:style-name="ce25" office:value-type="float" office:value="0.856178666666667" calcext:value-type="float">
            <text:p>0.8562</text:p>
          </table:table-cell>
          <table:table-cell table:style-name="ce25" office:value-type="float" office:value="13.4060713333333" calcext:value-type="float">
            <text:p>13.4061</text:p>
          </table:table-cell>
          <table:table-cell table:style-name="ce26" office:value-type="percentage" office:value="0.000620651450617284" calcext:value-type="percentage">
            <text:p>0.0621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77548.3333333333" calcext:value-type="float">
            <text:p>77548</text:p>
          </table:table-cell>
          <table:table-cell table:style-name="ce17" office:value-type="float" office:value="2084252.66666667" calcext:value-type="float">
            <text:p>2084253</text:p>
          </table:table-cell>
          <table:table-cell table:style-name="ce22" office:value-type="float" office:value="744.333333333333" calcext:value-type="float">
            <text:p>744</text:p>
          </table:table-cell>
          <table:table-cell table:style-name="ce17" office:value-type="float" office:value="77548.3333333333" calcext:value-type="float">
            <text:p>77548</text:p>
          </table:table-cell>
          <table:table-cell table:style-name="ce25" office:value-type="float" office:value="3.71466233333333" calcext:value-type="float">
            <text:p>3.7147</text:p>
          </table:table-cell>
          <table:table-cell table:style-name="ce25" office:value-type="float" office:value="0.951011666666667" calcext:value-type="float">
            <text:p>0.9510</text:p>
          </table:table-cell>
          <table:table-cell table:style-name="ce25" office:value-type="float" office:value="13.7753266666667" calcext:value-type="float">
            <text:p>13.7753</text:p>
          </table:table-cell>
          <table:table-cell table:style-name="ce26" office:value-type="percentage" office:value="0.000637746604938272" calcext:value-type="percentage">
            <text:p>0.0638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87684" calcext:value-type="float">
            <text:p>87684</text:p>
          </table:table-cell>
          <table:table-cell table:style-name="ce17" office:value-type="float" office:value="2117704" calcext:value-type="float">
            <text:p>2117704</text:p>
          </table:table-cell>
          <table:table-cell table:style-name="ce22" office:value-type="float" office:value="2783.33333333333" calcext:value-type="float">
            <text:p>2783</text:p>
          </table:table-cell>
          <table:table-cell table:style-name="ce17" office:value-type="float" office:value="87684" calcext:value-type="float">
            <text:p>87684</text:p>
          </table:table-cell>
          <table:table-cell table:style-name="ce25" office:value-type="float" office:value="4.16357633333333" calcext:value-type="float">
            <text:p>4.1636</text:p>
          </table:table-cell>
          <table:table-cell table:style-name="ce25" office:value-type="float" office:value="3.100168" calcext:value-type="float">
            <text:p>3.1002</text:p>
          </table:table-cell>
          <table:table-cell table:style-name="ce25" office:value-type="float" office:value="13.6043476666667" calcext:value-type="float">
            <text:p>13.6043</text:p>
          </table:table-cell>
          <table:table-cell table:style-name="ce26" office:value-type="percentage" office:value="0.000629830910493827" calcext:value-type="percentage">
            <text:p>0.063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15688.333333333" calcext:value-type="float">
            <text:p>115688</text:p>
          </table:table-cell>
          <table:table-cell table:style-name="ce17" office:value-type="float" office:value="2409529.33333333" calcext:value-type="float">
            <text:p>2409529</text:p>
          </table:table-cell>
          <table:table-cell table:style-name="ce22" office:value-type="float" office:value="2545.66666666667" calcext:value-type="float">
            <text:p>2546</text:p>
          </table:table-cell>
          <table:table-cell table:style-name="ce17" office:value-type="float" office:value="115688.333333333" calcext:value-type="float">
            <text:p>115688</text:p>
          </table:table-cell>
          <table:table-cell table:style-name="ce25" office:value-type="float" office:value="4.62621066666667" calcext:value-type="float">
            <text:p>4.6262</text:p>
          </table:table-cell>
          <table:table-cell table:style-name="ce25" office:value-type="float" office:value="2.222587" calcext:value-type="float">
            <text:p>2.2226</text:p>
          </table:table-cell>
          <table:table-cell table:style-name="ce25" office:value-type="float" office:value="13.6326523333333" calcext:value-type="float">
            <text:p>13.6327</text:p>
          </table:table-cell>
          <table:table-cell table:style-name="ce26" office:value-type="percentage" office:value="0.000631141311728395" calcext:value-type="percentage">
            <text:p>0.0631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85714.6666666667" calcext:value-type="float">
            <text:p>85715</text:p>
          </table:table-cell>
          <table:table-cell table:style-name="ce17" office:value-type="float" office:value="2044998.33333333" calcext:value-type="float">
            <text:p>2044998</text:p>
          </table:table-cell>
          <table:table-cell table:style-name="ce22" office:value-type="float" office:value="2789" calcext:value-type="float">
            <text:p>2789</text:p>
          </table:table-cell>
          <table:table-cell table:style-name="ce17" office:value-type="float" office:value="85714.6666666667" calcext:value-type="float">
            <text:p>85715</text:p>
          </table:table-cell>
          <table:table-cell table:style-name="ce25" office:value-type="float" office:value="4.19457533333333" calcext:value-type="float">
            <text:p>4.1946</text:p>
          </table:table-cell>
          <table:table-cell table:style-name="ce25" office:value-type="float" office:value="3.21852066666667" calcext:value-type="float">
            <text:p>3.2185</text:p>
          </table:table-cell>
          <table:table-cell table:style-name="ce25" office:value-type="float" office:value="13.2733393333333" calcext:value-type="float">
            <text:p>13.2733</text:p>
          </table:table-cell>
          <table:table-cell table:style-name="ce26" office:value-type="percentage" office:value="0.000614506450617284" calcext:value-type="percentage">
            <text:p>0.0615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8879979.33333334" calcext:value-type="float">
            <text:p>8879979</text:p>
          </table:table-cell>
          <table:table-cell table:style-name="ce17" office:value-type="float" office:value="571487493" calcext:value-type="float">
            <text:p>571487493</text:p>
          </table:table-cell>
          <table:table-cell table:style-name="ce22" office:value-type="float" office:value="8948.66666666667" calcext:value-type="float">
            <text:p>8949</text:p>
          </table:table-cell>
          <table:table-cell table:style-name="ce17" office:value-type="float" office:value="8879979.33333334" calcext:value-type="float">
            <text:p>8879979</text:p>
          </table:table-cell>
          <table:table-cell table:style-name="ce25" office:value-type="float" office:value="1.553843" calcext:value-type="float">
            <text:p>1.5538</text:p>
          </table:table-cell>
          <table:table-cell table:style-name="ce25" office:value-type="float" office:value="0.100583666666667" calcext:value-type="float">
            <text:p>0.1006</text:p>
          </table:table-cell>
          <table:table-cell table:style-name="ce25" office:value-type="float" office:value="378.723541333333" calcext:value-type="float">
            <text:p>378.7235</text:p>
          </table:table-cell>
          <table:table-cell table:style-name="ce26" office:value-type="percentage" office:value="0.0175334972839506" calcext:value-type="percentage">
            <text:p>1.7533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9644486.66666667" calcext:value-type="float">
            <text:p>9644487</text:p>
          </table:table-cell>
          <table:table-cell table:style-name="ce17" office:value-type="float" office:value="502523129.666667" calcext:value-type="float">
            <text:p>502523130</text:p>
          </table:table-cell>
          <table:table-cell table:style-name="ce22" office:value-type="float" office:value="15667.6666666667" calcext:value-type="float">
            <text:p>15668</text:p>
          </table:table-cell>
          <table:table-cell table:style-name="ce17" office:value-type="float" office:value="9644486.66666667" calcext:value-type="float">
            <text:p>9644487</text:p>
          </table:table-cell>
          <table:table-cell table:style-name="ce25" office:value-type="float" office:value="1.91918433333333" calcext:value-type="float">
            <text:p>1.9192</text:p>
          </table:table-cell>
          <table:table-cell table:style-name="ce25" office:value-type="float" office:value="0.162062" calcext:value-type="float">
            <text:p>0.1621</text:p>
          </table:table-cell>
          <table:table-cell table:style-name="ce25" office:value-type="float" office:value="1194.24890133333" calcext:value-type="float">
            <text:p>1194.2489</text:p>
          </table:table-cell>
          <table:table-cell table:style-name="ce26" office:value-type="percentage" office:value="0.0552893009876543" calcext:value-type="percentage">
            <text:p>5.5289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8548231.3333333" calcext:value-type="float">
            <text:p>28548231</text:p>
          </table:table-cell>
          <table:table-cell table:style-name="ce17" office:value-type="float" office:value="431076763" calcext:value-type="float">
            <text:p>431076763</text:p>
          </table:table-cell>
          <table:table-cell table:style-name="ce22" office:value-type="float" office:value="56589.6666666667" calcext:value-type="float">
            <text:p>56590</text:p>
          </table:table-cell>
          <table:table-cell table:style-name="ce17" office:value-type="float" office:value="28548231.3333333" calcext:value-type="float">
            <text:p>28548231</text:p>
          </table:table-cell>
          <table:table-cell table:style-name="ce25" office:value-type="float" office:value="6.62285566666667" calcext:value-type="float">
            <text:p>6.6229</text:p>
          </table:table-cell>
          <table:table-cell table:style-name="ce25" office:value-type="float" office:value="0.200641666666667" calcext:value-type="float">
            <text:p>0.2006</text:p>
          </table:table-cell>
          <table:table-cell table:style-name="ce25" office:value-type="float" office:value="1071.01501466667" calcext:value-type="float">
            <text:p>1071.0150</text:p>
          </table:table-cell>
          <table:table-cell table:style-name="ce26" office:value-type="percentage" office:value="0.0495840284567901" calcext:value-type="percentage">
            <text:p>4.9584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9134567" calcext:value-type="float">
            <text:p>29134567</text:p>
          </table:table-cell>
          <table:table-cell table:style-name="ce17" office:value-type="float" office:value="435837123" calcext:value-type="float">
            <text:p>435837123</text:p>
          </table:table-cell>
          <table:table-cell table:style-name="ce22" office:value-type="float" office:value="23081" calcext:value-type="float">
            <text:p>23081</text:p>
          </table:table-cell>
          <table:table-cell table:style-name="ce17" office:value-type="float" office:value="29134567" calcext:value-type="float">
            <text:p>29134567</text:p>
          </table:table-cell>
          <table:table-cell table:style-name="ce25" office:value-type="float" office:value="6.68502" calcext:value-type="float">
            <text:p>6.6850</text:p>
          </table:table-cell>
          <table:table-cell table:style-name="ce25" office:value-type="float" office:value="0.0790743333333333" calcext:value-type="float">
            <text:p>0.0791</text:p>
          </table:table-cell>
          <table:table-cell table:style-name="ce25" office:value-type="float" office:value="1041.76184066667" calcext:value-type="float">
            <text:p>1041.7618</text:p>
          </table:table-cell>
          <table:table-cell table:style-name="ce26" office:value-type="percentage" office:value="0.048229714845679" calcext:value-type="percentage">
            <text:p>4.823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451500320" calcext:value-type="float">
            <text:p>1451500320</text:p>
          </table:table-cell>
          <table:table-cell table:style-name="ce17" office:value-type="float" office:value="1733322645" calcext:value-type="float">
            <text:p>1733322645</text:p>
          </table:table-cell>
          <table:table-cell table:style-name="ce22" office:value-type="float" office:value="1431676867.33333" calcext:value-type="float">
            <text:p>1431676867</text:p>
          </table:table-cell>
          <table:table-cell table:style-name="ce17" office:value-type="float" office:value="1451500320" calcext:value-type="float">
            <text:p>1451500320</text:p>
          </table:table-cell>
          <table:table-cell table:style-name="ce25" office:value-type="float" office:value="37.4731156666667" calcext:value-type="float">
            <text:p>37.4731</text:p>
          </table:table-cell>
          <table:table-cell table:style-name="ce25" office:value-type="float" office:value="33.3913823333333" calcext:value-type="float">
            <text:p>33.3914</text:p>
          </table:table-cell>
          <table:table-cell table:style-name="ce25" office:value-type="float" office:value="1040.33243833333" calcext:value-type="float">
            <text:p>1040.3324</text:p>
          </table:table-cell>
          <table:table-cell table:style-name="ce26" office:value-type="percentage" office:value="0.0481635388117284" calcext:value-type="percentage">
            <text:p>4.8164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76140" calcext:value-type="float">
            <text:p>176140</text:p>
          </table:table-cell>
          <table:table-cell table:style-name="ce17" office:value-type="float" office:value="3227708" calcext:value-type="float">
            <text:p>3227708</text:p>
          </table:table-cell>
          <table:table-cell table:style-name="ce22" office:value-type="float" office:value="8698" calcext:value-type="float">
            <text:p>8698</text:p>
          </table:table-cell>
          <table:table-cell table:style-name="ce17" office:value-type="float" office:value="176140" calcext:value-type="float">
            <text:p>176140</text:p>
          </table:table-cell>
          <table:table-cell table:style-name="ce25" office:value-type="float" office:value="5.45479" calcext:value-type="float">
            <text:p>5.4548</text:p>
          </table:table-cell>
          <table:table-cell table:style-name="ce25" office:value-type="float" office:value="4.95557633333333" calcext:value-type="float">
            <text:p>4.9556</text:p>
          </table:table-cell>
          <table:table-cell table:style-name="ce25" office:value-type="float" office:value="12.2063343333333" calcext:value-type="float">
            <text:p>12.2063</text:p>
          </table:table-cell>
          <table:table-cell table:style-name="ce26" office:value-type="percentage" office:value="0.000565108070987654" calcext:value-type="percentage">
            <text:p>0.0565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00350" calcext:value-type="float">
            <text:p>200350</text:p>
          </table:table-cell>
          <table:table-cell table:style-name="ce17" office:value-type="float" office:value="3198569.33333333" calcext:value-type="float">
            <text:p>3198569</text:p>
          </table:table-cell>
          <table:table-cell table:style-name="ce22" office:value-type="float" office:value="8116" calcext:value-type="float">
            <text:p>8116</text:p>
          </table:table-cell>
          <table:table-cell table:style-name="ce17" office:value-type="float" office:value="200350" calcext:value-type="float">
            <text:p>200350</text:p>
          </table:table-cell>
          <table:table-cell table:style-name="ce25" office:value-type="float" office:value="6.27011733333333" calcext:value-type="float">
            <text:p>6.2701</text:p>
          </table:table-cell>
          <table:table-cell table:style-name="ce25" office:value-type="float" office:value="4.092865" calcext:value-type="float">
            <text:p>4.0929</text:p>
          </table:table-cell>
          <table:table-cell table:style-name="ce25" office:value-type="float" office:value="3533.32531166667" calcext:value-type="float">
            <text:p>3533.3253</text:p>
          </table:table-cell>
          <table:table-cell table:style-name="ce26" office:value-type="percentage" office:value="0.163579875540123" calcext:value-type="percentage">
            <text:p>16.358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82693" calcext:value-type="float">
            <text:p>182693</text:p>
          </table:table-cell>
          <table:table-cell table:style-name="ce17" office:value-type="float" office:value="3287577.33333333" calcext:value-type="float">
            <text:p>3287577</text:p>
          </table:table-cell>
          <table:table-cell table:style-name="ce22" office:value-type="float" office:value="9130.66666666667" calcext:value-type="float">
            <text:p>9131</text:p>
          </table:table-cell>
          <table:table-cell table:style-name="ce17" office:value-type="float" office:value="182693" calcext:value-type="float">
            <text:p>182693</text:p>
          </table:table-cell>
          <table:table-cell table:style-name="ce25" office:value-type="float" office:value="5.556955" calcext:value-type="float">
            <text:p>5.5570</text:p>
          </table:table-cell>
          <table:table-cell table:style-name="ce25" office:value-type="float" office:value="4.99972166666667" calcext:value-type="float">
            <text:p>4.9997</text:p>
          </table:table-cell>
          <table:table-cell table:style-name="ce25" office:value-type="float" office:value="18.5167256666667" calcext:value-type="float">
            <text:p>18.5167</text:p>
          </table:table-cell>
          <table:table-cell table:style-name="ce26" office:value-type="percentage" office:value="0.000857255817901235" calcext:value-type="percentage">
            <text:p>0.0857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3795" calcext:value-type="float">
            <text:p>203795</text:p>
          </table:table-cell>
          <table:table-cell table:style-name="ce17" office:value-type="float" office:value="3200158" calcext:value-type="float">
            <text:p>3200158</text:p>
          </table:table-cell>
          <table:table-cell table:style-name="ce22" office:value-type="float" office:value="8928.33333333333" calcext:value-type="float">
            <text:p>8928</text:p>
          </table:table-cell>
          <table:table-cell table:style-name="ce17" office:value-type="float" office:value="203795" calcext:value-type="float">
            <text:p>203795</text:p>
          </table:table-cell>
          <table:table-cell table:style-name="ce25" office:value-type="float" office:value="6.37304666666667" calcext:value-type="float">
            <text:p>6.3730</text:p>
          </table:table-cell>
          <table:table-cell table:style-name="ce25" office:value-type="float" office:value="4.41527233333333" calcext:value-type="float">
            <text:p>4.4153</text:p>
          </table:table-cell>
          <table:table-cell table:style-name="ce25" office:value-type="float" office:value="19.315483" calcext:value-type="float">
            <text:p>19.3155</text:p>
          </table:table-cell>
          <table:table-cell table:style-name="ce26" office:value-type="percentage" office:value="0.000894235324074074" calcext:value-type="percentage">
            <text:p>0.0894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90022.333333333" calcext:value-type="float">
            <text:p>190022</text:p>
          </table:table-cell>
          <table:table-cell table:style-name="ce17" office:value-type="float" office:value="3243299.33333333" calcext:value-type="float">
            <text:p>3243299</text:p>
          </table:table-cell>
          <table:table-cell table:style-name="ce22" office:value-type="float" office:value="13932.3333333333" calcext:value-type="float">
            <text:p>13932</text:p>
          </table:table-cell>
          <table:table-cell table:style-name="ce17" office:value-type="float" office:value="190022.333333333" calcext:value-type="float">
            <text:p>190022</text:p>
          </table:table-cell>
          <table:table-cell table:style-name="ce25" office:value-type="float" office:value="5.85700033333333" calcext:value-type="float">
            <text:p>5.8570</text:p>
          </table:table-cell>
          <table:table-cell table:style-name="ce25" office:value-type="float" office:value="7.17600333333333" calcext:value-type="float">
            <text:p>7.1760</text:p>
          </table:table-cell>
          <table:table-cell table:style-name="ce25" office:value-type="float" office:value="9.35518666666667" calcext:value-type="float">
            <text:p>9.3552</text:p>
          </table:table-cell>
          <table:table-cell table:style-name="ce26" office:value-type="percentage" office:value="0.000433110493827161" calcext:value-type="percentage">
            <text:p>0.0433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654025.666666667" calcext:value-type="float">
            <text:p>654026</text:p>
          </table:table-cell>
          <table:table-cell table:style-name="ce21" office:value-type="percentage" office:value="0.104778679890908" calcext:value-type="percentage">
            <text:p>10.48%</text:p>
          </table:table-cell>
          <table:table-cell table:style-name="ce23" office:value-type="float" office:value="4860835.33333333" calcext:value-type="float">
            <text:p>4860835</text:p>
          </table:table-cell>
          <table:table-cell table:style-name="ce21" office:value-type="percentage" office:value="0.779068020242699" calcext:value-type="percentage">
            <text:p>77.91%</text:p>
          </table:table-cell>
          <table:table-cell table:style-name="ce23" office:value-type="float" office:value="725150.666666667" calcext:value-type="float">
            <text:p>725151</text:p>
          </table:table-cell>
          <table:table-cell table:style-name="ce21" office:value-type="percentage" office:value="0.116153299866392" calcext:value-type="percentage">
            <text:p>11.62%</text:p>
          </table:table-cell>
          <table:table-cell table:style-name="ce23" office:value-type="float" office:value="6240011.66666667" calcext:value-type="float">
            <text:p>6240012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697750.333333333" calcext:value-type="float">
            <text:p>697750</text:p>
          </table:table-cell>
          <table:table-cell table:style-name="ce21" office:value-type="percentage" office:value="0.237995391554057" calcext:value-type="percentage">
            <text:p>23.80%</text:p>
          </table:table-cell>
          <table:table-cell table:style-name="ce23" office:value-type="float" office:value="1592512" calcext:value-type="float">
            <text:p>1592512</text:p>
          </table:table-cell>
          <table:table-cell table:style-name="ce21" office:value-type="percentage" office:value="0.545285505610551" calcext:value-type="percentage">
            <text:p>54.53%</text:p>
          </table:table-cell>
          <table:table-cell table:style-name="ce23" office:value-type="float" office:value="632943" calcext:value-type="float">
            <text:p>632943</text:p>
          </table:table-cell>
          <table:table-cell table:style-name="ce21" office:value-type="percentage" office:value="0.216719102835392" calcext:value-type="percentage">
            <text:p>21.67%</text:p>
          </table:table-cell>
          <table:table-cell table:style-name="ce23" office:value-type="float" office:value="2923205.33333333" calcext:value-type="float">
            <text:p>2923205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60617.333333333" calcext:value-type="float">
            <text:p>660617</text:p>
          </table:table-cell>
          <table:table-cell table:style-name="ce21" office:value-type="percentage" office:value="0.229060294467451" calcext:value-type="percentage">
            <text:p>22.91%</text:p>
          </table:table-cell>
          <table:table-cell table:style-name="ce23" office:value-type="float" office:value="1293914" calcext:value-type="float">
            <text:p>1293914</text:p>
          </table:table-cell>
          <table:table-cell table:style-name="ce21" office:value-type="percentage" office:value="0.447432111628998" calcext:value-type="percentage">
            <text:p>44.74%</text:p>
          </table:table-cell>
          <table:table-cell table:style-name="ce23" office:value-type="float" office:value="986966.333333333" calcext:value-type="float">
            <text:p>986966</text:p>
          </table:table-cell>
          <table:table-cell table:style-name="ce21" office:value-type="percentage" office:value="0.323507593903552" calcext:value-type="percentage">
            <text:p>32.35%</text:p>
          </table:table-cell>
          <table:table-cell table:style-name="ce23" office:value-type="float" office:value="2941497.66666667" calcext:value-type="float">
            <text:p>2941498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660284" calcext:value-type="float">
            <text:p>660284</text:p>
          </table:table-cell>
          <table:table-cell table:style-name="ce21" office:value-type="percentage" office:value="0.252043012949363" calcext:value-type="percentage">
            <text:p>25.20%</text:p>
          </table:table-cell>
          <table:table-cell table:style-name="ce23" office:value-type="float" office:value="1321235.66666667" calcext:value-type="float">
            <text:p>1321236</text:p>
          </table:table-cell>
          <table:table-cell table:style-name="ce21" office:value-type="percentage" office:value="0.504475018791867" calcext:value-type="percentage">
            <text:p>50.45%</text:p>
          </table:table-cell>
          <table:table-cell table:style-name="ce23" office:value-type="float" office:value="637649" calcext:value-type="float">
            <text:p>637649</text:p>
          </table:table-cell>
          <table:table-cell table:style-name="ce21" office:value-type="percentage" office:value="0.243481968258769" calcext:value-type="percentage">
            <text:p>24.35%</text:p>
          </table:table-cell>
          <table:table-cell table:style-name="ce23" office:value-type="float" office:value="2619168.66666667" calcext:value-type="float">
            <text:p>261916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47276.666666667" calcext:value-type="float">
            <text:p>647277</text:p>
          </table:table-cell>
          <table:table-cell table:style-name="ce21" office:value-type="percentage" office:value="0.227922438146739" calcext:value-type="percentage">
            <text:p>22.79%</text:p>
          </table:table-cell>
          <table:table-cell table:style-name="ce23" office:value-type="float" office:value="1326103" calcext:value-type="float">
            <text:p>1326103</text:p>
          </table:table-cell>
          <table:table-cell table:style-name="ce21" office:value-type="percentage" office:value="0.465969935126536" calcext:value-type="percentage">
            <text:p>46.60%</text:p>
          </table:table-cell>
          <table:table-cell table:style-name="ce23" office:value-type="float" office:value="915695" calcext:value-type="float">
            <text:p>915695</text:p>
          </table:table-cell>
          <table:table-cell table:style-name="ce21" office:value-type="percentage" office:value="0.306107626726725" calcext:value-type="percentage">
            <text:p>30.61%</text:p>
          </table:table-cell>
          <table:table-cell table:style-name="ce23" office:value-type="float" office:value="2889074.66666667" calcext:value-type="float">
            <text:p>2889075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rall" table:style-name="ta5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7">
          <table:table-cell table:style-name="ce9" office:value-type="string" calcext:value-type="string" table:number-columns-spanned="11" table:number-rows-spanned="1">
            <text:p>Drall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33" table:number-columns-spanned="11" table:number-rows-spanned="1"/>
          <table:covered-table-cell table:number-columns-repeated="10" table:style-name="ce33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/>
          <table:table-cell table:number-columns-repeated="1012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43242" calcext:value-type="float">
            <text:p>43242</text:p>
          </table:table-cell>
          <table:table-cell table:style-name="ce17" office:value-type="float" office:value="953442.333333333" calcext:value-type="float">
            <text:p>953442</text:p>
          </table:table-cell>
          <table:table-cell table:style-name="ce22" office:value-type="float" office:value="283.333333333333" calcext:value-type="float">
            <text:p>283</text:p>
          </table:table-cell>
          <table:table-cell table:style-name="ce17" office:value-type="float" office:value="43242" calcext:value-type="float">
            <text:p>43242</text:p>
          </table:table-cell>
          <table:table-cell table:style-name="ce25" office:value-type="float" office:value="4.54528233333333" calcext:value-type="float">
            <text:p>4.5453</text:p>
          </table:table-cell>
          <table:table-cell table:style-name="ce25" office:value-type="float" office:value="0.645964333333333" calcext:value-type="float">
            <text:p>0.6460</text:p>
          </table:table-cell>
          <table:table-cell table:style-name="ce25" office:value-type="float" office:value="13.1555846666667" calcext:value-type="float">
            <text:p>13.1556</text:p>
          </table:table-cell>
          <table:table-cell table:style-name="ce26" office:value-type="percentage" office:value="0.000609054845679012" calcext:value-type="percentage">
            <text:p>0.060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40988.3333333333" calcext:value-type="float">
            <text:p>40988</text:p>
          </table:table-cell>
          <table:table-cell table:style-name="ce17" office:value-type="float" office:value="940663.333333333" calcext:value-type="float">
            <text:p>940663</text:p>
          </table:table-cell>
          <table:table-cell table:style-name="ce22" office:value-type="float" office:value="236" calcext:value-type="float">
            <text:p>236</text:p>
          </table:table-cell>
          <table:table-cell table:style-name="ce17" office:value-type="float" office:value="40988.3333333333" calcext:value-type="float">
            <text:p>40988</text:p>
          </table:table-cell>
          <table:table-cell table:style-name="ce25" office:value-type="float" office:value="4.35511433333333" calcext:value-type="float">
            <text:p>4.3551</text:p>
          </table:table-cell>
          <table:table-cell table:style-name="ce25" office:value-type="float" office:value="0.574368" calcext:value-type="float">
            <text:p>0.5744</text:p>
          </table:table-cell>
          <table:table-cell table:style-name="ce25" office:value-type="float" office:value="14.0265416666667" calcext:value-type="float">
            <text:p>14.0265</text:p>
          </table:table-cell>
          <table:table-cell table:style-name="ce26" office:value-type="percentage" office:value="0.000649376929012346" calcext:value-type="percentage">
            <text:p>0.064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43382.6666666667" calcext:value-type="float">
            <text:p>43383</text:p>
          </table:table-cell>
          <table:table-cell table:style-name="ce17" office:value-type="float" office:value="965694.666666667" calcext:value-type="float">
            <text:p>965695</text:p>
          </table:table-cell>
          <table:table-cell table:style-name="ce22" office:value-type="float" office:value="276.666666666667" calcext:value-type="float">
            <text:p>277</text:p>
          </table:table-cell>
          <table:table-cell table:style-name="ce17" office:value-type="float" office:value="43382.6666666667" calcext:value-type="float">
            <text:p>43383</text:p>
          </table:table-cell>
          <table:table-cell table:style-name="ce25" office:value-type="float" office:value="4.49433466666667" calcext:value-type="float">
            <text:p>4.4943</text:p>
          </table:table-cell>
          <table:table-cell table:style-name="ce25" office:value-type="float" office:value="0.640679333333333" calcext:value-type="float">
            <text:p>0.6407</text:p>
          </table:table-cell>
          <table:table-cell table:style-name="ce25" office:value-type="float" office:value="12.9333586666667" calcext:value-type="float">
            <text:p>12.9334</text:p>
          </table:table-cell>
          <table:table-cell table:style-name="ce26" office:value-type="percentage" office:value="0.000598766604938272" calcext:value-type="percentage">
            <text:p>0.059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44915" calcext:value-type="float">
            <text:p>44915</text:p>
          </table:table-cell>
          <table:table-cell table:style-name="ce17" office:value-type="float" office:value="965911" calcext:value-type="float">
            <text:p>965911</text:p>
          </table:table-cell>
          <table:table-cell table:style-name="ce22" office:value-type="float" office:value="369.333333333333" calcext:value-type="float">
            <text:p>369</text:p>
          </table:table-cell>
          <table:table-cell table:style-name="ce17" office:value-type="float" office:value="44915" calcext:value-type="float">
            <text:p>44915</text:p>
          </table:table-cell>
          <table:table-cell table:style-name="ce25" office:value-type="float" office:value="4.64810333333333" calcext:value-type="float">
            <text:p>4.6481</text:p>
          </table:table-cell>
          <table:table-cell table:style-name="ce25" office:value-type="float" office:value="0.789010666666667" calcext:value-type="float">
            <text:p>0.7890</text:p>
          </table:table-cell>
          <table:table-cell table:style-name="ce25" office:value-type="float" office:value="13.8951566666667" calcext:value-type="float">
            <text:p>13.8952</text:p>
          </table:table-cell>
          <table:table-cell table:style-name="ce26" office:value-type="percentage" office:value="0.000643294290123457" calcext:value-type="percentage">
            <text:p>0.0643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38864.3333333333" calcext:value-type="float">
            <text:p>38864</text:p>
          </table:table-cell>
          <table:table-cell table:style-name="ce17" office:value-type="float" office:value="937442.666666667" calcext:value-type="float">
            <text:p>937443</text:p>
          </table:table-cell>
          <table:table-cell table:style-name="ce22" office:value-type="float" office:value="302" calcext:value-type="float">
            <text:p>302</text:p>
          </table:table-cell>
          <table:table-cell table:style-name="ce17" office:value-type="float" office:value="38864.3333333333" calcext:value-type="float">
            <text:p>38864</text:p>
          </table:table-cell>
          <table:table-cell table:style-name="ce25" office:value-type="float" office:value="4.131172" calcext:value-type="float">
            <text:p>4.1312</text:p>
          </table:table-cell>
          <table:table-cell table:style-name="ce25" office:value-type="float" office:value="0.783063333333333" calcext:value-type="float">
            <text:p>0.7831</text:p>
          </table:table-cell>
          <table:table-cell table:style-name="ce25" office:value-type="float" office:value="12.8412223333333" calcext:value-type="float">
            <text:p>12.8412</text:p>
          </table:table-cell>
          <table:table-cell table:style-name="ce26" office:value-type="percentage" office:value="0.000594501033950617" calcext:value-type="percentage">
            <text:p>0.0595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469401.66666667" calcext:value-type="float">
            <text:p>2469402</text:p>
          </table:table-cell>
          <table:table-cell table:style-name="ce17" office:value-type="float" office:value="153806924.666667" calcext:value-type="float">
            <text:p>153806925</text:p>
          </table:table-cell>
          <table:table-cell table:style-name="ce22" office:value-type="float" office:value="469.666666666667" calcext:value-type="float">
            <text:p>470</text:p>
          </table:table-cell>
          <table:table-cell table:style-name="ce17" office:value-type="float" office:value="2469401.66666667" calcext:value-type="float">
            <text:p>2469402</text:p>
          </table:table-cell>
          <table:table-cell table:style-name="ce25" office:value-type="float" office:value="1.60556" calcext:value-type="float">
            <text:p>1.6056</text:p>
          </table:table-cell>
          <table:table-cell table:style-name="ce25" office:value-type="float" office:value="0.0191613333333333" calcext:value-type="float">
            <text:p>0.0192</text:p>
          </table:table-cell>
          <table:table-cell table:style-name="ce25" office:value-type="float" office:value="378.69753" calcext:value-type="float">
            <text:p>378.6975</text:p>
          </table:table-cell>
          <table:table-cell table:style-name="ce26" office:value-type="percentage" office:value="0.0175322930555556" calcext:value-type="percentage">
            <text:p>1.7532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3104305.66666667" calcext:value-type="float">
            <text:p>3104306</text:p>
          </table:table-cell>
          <table:table-cell table:style-name="ce17" office:value-type="float" office:value="135427983.666667" calcext:value-type="float">
            <text:p>135427984</text:p>
          </table:table-cell>
          <table:table-cell table:style-name="ce22" office:value-type="float" office:value="9634" calcext:value-type="float">
            <text:p>9634</text:p>
          </table:table-cell>
          <table:table-cell table:style-name="ce17" office:value-type="float" office:value="3104305.66666667" calcext:value-type="float">
            <text:p>3104306</text:p>
          </table:table-cell>
          <table:table-cell table:style-name="ce25" office:value-type="float" office:value="2.29234333333333" calcext:value-type="float">
            <text:p>2.2923</text:p>
          </table:table-cell>
          <table:table-cell table:style-name="ce25" office:value-type="float" office:value="0.298105666666667" calcext:value-type="float">
            <text:p>0.2981</text:p>
          </table:table-cell>
          <table:table-cell table:style-name="ce25" office:value-type="float" office:value="1202.205607" calcext:value-type="float">
            <text:p>1202.2056</text:p>
          </table:table-cell>
          <table:table-cell table:style-name="ce26" office:value-type="percentage" office:value="0.0556576669907407" calcext:value-type="percentage">
            <text:p>5.5658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727525.33333333" calcext:value-type="float">
            <text:p>6727525</text:p>
          </table:table-cell>
          <table:table-cell table:style-name="ce17" office:value-type="float" office:value="117201280.666667" calcext:value-type="float">
            <text:p>117201281</text:p>
          </table:table-cell>
          <table:table-cell table:style-name="ce22" office:value-type="float" office:value="13559" calcext:value-type="float">
            <text:p>13559</text:p>
          </table:table-cell>
          <table:table-cell table:style-name="ce17" office:value-type="float" office:value="6727525.33333333" calcext:value-type="float">
            <text:p>6727525</text:p>
          </table:table-cell>
          <table:table-cell table:style-name="ce25" office:value-type="float" office:value="5.74024033333333" calcext:value-type="float">
            <text:p>5.7402</text:p>
          </table:table-cell>
          <table:table-cell table:style-name="ce25" office:value-type="float" office:value="0.204882" calcext:value-type="float">
            <text:p>0.2049</text:p>
          </table:table-cell>
          <table:table-cell table:style-name="ce25" office:value-type="float" office:value="1077.180786" calcext:value-type="float">
            <text:p>1077.1808</text:p>
          </table:table-cell>
          <table:table-cell table:style-name="ce26" office:value-type="percentage" office:value="0.0498694808333333" calcext:value-type="percentage">
            <text:p>4.9869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6748379.33333333" calcext:value-type="float">
            <text:p>6748379</text:p>
          </table:table-cell>
          <table:table-cell table:style-name="ce17" office:value-type="float" office:value="118605346.333333" calcext:value-type="float">
            <text:p>118605346</text:p>
          </table:table-cell>
          <table:table-cell table:style-name="ce22" office:value-type="float" office:value="588" calcext:value-type="float">
            <text:p>588</text:p>
          </table:table-cell>
          <table:table-cell table:style-name="ce17" office:value-type="float" office:value="6748379.33333333" calcext:value-type="float">
            <text:p>6748379</text:p>
          </table:table-cell>
          <table:table-cell table:style-name="ce25" office:value-type="float" office:value="5.689364" calcext:value-type="float">
            <text:p>5.6894</text:p>
          </table:table-cell>
          <table:table-cell table:style-name="ce25" office:value-type="float" office:value="0.00879433333333333" calcext:value-type="float">
            <text:p>0.0088</text:p>
          </table:table-cell>
          <table:table-cell table:style-name="ce25" office:value-type="float" office:value="1048.07523566667" calcext:value-type="float">
            <text:p>1048.0752</text:p>
          </table:table-cell>
          <table:table-cell table:style-name="ce26" office:value-type="percentage" office:value="0.0485220016512346" calcext:value-type="percentage">
            <text:p>4.852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831611.66666667" calcext:value-type="float">
            <text:p>6831612</text:p>
          </table:table-cell>
          <table:table-cell table:style-name="ce17" office:value-type="float" office:value="118322456.333333" calcext:value-type="float">
            <text:p>118322456</text:p>
          </table:table-cell>
          <table:table-cell table:style-name="ce22" office:value-type="float" office:value="701.333333333333" calcext:value-type="float">
            <text:p>701</text:p>
          </table:table-cell>
          <table:table-cell table:style-name="ce17" office:value-type="float" office:value="6831611.66666667" calcext:value-type="float">
            <text:p>6831612</text:p>
          </table:table-cell>
          <table:table-cell table:style-name="ce25" office:value-type="float" office:value="5.77386966666667" calcext:value-type="float">
            <text:p>5.7739</text:p>
          </table:table-cell>
          <table:table-cell table:style-name="ce25" office:value-type="float" office:value="0.010296" calcext:value-type="float">
            <text:p>0.0103</text:p>
          </table:table-cell>
          <table:table-cell table:style-name="ce25" office:value-type="float" office:value="1039.86246766667" calcext:value-type="float">
            <text:p>1039.8625</text:p>
          </table:table-cell>
          <table:table-cell table:style-name="ce26" office:value-type="percentage" office:value="0.0481417809104938" calcext:value-type="percentage">
            <text:p>4.8142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68842.3333333333" calcext:value-type="float">
            <text:p>68842</text:p>
          </table:table-cell>
          <table:table-cell table:style-name="ce17" office:value-type="float" office:value="1284753.33333333" calcext:value-type="float">
            <text:p>1284753</text:p>
          </table:table-cell>
          <table:table-cell table:style-name="ce22" office:value-type="float" office:value="646.666666666667" calcext:value-type="float">
            <text:p>647</text:p>
          </table:table-cell>
          <table:table-cell table:style-name="ce17" office:value-type="float" office:value="68842.3333333333" calcext:value-type="float">
            <text:p>68842</text:p>
          </table:table-cell>
          <table:table-cell table:style-name="ce25" office:value-type="float" office:value="5.35273233333333" calcext:value-type="float">
            <text:p>5.3527</text:p>
          </table:table-cell>
          <table:table-cell table:style-name="ce25" office:value-type="float" office:value="0.930377333333333" calcext:value-type="float">
            <text:p>0.9304</text:p>
          </table:table-cell>
          <table:table-cell table:style-name="ce25" office:value-type="float" office:value="15.5598876666667" calcext:value-type="float">
            <text:p>15.5599</text:p>
          </table:table-cell>
          <table:table-cell table:style-name="ce26" office:value-type="percentage" office:value="0.000720365169753086" calcext:value-type="percentage">
            <text:p>0.0720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65587.3333333333" calcext:value-type="float">
            <text:p>65587</text:p>
          </table:table-cell>
          <table:table-cell table:style-name="ce17" office:value-type="float" office:value="1287453" calcext:value-type="float">
            <text:p>1287453</text:p>
          </table:table-cell>
          <table:table-cell table:style-name="ce22" office:value-type="float" office:value="2172.33333333333" calcext:value-type="float">
            <text:p>2172</text:p>
          </table:table-cell>
          <table:table-cell table:style-name="ce17" office:value-type="float" office:value="65587.3333333333" calcext:value-type="float">
            <text:p>65587</text:p>
          </table:table-cell>
          <table:table-cell table:style-name="ce25" office:value-type="float" office:value="5.094878" calcext:value-type="float">
            <text:p>5.0949</text:p>
          </table:table-cell>
          <table:table-cell table:style-name="ce25" office:value-type="float" office:value="3.25150766666667" calcext:value-type="float">
            <text:p>3.2515</text:p>
          </table:table-cell>
          <table:table-cell table:style-name="ce25" office:value-type="float" office:value="20.205448" calcext:value-type="float">
            <text:p>20.2054</text:p>
          </table:table-cell>
          <table:table-cell table:style-name="ce26" office:value-type="percentage" office:value="0.000935437407407408" calcext:value-type="percentage">
            <text:p>0.093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429897221.66667" calcext:value-type="float">
            <text:p>1429897222</text:p>
          </table:table-cell>
          <table:table-cell table:style-name="ce17" office:value-type="float" office:value="1395098168" calcext:value-type="float">
            <text:p>1395098168</text:p>
          </table:table-cell>
          <table:table-cell table:style-name="ce22" office:value-type="float" office:value="715815769.666667" calcext:value-type="float">
            <text:p>715815770</text:p>
          </table:table-cell>
          <table:table-cell table:style-name="ce17" office:value-type="float" office:value="1429897221.66667" calcext:value-type="float">
            <text:p>1429897222</text:p>
          </table:table-cell>
          <table:table-cell table:style-name="ce25" office:value-type="float" office:value="37.5438546666667" calcext:value-type="float">
            <text:p>37.5439</text:p>
          </table:table-cell>
          <table:table-cell table:style-name="ce25" office:value-type="float" office:value="17.211467" calcext:value-type="float">
            <text:p>17.2115</text:p>
          </table:table-cell>
          <table:table-cell table:style-name="ce25" office:value-type="float" office:value="18.4099083333333" calcext:value-type="float">
            <text:p>18.4099</text:p>
          </table:table-cell>
          <table:table-cell table:style-name="ce26" office:value-type="percentage" office:value="0.000852310570987654" calcext:value-type="percentage">
            <text:p>0.085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75322" calcext:value-type="float">
            <text:p>75322</text:p>
          </table:table-cell>
          <table:table-cell table:style-name="ce17" office:value-type="float" office:value="1292182.33333333" calcext:value-type="float">
            <text:p>1292182</text:p>
          </table:table-cell>
          <table:table-cell table:style-name="ce22" office:value-type="float" office:value="432.333333333333" calcext:value-type="float">
            <text:p>432</text:p>
          </table:table-cell>
          <table:table-cell table:style-name="ce17" office:value-type="float" office:value="75322" calcext:value-type="float">
            <text:p>75322</text:p>
          </table:table-cell>
          <table:table-cell table:style-name="ce25" office:value-type="float" office:value="5.82826266666667" calcext:value-type="float">
            <text:p>5.8283</text:p>
          </table:table-cell>
          <table:table-cell table:style-name="ce25" office:value-type="float" office:value="0.579627333333333" calcext:value-type="float">
            <text:p>0.5796</text:p>
          </table:table-cell>
          <table:table-cell table:style-name="ce25" office:value-type="float" office:value="20.66756" calcext:value-type="float">
            <text:p>20.6676</text:p>
          </table:table-cell>
          <table:table-cell table:style-name="ce26" office:value-type="percentage" office:value="0.000956831481481481" calcext:value-type="percentage">
            <text:p>0.0957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5767.6666666667" calcext:value-type="float">
            <text:p>65768</text:p>
          </table:table-cell>
          <table:table-cell table:style-name="ce17" office:value-type="float" office:value="1297608.66666667" calcext:value-type="float">
            <text:p>1297609</text:p>
          </table:table-cell>
          <table:table-cell table:style-name="ce22" office:value-type="float" office:value="357" calcext:value-type="float">
            <text:p>357</text:p>
          </table:table-cell>
          <table:table-cell table:style-name="ce17" office:value-type="float" office:value="65767.6666666667" calcext:value-type="float">
            <text:p>65768</text:p>
          </table:table-cell>
          <table:table-cell table:style-name="ce25" office:value-type="float" office:value="5.06876933333333" calcext:value-type="float">
            <text:p>5.0688</text:p>
          </table:table-cell>
          <table:table-cell table:style-name="ce25" office:value-type="float" office:value="0.544553333333333" calcext:value-type="float">
            <text:p>0.5446</text:p>
          </table:table-cell>
          <table:table-cell table:style-name="ce25" office:value-type="float" office:value="18.522702" calcext:value-type="float">
            <text:p>18.5227</text:p>
          </table:table-cell>
          <table:table-cell table:style-name="ce26" office:value-type="percentage" office:value="0.0008575325" calcext:value-type="percentage">
            <text:p>0.0858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99727.333333333" calcext:value-type="float">
            <text:p>299727</text:p>
          </table:table-cell>
          <table:table-cell table:style-name="ce21" office:value-type="percentage" office:value="0.151897914748657" calcext:value-type="percentage">
            <text:p>15.19%</text:p>
          </table:table-cell>
          <table:table-cell table:style-name="ce23" office:value-type="float" office:value="1305452.33333333" calcext:value-type="float">
            <text:p>1305452</text:p>
          </table:table-cell>
          <table:table-cell table:style-name="ce21" office:value-type="percentage" office:value="0.662625564245218" calcext:value-type="percentage">
            <text:p>66.26%</text:p>
          </table:table-cell>
          <table:table-cell table:style-name="ce23" office:value-type="float" office:value="365369" calcext:value-type="float">
            <text:p>365369</text:p>
          </table:table-cell>
          <table:table-cell table:style-name="ce21" office:value-type="percentage" office:value="0.185476521006125" calcext:value-type="percentage">
            <text:p>18.55%</text:p>
          </table:table-cell>
          <table:table-cell table:style-name="ce23" office:value-type="float" office:value="1970548.66666667" calcext:value-type="float">
            <text:p>197054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92303.666666667" calcext:value-type="float">
            <text:p>292304</text:p>
          </table:table-cell>
          <table:table-cell table:style-name="ce21" office:value-type="percentage" office:value="0.268312830373844" calcext:value-type="percentage">
            <text:p>26.83%</text:p>
          </table:table-cell>
          <table:table-cell table:style-name="ce23" office:value-type="float" office:value="429374" calcext:value-type="float">
            <text:p>429374</text:p>
          </table:table-cell>
          <table:table-cell table:style-name="ce21" office:value-type="percentage" office:value="0.394245004041298" calcext:value-type="percentage">
            <text:p>39.42%</text:p>
          </table:table-cell>
          <table:table-cell table:style-name="ce23" office:value-type="float" office:value="369345.333333333" calcext:value-type="float">
            <text:p>369345</text:p>
          </table:table-cell>
          <table:table-cell table:style-name="ce21" office:value-type="percentage" office:value="0.337442165584858" calcext:value-type="percentage">
            <text:p>33.74%</text:p>
          </table:table-cell>
          <table:table-cell table:style-name="ce23" office:value-type="float" office:value="1091023" calcext:value-type="float">
            <text:p>1091023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86125.333333333" calcext:value-type="float">
            <text:p>286125</text:p>
          </table:table-cell>
          <table:table-cell table:style-name="ce21" office:value-type="percentage" office:value="0.286288004706986" calcext:value-type="percentage">
            <text:p>28.63%</text:p>
          </table:table-cell>
          <table:table-cell table:style-name="ce23" office:value-type="float" office:value="346466" calcext:value-type="float">
            <text:p>346466</text:p>
          </table:table-cell>
          <table:table-cell table:style-name="ce21" office:value-type="percentage" office:value="0.346125354645083" calcext:value-type="percentage">
            <text:p>34.61%</text:p>
          </table:table-cell>
          <table:table-cell table:style-name="ce23" office:value-type="float" office:value="371217.666666667" calcext:value-type="float">
            <text:p>371218</text:p>
          </table:table-cell>
          <table:table-cell table:style-name="ce21" office:value-type="percentage" office:value="0.367586640647931" calcext:value-type="percentage">
            <text:p>36.76%</text:p>
          </table:table-cell>
          <table:table-cell table:style-name="ce23" office:value-type="float" office:value="1003809" calcext:value-type="float">
            <text:p>100380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90140" calcext:value-type="float">
            <text:p>290140</text:p>
          </table:table-cell>
          <table:table-cell table:style-name="ce21" office:value-type="percentage" office:value="0.294840727333262" calcext:value-type="percentage">
            <text:p>29.48%</text:p>
          </table:table-cell>
          <table:table-cell table:style-name="ce23" office:value-type="float" office:value="352726.333333333" calcext:value-type="float">
            <text:p>352726</text:p>
          </table:table-cell>
          <table:table-cell table:style-name="ce21" office:value-type="percentage" office:value="0.358950858029298" calcext:value-type="percentage">
            <text:p>35.90%</text:p>
          </table:table-cell>
          <table:table-cell table:style-name="ce23" office:value-type="float" office:value="340765.666666667" calcext:value-type="float">
            <text:p>340766</text:p>
          </table:table-cell>
          <table:table-cell table:style-name="ce21" office:value-type="percentage" office:value="0.34620841463744" calcext:value-type="percentage">
            <text:p>34.62%</text:p>
          </table:table-cell>
          <table:table-cell table:style-name="ce23" office:value-type="float" office:value="983632" calcext:value-type="float">
            <text:p>983632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98688" calcext:value-type="float">
            <text:p>298688</text:p>
          </table:table-cell>
          <table:table-cell table:style-name="ce21" office:value-type="percentage" office:value="0.301573404853913" calcext:value-type="percentage">
            <text:p>30.16%</text:p>
          </table:table-cell>
          <table:table-cell table:style-name="ce23" office:value-type="float" office:value="352789.333333333" calcext:value-type="float">
            <text:p>352789</text:p>
          </table:table-cell>
          <table:table-cell table:style-name="ce21" office:value-type="percentage" office:value="0.35739318379746" calcext:value-type="percentage">
            <text:p>35.74%</text:p>
          </table:table-cell>
          <table:table-cell table:style-name="ce23" office:value-type="float" office:value="337073" calcext:value-type="float">
            <text:p>337073</text:p>
          </table:table-cell>
          <table:table-cell table:style-name="ce21" office:value-type="percentage" office:value="0.341033411348627" calcext:value-type="percentage">
            <text:p>34.10%</text:p>
          </table:table-cell>
          <table:table-cell table:style-name="ce23" office:value-type="float" office:value="988550.333333333" calcext:value-type="float">
            <text:p>988550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O" table:style-name="ta6" table:print="false">
        <table:table-column table:style-name="co14" table:default-cell-style-name="Excel_20_Built-in_20_Normal"/>
        <table:table-column table:style-name="co15" table:number-columns-repeated="2" table:default-cell-style-name="Excel_20_Built-in_20_Normal"/>
        <table:table-column table:style-name="co16" table:default-cell-style-name="Excel_20_Built-in_20_Normal"/>
        <table:table-column table:style-name="co15" table:default-cell-style-name="Excel_20_Built-in_20_Normal"/>
        <table:table-column table:style-name="co5" table:default-cell-style-name="Excel_20_Built-in_20_Normal"/>
        <table:table-column table:style-name="co17" table:default-cell-style-name="Excel_20_Built-in_20_Normal"/>
        <table:table-column table:style-name="co5" table:number-columns-repeated="249" table:default-cell-style-name="Excel_20_Built-in_20_Normal"/>
        <table:table-column table:style-name="co18" table:number-columns-repeated="768" table:default-cell-style-name="Default"/>
        <table:table-row table:style-name="ro1"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 table:number-columns-spanned="2" table:number-rows-spanned="1">
            <text:p>Memory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Time</text:p>
          </table:table-cell>
          <table:covered-table-cell table:style-name="ce34"/>
          <table:table-cell table:style-name="ce50" table:number-columns-repeated="1019"/>
        </table:table-row>
        <table:table-row table:style-name="ro1">
          <table:table-cell table:style-name="ce35"/>
          <table:table-cell table:style-name="ce35" office:value-type="string" calcext:value-type="string">
            <text:p>Bytes</text:p>
          </table:table-cell>
          <table:table-cell table:style-name="ce35" office:value-type="string" calcext:value-type="string">
            <text:p>Mbytes</text:p>
          </table:table-cell>
          <table:table-cell table:style-name="ce35" office:value-type="string" calcext:value-type="string">
            <text:p>µ sec</text:p>
          </table:table-cell>
          <table:table-cell table:style-name="ce35" office:value-type="string" calcext:value-type="string">
            <text:p>sec</text:p>
          </table:table-cell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Tjunc.dat</text:p>
          </table:table-cell>
          <table:table-cell table:style-name="ce38" office:value-type="float" office:value="3874353" calcext:value-type="float">
            <text:p>3874353</text:p>
          </table:table-cell>
          <table:table-cell table:style-name="ce42" office:value-type="float" office:value="3.7" calcext:value-type="float">
            <text:p>3.7</text:p>
          </table:table-cell>
          <table:table-cell table:style-name="ce45" office:value-type="float" office:value="108996.333333333" calcext:value-type="float">
            <text:p>108996</text:p>
          </table:table-cell>
          <table:table-cell table:style-name="ce42" office:value-type="float" office:value="0.108996333333333" calcext:value-type="float">
            <text:p>0.1089963333</text:p>
          </table:table-cell>
          <table:table-cell table:style-name="ce51" table:number-columns-repeated="1019"/>
        </table:table-row>
        <table:table-row table:style-name="ro1">
          <table:table-cell table:style-name="ce3" office:value-type="string" calcext:value-type="string">
            <text:p>Tjunc.bin</text:p>
          </table:table-cell>
          <table:table-cell table:style-name="ce39" office:value-type="float" office:value="1273756" calcext:value-type="float">
            <text:p>1273756</text:p>
          </table:table-cell>
          <table:table-cell table:style-name="ce43" office:value-type="float" office:value="1.2" calcext:value-type="float">
            <text:p>1.2</text:p>
          </table:table-cell>
          <table:table-cell table:style-name="ce46" office:value-type="float" office:value="30884" calcext:value-type="float">
            <text:p>30884</text:p>
          </table:table-cell>
          <table:table-cell table:style-name="ce43" office:value-type="float" office:value="0.030884" calcext:value-type="float">
            <text:p>0.030884</text:p>
          </table:table-cell>
          <table:table-cell table:style-name="ce50" table:number-columns-repeated="1019"/>
        </table:table-row>
        <table:table-row table:style-name="ro8">
          <table:table-cell table:style-name="ce36"/>
          <table:table-cell table:style-name="ce40"/>
          <table:table-cell table:style-name="ce44"/>
          <table:table-cell table:style-name="ce47"/>
          <table:table-cell table:style-name="ce44"/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Drall.dat</text:p>
          </table:table-cell>
          <table:table-cell table:style-name="ce39" office:value-type="float" office:value="13239532" calcext:value-type="float">
            <text:p>13239532</text:p>
          </table:table-cell>
          <table:table-cell table:style-name="ce43" office:value-type="float" office:value="13" calcext:value-type="float">
            <text:p>13</text:p>
          </table:table-cell>
          <table:table-cell table:style-name="ce46" office:value-type="float" office:value="290140" calcext:value-type="float">
            <text:p>290140</text:p>
          </table:table-cell>
          <table:table-cell table:style-name="ce43" office:value-type="float" office:value="0.29014" calcext:value-type="float">
            <text:p>0.29014</text:p>
          </table:table-cell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Drall.bin</text:p>
          </table:table-cell>
          <table:table-cell table:style-name="ce39" office:value-type="float" office:value="4352720" calcext:value-type="float">
            <text:p>4352720</text:p>
          </table:table-cell>
          <table:table-cell table:style-name="ce43" office:value-type="float" office:value="4.2" calcext:value-type="float">
            <text:p>4.2</text:p>
          </table:table-cell>
          <table:table-cell table:style-name="ce46" office:value-type="float" office:value="63707.3333333333" calcext:value-type="float">
            <text:p>63707</text:p>
          </table:table-cell>
          <table:table-cell table:style-name="ce43" office:value-type="float" office:value="0.0637073333333333" calcext:value-type="float">
            <text:p>0.0637073333</text:p>
          </table:table-cell>
          <table:table-cell table:style-name="ce50" table:number-columns-repeated="1019"/>
        </table:table-row>
        <table:table-row table:style-name="ro8">
          <table:table-cell table:style-name="ce37"/>
          <table:table-cell table:style-name="ce41"/>
          <table:table-cell table:style-name="ce44"/>
          <table:table-cell table:style-name="ce48"/>
          <table:table-cell table:style-name="ce49"/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Pent.dat</text:p>
          </table:table-cell>
          <table:table-cell table:style-name="ce39" office:value-type="float" office:value="30636050" calcext:value-type="float">
            <text:p>30636050</text:p>
          </table:table-cell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660284" calcext:value-type="float">
            <text:p>660284</text:p>
          </table:table-cell>
          <table:table-cell table:style-name="ce43" office:value-type="float" office:value="0.660284" calcext:value-type="float">
            <text:p>0.660284</text:p>
          </table:table-cell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Pent.bin</text:p>
          </table:table-cell>
          <table:table-cell table:style-name="ce39" office:value-type="float" office:value="9936016" calcext:value-type="float">
            <text:p>9936016</text:p>
          </table:table-cell>
          <table:table-cell table:style-name="ce43" office:value-type="float" office:value="9.5" calcext:value-type="float">
            <text:p>9.5</text:p>
          </table:table-cell>
          <table:table-cell table:style-name="ce46" office:value-type="float" office:value="83031.3333333333" calcext:value-type="float">
            <text:p>83031</text:p>
          </table:table-cell>
          <table:table-cell table:style-name="ce43" office:value-type="float" office:value="0.0830313333333333" calcext:value-type="float">
            <text:p>0.0830313333</text:p>
          </table:table-cell>
          <table:table-cell table:style-name="ce50" table:number-columns-repeated="1019"/>
        </table:table-row>
        <table:table-row table:style-name="ro8">
          <table:table-cell table:style-name="ce37"/>
          <table:table-cell table:style-name="ce41"/>
          <table:table-cell table:style-name="ce44"/>
          <table:table-cell table:style-name="ce48"/>
          <table:table-cell table:style-name="ce49"/>
          <table:table-cell table:style-name="ce50" table:number-columns-repeated="1019"/>
        </table:table-row>
        <table:table-row table:style-name="ro1">
          <table:table-cell table:style-name="ce2" office:value-type="string" calcext:value-type="string">
            <text:p>Cojack.dat</text:p>
          </table:table-cell>
          <table:table-cell table:style-name="ce39" office:value-type="float" office:value="75058440" calcext:value-type="float">
            <text:p>75058440</text:p>
          </table:table-cell>
          <table:table-cell table:style-name="ce43" office:value-type="float" office:value="72" calcext:value-type="float">
            <text:p>72</text:p>
          </table:table-cell>
          <table:table-cell table:style-name="ce46" office:value-type="float" office:value="1649824.33333333" calcext:value-type="float">
            <text:p>1649824</text:p>
          </table:table-cell>
          <table:table-cell table:style-name="ce43" office:value-type="float" office:value="1.64982433333333" calcext:value-type="float">
            <text:p>1.6498243333</text:p>
          </table:table-cell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Cojack.bin</text:p>
          </table:table-cell>
          <table:table-cell table:style-name="ce39" office:value-type="float" office:value="29260064" calcext:value-type="float">
            <text:p>29260064</text:p>
          </table:table-cell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214524.333333333" calcext:value-type="float">
            <text:p>214524</text:p>
          </table:table-cell>
          <table:table-cell table:style-name="ce43" office:value-type="float" office:value="0.214524333333333" calcext:value-type="float">
            <text:p>0.2145243333</text:p>
          </table:table-cell>
          <table:table-cell table:style-name="ce50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rt" table:style-name="ta7">
        <office:forms form:automatic-focus="false" form:apply-design-mode="false"/>
        <table:shapes>
          <draw:frame draw:z-index="0" draw:style-name="gr1" draw:text-style-name="P1" svg:width="5.8791in" svg:height="2.6626in" svg:x="7.2402in" svg:y="0.0228in">
            <draw:object draw:notify-on-update-of-ranges="Chart.B2:Chart.E2 Chart.A3:Chart.A3 Chart.B3:Chart.E3 Chart.A4:Chart.A4 Chart.B4:Chart.E4 Chart.A5:Chart.A5 Chart.B5:Chart.E5 Chart.A6:Chart.A6 Chart.B6:Chart.E6 Chart.A7:Chart.A7 Chart.B7:Chart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8228in" svg:height="2.7646in" svg:x="7.1114in" svg:y="2.6764in">
            <draw:object draw:notify-on-update-of-ranges="Chart.B18:Chart.E18 Chart.A19:Chart.A19 Chart.B19:Chart.E19 Chart.A20:Chart.A20 Chart.B20:Chart.E20 Chart.A21:Chart.A21 Chart.B21:Chart.E21 Chart.A22:Chart.A22 Chart.B22:Chart.E22 Chart.A23:Chart.A23 Chart.B23:Chart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787in" svg:height="4.3413in" svg:x="5.8618in" svg:y="6.2559in">
            <draw:object draw:notify-on-update-of-ranges="Chart.A34:Chart.A53 Chart.B33:Chart.B33 Chart.B34:Chart.B53 Chart.C33:Chart.C33 Chart.C34:Chart.C53 Chart.D33:Chart.D33 Chart.D34:Chart.D5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4079in" svg:height="4.1165in" svg:x="6.0756in" svg:y="11.1488in">
            <draw:object draw:notify-on-update-of-ranges="Chart.B60:Chart.B67 Chart.C59:Chart.C59 Chart.C60:Chart.C67 Chart.D59:Chart.D59 Chart.D60:Chart.D6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.1528in" svg:height="2.215in" svg:x="19.1244in" svg:y="0in">
            <draw:object draw:notify-on-update-of-ranges="Chart.N2:Chart.N2 Chart.O2:Chart.R2 Chart.N3:Chart.N3 Chart.O3:Chart.R3 Chart.N4:Chart.N4 Chart.O4:Chart.R4 Chart.N5:Chart.N5 Chart.O5:Chart.R5 Chart.N6:Chart.N6 Chart.O6:Chart.R6 Chart.N7:Chart.N7 Chart.O7:Chart.R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5.052in" svg:height="2.0764in" svg:x="19.0787in" svg:y="2.0587in">
            <draw:object draw:notify-on-update-of-ranges="Chart.N10:Chart.N10 Chart.O10:Chart.R10 Chart.N11:Chart.N11 Chart.O11:Chart.R11 Chart.N12:Chart.N12 Chart.O12:Chart.R12 Chart.N13:Chart.N13 Chart.O13:Chart.R13 Chart.N14:Chart.N14 Chart.O14:Chart.R14 Chart.N15:Chart.N15 Chart.O15:Chart.R1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.052in" svg:height="2.0764in" svg:x="18.9374in" svg:y="6.1154in">
            <draw:object draw:notify-on-update-of-ranges="Chart.N26:Chart.N26 Chart.O26:Chart.R26 Chart.N27:Chart.N27 Chart.O27:Chart.R27 Chart.N28:Chart.N28 Chart.O28:Chart.R28 Chart.N29:Chart.N29 Chart.O29:Chart.R29 Chart.N30:Chart.N30 Chart.O30:Chart.R30 Chart.N31:Chart.N31 Chart.O31:Chart.R3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5.1528in" svg:height="2.215in" svg:x="19.0835in" svg:y="4.0343in">
            <draw:object draw:notify-on-update-of-ranges="Chart.N18:Chart.N18 Chart.O18:Chart.R18 Chart.N19:Chart.N19 Chart.O19:Chart.R19 Chart.N20:Chart.N20 Chart.O20:Chart.R20 Chart.N21:Chart.N21 Chart.O21:Chart.R21 Chart.N22:Chart.N22 Chart.O22:Chart.R22 Chart.N23:Chart.N23 Chart.O23:Chart.R2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number-columns-repeated="2" table:default-cell-style-name="Default"/>
        <table:table-row table:style-name="ro6">
          <table:table-cell table:style-name="ce16" office:value-type="string" calcext:value-type="string" table:number-columns-spanned="5" table:number-rows-spanned="1">
            <text:p>L2 Miss rate (Computation Phase)</text:p>
          </table:table-cell>
          <table:covered-table-cell table:number-columns-repeated="4"/>
          <table:table-cell table:number-columns-repeated="8"/>
          <table:table-cell table:style-name="ce16" office:value-type="string" calcext:value-type="string" table:number-columns-spanned="5" table:number-rows-spanned="1">
            <text:p>L2 Miss rate (Input Phase)</text:p>
          </table:table-cell>
          <table:covered-table-cell table:number-columns-repeated="4"/>
        </table:table-row>
        <table:table-row table:style-name="ro10">
          <table:table-cell table:style-name="ce11"/>
          <table:table-cell table:style-name="ce16" office:value-type="string" calcext:value-type="string">
            <text:p>tjunk.dat</text:p>
          </table:table-cell>
          <table:table-cell table:style-name="ce16" office:value-type="string" calcext:value-type="string">
            <text:p>cojack.dat</text:p>
          </table:table-cell>
          <table:table-cell table:style-name="ce16" office:value-type="string" calcext:value-type="string">
            <text:p>pent.dat</text:p>
          </table:table-cell>
          <table:table-cell table:style-name="ce16" office:value-type="string" calcext:value-type="string">
            <text:p>drall.dat</text:p>
          </table:table-cell>
          <table:table-cell table:number-columns-repeated="8"/>
          <table:table-cell table:style-name="ce11"/>
          <table:table-cell table:style-name="ce16" office:value-type="string" calcext:value-type="string">
            <text:p>tjunk.dat</text:p>
          </table:table-cell>
          <table:table-cell table:style-name="ce16" office:value-type="string" calcext:value-type="string">
            <text:p>cojack.dat</text:p>
          </table:table-cell>
          <table:table-cell table:style-name="ce16" office:value-type="string" calcext:value-type="string">
            <text:p>pent.dat</text:p>
          </table:table-cell>
          <table:table-cell table:style-name="ce16" office:value-type="string" calcext:value-type="string">
            <text:p>drall.dat</text:p>
          </table:table-cell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53" office:value-type="float" office:value="1.68960333333333" calcext:value-type="float">
            <text:p>1.6896</text:p>
          </table:table-cell>
          <table:table-cell table:style-name="ce54" office:value-type="float" office:value="2.55213233333333" calcext:value-type="float">
            <text:p>2.5521</text:p>
          </table:table-cell>
          <table:table-cell table:style-name="ce54" office:value-type="float" office:value="1.553843" calcext:value-type="float">
            <text:p>1.5538</text:p>
          </table:table-cell>
          <table:table-cell table:style-name="ce54" office:value-type="float" office:value="1.60556" calcext:value-type="float">
            <text:p>1.6056</text:p>
          </table:table-cell>
          <table:table-cell table:number-columns-repeated="8"/>
          <table:table-cell table:style-name="ce12" office:value-type="string" calcext:value-type="string">
            <text:p>-g</text:p>
          </table:table-cell>
          <table:table-cell table:style-name="ce25" office:value-type="float" office:value="6.50993566666667" calcext:value-type="float">
            <text:p>6.5099</text:p>
          </table:table-cell>
          <table:table-cell table:style-name="ce25" office:value-type="float" office:value="3.66699066666667" calcext:value-type="float">
            <text:p>3.6670</text:p>
          </table:table-cell>
          <table:table-cell table:style-name="ce25" office:value-type="float" office:value="3.905711" calcext:value-type="float">
            <text:p>3.9057</text:p>
          </table:table-cell>
          <table:table-cell table:style-name="ce25" office:value-type="float" office:value="4.54528233333333" calcext:value-type="float">
            <text:p>4.5453</text:p>
          </table:table-cell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53" office:value-type="float" office:value="2.34309633333333" calcext:value-type="float">
            <text:p>2.3431</text:p>
          </table:table-cell>
          <table:table-cell table:style-name="ce54" office:value-type="float" office:value="9.24148366666667" calcext:value-type="float">
            <text:p>9.2415</text:p>
          </table:table-cell>
          <table:table-cell table:style-name="ce53" office:value-type="float" office:value="1.91918433333333" calcext:value-type="float">
            <text:p>1.9192</text:p>
          </table:table-cell>
          <table:table-cell table:style-name="ce53" office:value-type="float" office:value="2.29234333333333" calcext:value-type="float">
            <text:p>2.2923</text:p>
          </table:table-cell>
          <table:table-cell table:number-columns-repeated="8"/>
          <table:table-cell table:style-name="ce12" office:value-type="string" calcext:value-type="string">
            <text:p>-O1</text:p>
          </table:table-cell>
          <table:table-cell table:style-name="ce25" office:value-type="float" office:value="6.65746333333333" calcext:value-type="float">
            <text:p>6.6575</text:p>
          </table:table-cell>
          <table:table-cell table:style-name="ce25" office:value-type="float" office:value="3.724332" calcext:value-type="float">
            <text:p>3.7243</text:p>
          </table:table-cell>
          <table:table-cell table:style-name="ce25" office:value-type="float" office:value="3.71466233333333" calcext:value-type="float">
            <text:p>3.7147</text:p>
          </table:table-cell>
          <table:table-cell table:style-name="ce25" office:value-type="float" office:value="4.35511433333333" calcext:value-type="float">
            <text:p>4.3551</text:p>
          </table:table-cell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53" office:value-type="float" office:value="5.18352766666667" calcext:value-type="float">
            <text:p>5.1835</text:p>
          </table:table-cell>
          <table:table-cell table:style-name="ce54" office:value-type="float" office:value="61.0601963333333" calcext:value-type="float">
            <text:p>61.0602</text:p>
          </table:table-cell>
          <table:table-cell table:style-name="ce53" office:value-type="float" office:value="6.62285566666667" calcext:value-type="float">
            <text:p>6.6229</text:p>
          </table:table-cell>
          <table:table-cell table:style-name="ce53" office:value-type="float" office:value="5.74024033333333" calcext:value-type="float">
            <text:p>5.7402</text:p>
          </table:table-cell>
          <table:table-cell table:number-columns-repeated="8"/>
          <table:table-cell table:style-name="ce12" office:value-type="string" calcext:value-type="string">
            <text:p>-O2</text:p>
          </table:table-cell>
          <table:table-cell table:style-name="ce25" office:value-type="float" office:value="6.44445166666667" calcext:value-type="float">
            <text:p>6.4445</text:p>
          </table:table-cell>
          <table:table-cell table:style-name="ce25" office:value-type="float" office:value="2.55128133333333" calcext:value-type="float">
            <text:p>2.5513</text:p>
          </table:table-cell>
          <table:table-cell table:style-name="ce25" office:value-type="float" office:value="4.16357633333333" calcext:value-type="float">
            <text:p>4.1636</text:p>
          </table:table-cell>
          <table:table-cell table:style-name="ce25" office:value-type="float" office:value="4.49433466666667" calcext:value-type="float">
            <text:p>4.4943</text:p>
          </table:table-cell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53" office:value-type="float" office:value="5.087626" calcext:value-type="float">
            <text:p>5.0876</text:p>
          </table:table-cell>
          <table:table-cell table:style-name="ce54" office:value-type="float" office:value="10.688174" calcext:value-type="float">
            <text:p>10.6882</text:p>
          </table:table-cell>
          <table:table-cell table:style-name="ce53" office:value-type="float" office:value="6.68502" calcext:value-type="float">
            <text:p>6.6850</text:p>
          </table:table-cell>
          <table:table-cell table:style-name="ce53" office:value-type="float" office:value="5.689364" calcext:value-type="float">
            <text:p>5.6894</text:p>
          </table:table-cell>
          <table:table-cell table:number-columns-repeated="8"/>
          <table:table-cell table:style-name="ce12" office:value-type="string" calcext:value-type="string">
            <text:p>-O3</text:p>
          </table:table-cell>
          <table:table-cell table:style-name="ce25" office:value-type="float" office:value="7.91627433333333" calcext:value-type="float">
            <text:p>7.9163</text:p>
          </table:table-cell>
          <table:table-cell table:style-name="ce25" office:value-type="float" office:value="4.47414766666667" calcext:value-type="float">
            <text:p>4.4741</text:p>
          </table:table-cell>
          <table:table-cell table:style-name="ce25" office:value-type="float" office:value="4.62621066666667" calcext:value-type="float">
            <text:p>4.6262</text:p>
          </table:table-cell>
          <table:table-cell table:style-name="ce25" office:value-type="float" office:value="4.64810333333333" calcext:value-type="float">
            <text:p>4.6481</text:p>
          </table:table-cell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53" office:value-type="float" office:value="5.143038" calcext:value-type="float">
            <text:p>5.1430</text:p>
          </table:table-cell>
          <table:table-cell table:style-name="ce54" office:value-type="float" office:value="10.664525" calcext:value-type="float">
            <text:p>10.6645</text:p>
          </table:table-cell>
          <table:table-cell table:style-name="ce53" office:value-type="float" office:value="37.4731156666667" calcext:value-type="float">
            <text:p>37.4731</text:p>
          </table:table-cell>
          <table:table-cell table:style-name="ce53" office:value-type="float" office:value="5.77386966666667" calcext:value-type="float">
            <text:p>5.7739</text:p>
          </table:table-cell>
          <table:table-cell table:number-columns-repeated="8"/>
          <table:table-cell table:style-name="ce12" office:value-type="string" calcext:value-type="string">
            <text:p>-O3 No Prefetch</text:p>
          </table:table-cell>
          <table:table-cell table:style-name="ce25" office:value-type="float" office:value="6.75645633333333" calcext:value-type="float">
            <text:p>6.7565</text:p>
          </table:table-cell>
          <table:table-cell table:style-name="ce25" office:value-type="float" office:value="4.44137633333333" calcext:value-type="float">
            <text:p>4.4414</text:p>
          </table:table-cell>
          <table:table-cell table:style-name="ce25" office:value-type="float" office:value="4.19457533333333" calcext:value-type="float">
            <text:p>4.1946</text:p>
          </table:table-cell>
          <table:table-cell table:style-name="ce25" office:value-type="float" office:value="4.131172" calcext:value-type="float">
            <text:p>4.1312</text:p>
          </table:table-cell>
        </table:table-row>
        <table:table-row table:style-name="ro11">
          <table:table-cell table:number-columns-repeated="18"/>
        </table:table-row>
        <table:table-row table:style-name="ro6">
          <table:table-cell table:number-columns-repeated="13"/>
          <table:table-cell table:style-name="ce16" office:value-type="string" calcext:value-type="string" table:number-columns-spanned="5" table:number-rows-spanned="1">
            <text:p>L3 Miss rate (Input Phase)</text:p>
          </table:table-cell>
          <table:covered-table-cell table:number-columns-repeated="4"/>
        </table:table-row>
        <table:table-row table:style-name="ro12">
          <table:table-cell table:number-columns-repeated="13"/>
          <table:table-cell table:style-name="ce11"/>
          <table:table-cell table:style-name="ce16" office:value-type="string" calcext:value-type="string">
            <text:p>tjunk.dat</text:p>
          </table:table-cell>
          <table:table-cell table:style-name="ce16" office:value-type="string" calcext:value-type="string">
            <text:p>cojack.dat</text:p>
          </table:table-cell>
          <table:table-cell table:style-name="ce16" office:value-type="string" calcext:value-type="string">
            <text:p>pent.dat</text:p>
          </table:table-cell>
          <table:table-cell table:style-name="ce16" office:value-type="string" calcext:value-type="string">
            <text:p>drall.dat</text:p>
          </table:table-cell>
        </table:table-row>
        <table:table-row table:style-name="ro9">
          <table:table-cell table:number-columns-repeated="13"/>
          <table:table-cell table:style-name="ce12" office:value-type="string" calcext:value-type="string">
            <text:p>-g</text:p>
          </table:table-cell>
          <table:table-cell table:style-name="ce25" office:value-type="float" office:value="0.902977333333333" calcext:value-type="float">
            <text:p>0.9030</text:p>
          </table:table-cell>
          <table:table-cell table:style-name="ce25" office:value-type="float" office:value="15.857785" calcext:value-type="float">
            <text:p>15.8578</text:p>
          </table:table-cell>
          <table:table-cell table:style-name="ce25" office:value-type="float" office:value="0.856178666666667" calcext:value-type="float">
            <text:p>0.8562</text:p>
          </table:table-cell>
          <table:table-cell table:style-name="ce25" office:value-type="float" office:value="0.645964333333333" calcext:value-type="float">
            <text:p>0.6460</text:p>
          </table:table-cell>
        </table:table-row>
        <table:table-row table:style-name="ro9">
          <table:table-cell table:number-columns-repeated="13"/>
          <table:table-cell table:style-name="ce12" office:value-type="string" calcext:value-type="string">
            <text:p>-O1</text:p>
          </table:table-cell>
          <table:table-cell table:style-name="ce25" office:value-type="float" office:value="0.812381666666667" calcext:value-type="float">
            <text:p>0.8124</text:p>
          </table:table-cell>
          <table:table-cell table:style-name="ce25" office:value-type="float" office:value="15.1754903333333" calcext:value-type="float">
            <text:p>15.1755</text:p>
          </table:table-cell>
          <table:table-cell table:style-name="ce25" office:value-type="float" office:value="0.951011666666667" calcext:value-type="float">
            <text:p>0.9510</text:p>
          </table:table-cell>
          <table:table-cell table:style-name="ce25" office:value-type="float" office:value="0.574368" calcext:value-type="float">
            <text:p>0.5744</text:p>
          </table:table-cell>
        </table:table-row>
        <table:table-row table:style-name="ro9">
          <table:table-cell table:number-columns-repeated="13"/>
          <table:table-cell table:style-name="ce12" office:value-type="string" calcext:value-type="string">
            <text:p>-O2</text:p>
          </table:table-cell>
          <table:table-cell table:style-name="ce25" office:value-type="float" office:value="1.213205" calcext:value-type="float">
            <text:p>1.2132</text:p>
          </table:table-cell>
          <table:table-cell table:style-name="ce25" office:value-type="float" office:value="27.9545043333333" calcext:value-type="float">
            <text:p>27.9545</text:p>
          </table:table-cell>
          <table:table-cell table:style-name="ce25" office:value-type="float" office:value="3.100168" calcext:value-type="float">
            <text:p>3.1002</text:p>
          </table:table-cell>
          <table:table-cell table:style-name="ce25" office:value-type="float" office:value="0.640679333333333" calcext:value-type="float">
            <text:p>0.6407</text:p>
          </table:table-cell>
        </table:table-row>
        <table:table-row table:style-name="ro9">
          <table:table-cell table:number-columns-repeated="13"/>
          <table:table-cell table:style-name="ce12" office:value-type="string" calcext:value-type="string">
            <text:p>-O3</text:p>
          </table:table-cell>
          <table:table-cell table:style-name="ce25" office:value-type="float" office:value="0.733164" calcext:value-type="float">
            <text:p>0.7332</text:p>
          </table:table-cell>
          <table:table-cell table:style-name="ce25" office:value-type="float" office:value="27.2399093333333" calcext:value-type="float">
            <text:p>27.2399</text:p>
          </table:table-cell>
          <table:table-cell table:style-name="ce25" office:value-type="float" office:value="2.222587" calcext:value-type="float">
            <text:p>2.2226</text:p>
          </table:table-cell>
          <table:table-cell table:style-name="ce25" office:value-type="float" office:value="0.789010666666667" calcext:value-type="float">
            <text:p>0.7890</text:p>
          </table:table-cell>
        </table:table-row>
        <table:table-row table:style-name="ro9">
          <table:table-cell table:number-columns-repeated="13"/>
          <table:table-cell table:style-name="ce12" office:value-type="string" calcext:value-type="string">
            <text:p>-O3 No Prefetch</text:p>
          </table:table-cell>
          <table:table-cell table:style-name="ce25" office:value-type="float" office:value="0.858421" calcext:value-type="float">
            <text:p>0.8584</text:p>
          </table:table-cell>
          <table:table-cell table:style-name="ce25" office:value-type="float" office:value="27.3995073333333" calcext:value-type="float">
            <text:p>27.3995</text:p>
          </table:table-cell>
          <table:table-cell table:style-name="ce25" office:value-type="float" office:value="3.21852066666667" calcext:value-type="float">
            <text:p>3.2185</text:p>
          </table:table-cell>
          <table:table-cell table:style-name="ce25" office:value-type="float" office:value="0.783063333333333" calcext:value-type="float">
            <text:p>0.7831</text:p>
          </table:table-cell>
        </table:table-row>
        <table:table-row table:style-name="ro11">
          <table:table-cell table:number-columns-repeated="18"/>
        </table:table-row>
        <table:table-row table:style-name="ro6">
          <table:table-cell table:style-name="ce16" office:value-type="string" calcext:value-type="string" table:number-columns-spanned="5" table:number-rows-spanned="1">
            <text:p>L3 Miss rate (Computation Phase)</text:p>
          </table:table-cell>
          <table:covered-table-cell table:number-columns-repeated="4"/>
          <table:table-cell table:number-columns-repeated="8"/>
          <table:table-cell table:style-name="ce16" office:value-type="string" calcext:value-type="string" table:number-columns-spanned="5" table:number-rows-spanned="1">
            <text:p>L3 Miss rate (Output Phase)</text:p>
          </table:table-cell>
          <table:covered-table-cell table:number-columns-repeated="4"/>
        </table:table-row>
        <table:table-row table:style-name="ro12">
          <table:table-cell table:style-name="ce11"/>
          <table:table-cell table:style-name="ce16" office:value-type="string" calcext:value-type="string">
            <text:p>tjunk.dat</text:p>
          </table:table-cell>
          <table:table-cell table:style-name="ce16" office:value-type="string" calcext:value-type="string">
            <text:p>cojack.dat</text:p>
          </table:table-cell>
          <table:table-cell table:style-name="ce16" office:value-type="string" calcext:value-type="string">
            <text:p>pent.dat</text:p>
          </table:table-cell>
          <table:table-cell table:style-name="ce16" office:value-type="string" calcext:value-type="string">
            <text:p>drall.dat</text:p>
          </table:table-cell>
          <table:table-cell table:number-columns-repeated="8"/>
          <table:table-cell table:style-name="ce11"/>
          <table:table-cell table:style-name="ce16" office:value-type="string" calcext:value-type="string">
            <text:p>tjunk.dat</text:p>
          </table:table-cell>
          <table:table-cell table:style-name="ce16" office:value-type="string" calcext:value-type="string">
            <text:p>cojack.dat</text:p>
          </table:table-cell>
          <table:table-cell table:style-name="ce16" office:value-type="string" calcext:value-type="string">
            <text:p>pent.dat</text:p>
          </table:table-cell>
          <table:table-cell table:style-name="ce16" office:value-type="string" calcext:value-type="string">
            <text:p>drall.dat</text:p>
          </table:table-cell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53" office:value-type="float" office:value="0.002125" calcext:value-type="float">
            <text:p>0.0021</text:p>
          </table:table-cell>
          <table:table-cell table:style-name="ce54" office:value-type="float" office:value="50.8594626666667" calcext:value-type="float">
            <text:p>50.8595</text:p>
          </table:table-cell>
          <table:table-cell table:style-name="ce54" office:value-type="float" office:value="0.100583666666667" calcext:value-type="float">
            <text:p>0.1006</text:p>
          </table:table-cell>
          <table:table-cell table:style-name="ce54" office:value-type="float" office:value="0.0191613333333333" calcext:value-type="float">
            <text:p>0.0192</text:p>
          </table:table-cell>
          <table:table-cell table:number-columns-repeated="8"/>
          <table:table-cell table:style-name="ce12" office:value-type="string" calcext:value-type="string">
            <text:p>-g</text:p>
          </table:table-cell>
          <table:table-cell table:style-name="ce25" office:value-type="float" office:value="8.549901" calcext:value-type="float">
            <text:p>8.5499</text:p>
          </table:table-cell>
          <table:table-cell table:style-name="ce25" office:value-type="float" office:value="5.957249" calcext:value-type="float">
            <text:p>5.9572</text:p>
          </table:table-cell>
          <table:table-cell table:style-name="ce25" office:value-type="float" office:value="5.45479" calcext:value-type="float">
            <text:p>5.4548</text:p>
          </table:table-cell>
          <table:table-cell table:style-name="ce25" office:value-type="float" office:value="5.35273233333333" calcext:value-type="float">
            <text:p>5.3527</text:p>
          </table:table-cell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53" office:value-type="float" office:value="0.00123866666666667" calcext:value-type="float">
            <text:p>0.0012</text:p>
          </table:table-cell>
          <table:table-cell table:style-name="ce54" office:value-type="float" office:value="75.8106713333333" calcext:value-type="float">
            <text:p>75.8107</text:p>
          </table:table-cell>
          <table:table-cell table:style-name="ce53" office:value-type="float" office:value="0.162062" calcext:value-type="float">
            <text:p>0.1621</text:p>
          </table:table-cell>
          <table:table-cell table:style-name="ce53" office:value-type="float" office:value="0.298105666666667" calcext:value-type="float">
            <text:p>0.2981</text:p>
          </table:table-cell>
          <table:table-cell table:number-columns-repeated="8"/>
          <table:table-cell table:style-name="ce12" office:value-type="string" calcext:value-type="string">
            <text:p>-O1</text:p>
          </table:table-cell>
          <table:table-cell table:style-name="ce25" office:value-type="float" office:value="8.42875466666666" calcext:value-type="float">
            <text:p>8.4288</text:p>
          </table:table-cell>
          <table:table-cell table:style-name="ce25" office:value-type="float" office:value="6.161803" calcext:value-type="float">
            <text:p>6.1618</text:p>
          </table:table-cell>
          <table:table-cell table:style-name="ce25" office:value-type="float" office:value="6.27011733333333" calcext:value-type="float">
            <text:p>6.2701</text:p>
          </table:table-cell>
          <table:table-cell table:style-name="ce25" office:value-type="float" office:value="5.094878" calcext:value-type="float">
            <text:p>5.0949</text:p>
          </table:table-cell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53" office:value-type="float" office:value="0.002019" calcext:value-type="float">
            <text:p>0.0020</text:p>
          </table:table-cell>
          <table:table-cell table:style-name="ce54" office:value-type="float" office:value="93.560023" calcext:value-type="float">
            <text:p>93.5600</text:p>
          </table:table-cell>
          <table:table-cell table:style-name="ce53" office:value-type="float" office:value="0.200641666666667" calcext:value-type="float">
            <text:p>0.2006</text:p>
          </table:table-cell>
          <table:table-cell table:style-name="ce53" office:value-type="float" office:value="0.204882" calcext:value-type="float">
            <text:p>0.2049</text:p>
          </table:table-cell>
          <table:table-cell table:number-columns-repeated="8"/>
          <table:table-cell table:style-name="ce12" office:value-type="string" calcext:value-type="string">
            <text:p>-O2</text:p>
          </table:table-cell>
          <table:table-cell table:style-name="ce25" office:value-type="float" office:value="9.197687" calcext:value-type="float">
            <text:p>9.1977</text:p>
          </table:table-cell>
          <table:table-cell table:style-name="ce25" office:value-type="float" office:value="6.72676566666667" calcext:value-type="float">
            <text:p>6.7268</text:p>
          </table:table-cell>
          <table:table-cell table:style-name="ce25" office:value-type="float" office:value="5.556955" calcext:value-type="float">
            <text:p>5.5570</text:p>
          </table:table-cell>
          <table:table-cell table:style-name="ce25" office:value-type="float" office:value="37.5438546666667" calcext:value-type="float">
            <text:p>37.5439</text:p>
          </table:table-cell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53" office:value-type="float" office:value="0.00221866666666667" calcext:value-type="float">
            <text:p>0.0022</text:p>
          </table:table-cell>
          <table:table-cell table:style-name="ce54" office:value-type="float" office:value="81.9856996666667" calcext:value-type="float">
            <text:p>81.9857</text:p>
          </table:table-cell>
          <table:table-cell table:style-name="ce53" office:value-type="float" office:value="0.0790743333333333" calcext:value-type="float">
            <text:p>0.0791</text:p>
          </table:table-cell>
          <table:table-cell table:style-name="ce53" office:value-type="float" office:value="0.00879433333333333" calcext:value-type="float">
            <text:p>0.0088</text:p>
          </table:table-cell>
          <table:table-cell table:number-columns-repeated="8"/>
          <table:table-cell table:style-name="ce12" office:value-type="string" calcext:value-type="string">
            <text:p>-O3</text:p>
          </table:table-cell>
          <table:table-cell table:style-name="ce25" office:value-type="float" office:value="7.91875633333333" calcext:value-type="float">
            <text:p>7.9188</text:p>
          </table:table-cell>
          <table:table-cell table:style-name="ce25" office:value-type="float" office:value="6.172899" calcext:value-type="float">
            <text:p>6.1729</text:p>
          </table:table-cell>
          <table:table-cell table:style-name="ce25" office:value-type="float" office:value="6.37304666666667" calcext:value-type="float">
            <text:p>6.3730</text:p>
          </table:table-cell>
          <table:table-cell table:style-name="ce25" office:value-type="float" office:value="5.82826266666667" calcext:value-type="float">
            <text:p>5.8283</text:p>
          </table:table-cell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53" office:value-type="float" office:value="0.002343" calcext:value-type="float">
            <text:p>0.0023</text:p>
          </table:table-cell>
          <table:table-cell table:style-name="ce54" office:value-type="float" office:value="81.680916" calcext:value-type="float">
            <text:p>81.6809</text:p>
          </table:table-cell>
          <table:table-cell table:style-name="ce53" office:value-type="float" office:value="33.3913823333333" calcext:value-type="float">
            <text:p>33.3914</text:p>
          </table:table-cell>
          <table:table-cell table:style-name="ce53" office:value-type="float" office:value="0.010296" calcext:value-type="float">
            <text:p>0.0103</text:p>
          </table:table-cell>
          <table:table-cell table:number-columns-repeated="8"/>
          <table:table-cell table:style-name="ce12" office:value-type="string" calcext:value-type="string">
            <text:p>-O3 No Prefetch</text:p>
          </table:table-cell>
          <table:table-cell table:style-name="ce25" office:value-type="float" office:value="8.17231133333333" calcext:value-type="float">
            <text:p>8.1723</text:p>
          </table:table-cell>
          <table:table-cell table:style-name="ce25" office:value-type="float" office:value="55.0180223333333" calcext:value-type="float">
            <text:p>55.0180</text:p>
          </table:table-cell>
          <table:table-cell table:style-name="ce25" office:value-type="float" office:value="5.85700033333333" calcext:value-type="float">
            <text:p>5.8570</text:p>
          </table:table-cell>
          <table:table-cell table:style-name="ce25" office:value-type="float" office:value="5.06876933333333" calcext:value-type="float">
            <text:p>5.0688</text:p>
          </table:table-cell>
        </table:table-row>
        <table:table-row table:style-name="ro11">
          <table:table-cell table:number-columns-repeated="18"/>
        </table:table-row>
        <table:table-row table:style-name="ro6">
          <table:table-cell table:number-columns-repeated="13"/>
          <table:table-cell table:style-name="ce16" office:value-type="string" calcext:value-type="string" table:number-columns-spanned="5" table:number-rows-spanned="1">
            <text:p>L3 Miss rate (Output Phase)</text:p>
          </table:table-cell>
          <table:covered-table-cell table:number-columns-repeated="4"/>
        </table:table-row>
        <table:table-row table:style-name="ro10">
          <table:table-cell table:number-columns-repeated="13"/>
          <table:table-cell table:style-name="ce11"/>
          <table:table-cell table:style-name="ce16" office:value-type="string" calcext:value-type="string">
            <text:p>tjunk.dat</text:p>
          </table:table-cell>
          <table:table-cell table:style-name="ce16" office:value-type="string" calcext:value-type="string">
            <text:p>cojack.dat</text:p>
          </table:table-cell>
          <table:table-cell table:style-name="ce16" office:value-type="string" calcext:value-type="string">
            <text:p>pent.dat</text:p>
          </table:table-cell>
          <table:table-cell table:style-name="ce16" office:value-type="string" calcext:value-type="string">
            <text:p>drall.dat</text:p>
          </table:table-cell>
        </table:table-row>
        <table:table-row table:style-name="ro9">
          <table:table-cell table:number-columns-repeated="13"/>
          <table:table-cell table:style-name="ce12" office:value-type="string" calcext:value-type="string">
            <text:p>-g</text:p>
          </table:table-cell>
          <table:table-cell table:style-name="ce25" office:value-type="float" office:value="0.171871666666667" calcext:value-type="float">
            <text:p>0.1719</text:p>
          </table:table-cell>
          <table:table-cell table:style-name="ce25" office:value-type="float" office:value="30.0898193333333" calcext:value-type="float">
            <text:p>30.0898</text:p>
          </table:table-cell>
          <table:table-cell table:style-name="ce25" office:value-type="float" office:value="4.95557633333333" calcext:value-type="float">
            <text:p>4.9556</text:p>
          </table:table-cell>
          <table:table-cell table:style-name="ce25" office:value-type="float" office:value="0.930377333333333" calcext:value-type="float">
            <text:p>0.9304</text:p>
          </table:table-cell>
        </table:table-row>
        <table:table-row table:style-name="ro9">
          <table:table-cell table:number-columns-repeated="13"/>
          <table:table-cell table:style-name="ce12" office:value-type="string" calcext:value-type="string">
            <text:p>-O1</text:p>
          </table:table-cell>
          <table:table-cell table:style-name="ce25" office:value-type="float" office:value="0.138021333333333" calcext:value-type="float">
            <text:p>0.1380</text:p>
          </table:table-cell>
          <table:table-cell table:style-name="ce25" office:value-type="float" office:value="31.2872856666667" calcext:value-type="float">
            <text:p>31.2873</text:p>
          </table:table-cell>
          <table:table-cell table:style-name="ce25" office:value-type="float" office:value="4.092865" calcext:value-type="float">
            <text:p>4.0929</text:p>
          </table:table-cell>
          <table:table-cell table:style-name="ce25" office:value-type="float" office:value="3.25150766666667" calcext:value-type="float">
            <text:p>3.2515</text:p>
          </table:table-cell>
        </table:table-row>
        <table:table-row table:style-name="ro9">
          <table:table-cell table:number-columns-repeated="13"/>
          <table:table-cell table:style-name="ce12" office:value-type="string" calcext:value-type="string">
            <text:p>-O2</text:p>
          </table:table-cell>
          <table:table-cell table:style-name="ce25" office:value-type="float" office:value="0.151892" calcext:value-type="float">
            <text:p>0.1519</text:p>
          </table:table-cell>
          <table:table-cell table:style-name="ce25" office:value-type="float" office:value="26.5499666666667" calcext:value-type="float">
            <text:p>26.5500</text:p>
          </table:table-cell>
          <table:table-cell table:style-name="ce25" office:value-type="float" office:value="4.99972166666667" calcext:value-type="float">
            <text:p>4.9997</text:p>
          </table:table-cell>
          <table:table-cell table:style-name="ce25" office:value-type="float" office:value="17.211467" calcext:value-type="float">
            <text:p>17.2115</text:p>
          </table:table-cell>
        </table:table-row>
        <table:table-row table:style-name="ro9">
          <table:table-cell table:number-columns-repeated="13"/>
          <table:table-cell table:style-name="ce12" office:value-type="string" calcext:value-type="string">
            <text:p>-O3</text:p>
          </table:table-cell>
          <table:table-cell table:style-name="ce25" office:value-type="float" office:value="0.208311" calcext:value-type="float">
            <text:p>0.2083</text:p>
          </table:table-cell>
          <table:table-cell table:style-name="ce25" office:value-type="float" office:value="31.42947" calcext:value-type="float">
            <text:p>31.4295</text:p>
          </table:table-cell>
          <table:table-cell table:style-name="ce25" office:value-type="float" office:value="4.41527233333333" calcext:value-type="float">
            <text:p>4.4153</text:p>
          </table:table-cell>
          <table:table-cell table:style-name="ce25" office:value-type="float" office:value="0.579627333333333" calcext:value-type="float">
            <text:p>0.5796</text:p>
          </table:table-cell>
        </table:table-row>
        <table:table-row table:style-name="ro9">
          <table:table-cell table:number-columns-repeated="13"/>
          <table:table-cell table:style-name="ce12" office:value-type="string" calcext:value-type="string">
            <text:p>-O3 No Prefetch</text:p>
          </table:table-cell>
          <table:table-cell table:style-name="ce25" office:value-type="float" office:value="0.216181" calcext:value-type="float">
            <text:p>0.2162</text:p>
          </table:table-cell>
          <table:table-cell table:style-name="ce25" office:value-type="float" office:value="54.2408523333333" calcext:value-type="float">
            <text:p>54.2409</text:p>
          </table:table-cell>
          <table:table-cell table:style-name="ce25" office:value-type="float" office:value="7.17600333333333" calcext:value-type="float">
            <text:p>7.1760</text:p>
          </table:table-cell>
          <table:table-cell table:style-name="ce25" office:value-type="float" office:value="0.544553333333333" calcext:value-type="float">
            <text:p>0.5446</text:p>
          </table:table-cell>
        </table:table-row>
        <table:table-row table:style-name="ro6">
          <table:table-cell table:style-name="ce15"/>
          <table:table-cell table:style-name="ce16" office:value-type="string" calcext:value-type="string" table:number-columns-spanned="3" table:number-rows-spanned="1">
            <text:p>Execution Time for different optimization level</text:p>
          </table:table-cell>
          <table:covered-table-cell table:number-columns-repeated="2" table:style-name="ce19"/>
          <table:table-cell table:number-columns-repeated="14"/>
        </table:table-row>
        <table:table-row table:style-name="ro9">
          <table:table-cell table:style-name="ce15"/>
          <table:table-cell table:style-name="ce20" office:value-type="string" calcext:value-type="string">
            <text:p>Input Phase</text:p>
          </table:table-cell>
          <table:table-cell table:style-name="ce20" office:value-type="string" calcext:value-type="string">
            <text:p>Computation Phase</text:p>
          </table:table-cell>
          <table:table-cell table:style-name="ce55" office:value-type="string" calcext:value-type="string">
            <text:p>Output Phase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g tjunk.dat</text:p>
          </table:table-cell>
          <table:table-cell table:style-name="ce17" office:value-type="float" office:value="92637.3333333333" calcext:value-type="float">
            <text:p>92637</text:p>
          </table:table-cell>
          <table:table-cell table:style-name="ce23" office:value-type="float" office:value="381903" calcext:value-type="float">
            <text:p>381903</text:p>
          </table:table-cell>
          <table:table-cell table:style-name="ce23" office:value-type="float" office:value="140593" calcext:value-type="float">
            <text:p>140593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g cojack.dat</text:p>
          </table:table-cell>
          <table:table-cell table:style-name="ce17" office:value-type="float" office:value="1684075.33333333" calcext:value-type="float">
            <text:p>1684075</text:p>
          </table:table-cell>
          <table:table-cell table:style-name="ce23" office:value-type="float" office:value="16791498" calcext:value-type="float">
            <text:p>16791498</text:p>
          </table:table-cell>
          <table:table-cell table:style-name="ce23" office:value-type="float" office:value="2100966" calcext:value-type="float">
            <text:p>2100966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g pent.dat</text:p>
          </table:table-cell>
          <table:table-cell table:style-name="ce17" office:value-type="float" office:value="654025.666666667" calcext:value-type="float">
            <text:p>654026</text:p>
          </table:table-cell>
          <table:table-cell table:style-name="ce23" office:value-type="float" office:value="4860835.33333333" calcext:value-type="float">
            <text:p>4860835</text:p>
          </table:table-cell>
          <table:table-cell table:style-name="ce23" office:value-type="float" office:value="725150.666666667" calcext:value-type="float">
            <text:p>725151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g drall.dat</text:p>
          </table:table-cell>
          <table:table-cell table:style-name="ce17" office:value-type="float" office:value="299727.333333333" calcext:value-type="float">
            <text:p>299727</text:p>
          </table:table-cell>
          <table:table-cell table:style-name="ce23" office:value-type="float" office:value="1305452.33333333" calcext:value-type="float">
            <text:p>1305452</text:p>
          </table:table-cell>
          <table:table-cell table:style-name="ce23" office:value-type="float" office:value="365369" calcext:value-type="float">
            <text:p>365369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1 tjunk.dat</text:p>
          </table:table-cell>
          <table:table-cell table:style-name="ce17" office:value-type="float" office:value="100732.333333333" calcext:value-type="float">
            <text:p>100732</text:p>
          </table:table-cell>
          <table:table-cell table:style-name="ce23" office:value-type="float" office:value="126059" calcext:value-type="float">
            <text:p>126059</text:p>
          </table:table-cell>
          <table:table-cell table:style-name="ce23" office:value-type="float" office:value="103485.333333333" calcext:value-type="float">
            <text:p>103485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1 cojack.dat</text:p>
          </table:table-cell>
          <table:table-cell table:style-name="ce17" office:value-type="float" office:value="1630917.33333333" calcext:value-type="float">
            <text:p>1630917</text:p>
          </table:table-cell>
          <table:table-cell table:style-name="ce23" office:value-type="float" office:value="7572094.66666667" calcext:value-type="float">
            <text:p>7572095</text:p>
          </table:table-cell>
          <table:table-cell table:style-name="ce23" office:value-type="float" office:value="1949224" calcext:value-type="float">
            <text:p>1949224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1 pent.dat</text:p>
          </table:table-cell>
          <table:table-cell table:style-name="ce17" office:value-type="float" office:value="697750.333333333" calcext:value-type="float">
            <text:p>697750</text:p>
          </table:table-cell>
          <table:table-cell table:style-name="ce23" office:value-type="float" office:value="1592512" calcext:value-type="float">
            <text:p>1592512</text:p>
          </table:table-cell>
          <table:table-cell table:style-name="ce23" office:value-type="float" office:value="632943" calcext:value-type="float">
            <text:p>632943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1 drall.dat</text:p>
          </table:table-cell>
          <table:table-cell table:style-name="ce17" office:value-type="float" office:value="292303.666666667" calcext:value-type="float">
            <text:p>292304</text:p>
          </table:table-cell>
          <table:table-cell table:style-name="ce23" office:value-type="float" office:value="429374" calcext:value-type="float">
            <text:p>429374</text:p>
          </table:table-cell>
          <table:table-cell table:style-name="ce23" office:value-type="float" office:value="369345.333333333" calcext:value-type="float">
            <text:p>369345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2 tjunk.dat</text:p>
          </table:table-cell>
          <table:table-cell table:style-name="ce17" office:value-type="float" office:value="94303" calcext:value-type="float">
            <text:p>94303</text:p>
          </table:table-cell>
          <table:table-cell table:style-name="ce23" office:value-type="float" office:value="99074.3333333333" calcext:value-type="float">
            <text:p>99074</text:p>
          </table:table-cell>
          <table:table-cell table:style-name="ce23" office:value-type="float" office:value="346610.333333333" calcext:value-type="float">
            <text:p>346610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2 cojack.dat</text:p>
          </table:table-cell>
          <table:table-cell table:style-name="ce17" office:value-type="float" office:value="1667855" calcext:value-type="float">
            <text:p>1667855</text:p>
          </table:table-cell>
          <table:table-cell table:style-name="ce23" office:value-type="float" office:value="7056385.66666667" calcext:value-type="float">
            <text:p>7056386</text:p>
          </table:table-cell>
          <table:table-cell table:style-name="ce23" office:value-type="float" office:value="2030399" calcext:value-type="float">
            <text:p>2030399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2 pent.dat</text:p>
          </table:table-cell>
          <table:table-cell table:style-name="ce17" office:value-type="float" office:value="660617.333333333" calcext:value-type="float">
            <text:p>660617</text:p>
          </table:table-cell>
          <table:table-cell table:style-name="ce23" office:value-type="float" office:value="1293914" calcext:value-type="float">
            <text:p>1293914</text:p>
          </table:table-cell>
          <table:table-cell table:style-name="ce23" office:value-type="float" office:value="986966.333333333" calcext:value-type="float">
            <text:p>986966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2 drall.dat</text:p>
          </table:table-cell>
          <table:table-cell table:style-name="ce17" office:value-type="float" office:value="286125.333333333" calcext:value-type="float">
            <text:p>286125</text:p>
          </table:table-cell>
          <table:table-cell table:style-name="ce23" office:value-type="float" office:value="346466" calcext:value-type="float">
            <text:p>346466</text:p>
          </table:table-cell>
          <table:table-cell table:style-name="ce23" office:value-type="float" office:value="371217.666666667" calcext:value-type="float">
            <text:p>371218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3 tjunk.dat</text:p>
          </table:table-cell>
          <table:table-cell table:style-name="ce17" office:value-type="float" office:value="108996.333333333" calcext:value-type="float">
            <text:p>108996</text:p>
          </table:table-cell>
          <table:table-cell table:style-name="ce23" office:value-type="float" office:value="101398.666666667" calcext:value-type="float">
            <text:p>101399</text:p>
          </table:table-cell>
          <table:table-cell table:style-name="ce23" office:value-type="float" office:value="108076.666666667" calcext:value-type="float">
            <text:p>108077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3 cojack.dat</text:p>
          </table:table-cell>
          <table:table-cell table:style-name="ce17" office:value-type="float" office:value="1649824.33333333" calcext:value-type="float">
            <text:p>1649824</text:p>
          </table:table-cell>
          <table:table-cell table:style-name="ce23" office:value-type="float" office:value="6604137.33333333" calcext:value-type="float">
            <text:p>6604137</text:p>
          </table:table-cell>
          <table:table-cell table:style-name="ce23" office:value-type="float" office:value="1930799.33333333" calcext:value-type="float">
            <text:p>1930799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3 pent.dat</text:p>
          </table:table-cell>
          <table:table-cell table:style-name="ce17" office:value-type="float" office:value="660284" calcext:value-type="float">
            <text:p>660284</text:p>
          </table:table-cell>
          <table:table-cell table:style-name="ce23" office:value-type="float" office:value="1321235.66666667" calcext:value-type="float">
            <text:p>1321236</text:p>
          </table:table-cell>
          <table:table-cell table:style-name="ce23" office:value-type="float" office:value="637649" calcext:value-type="float">
            <text:p>637649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3 drall.dat</text:p>
          </table:table-cell>
          <table:table-cell table:style-name="ce17" office:value-type="float" office:value="290140" calcext:value-type="float">
            <text:p>290140</text:p>
          </table:table-cell>
          <table:table-cell table:style-name="ce23" office:value-type="float" office:value="352726.333333333" calcext:value-type="float">
            <text:p>352726</text:p>
          </table:table-cell>
          <table:table-cell table:style-name="ce23" office:value-type="float" office:value="340765.666666667" calcext:value-type="float">
            <text:p>340766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3 No Prefetch tjunk.dat</text:p>
          </table:table-cell>
          <table:table-cell table:style-name="ce17" office:value-type="float" office:value="93075" calcext:value-type="float">
            <text:p>93075</text:p>
          </table:table-cell>
          <table:table-cell table:style-name="ce23" office:value-type="float" office:value="102672.666666667" calcext:value-type="float">
            <text:p>102673</text:p>
          </table:table-cell>
          <table:table-cell table:style-name="ce23" office:value-type="float" office:value="100397.333333333" calcext:value-type="float">
            <text:p>100397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3 No Prefetch cojack.dat</text:p>
          </table:table-cell>
          <table:table-cell table:style-name="ce17" office:value-type="float" office:value="1665862.33333333" calcext:value-type="float">
            <text:p>1665862</text:p>
          </table:table-cell>
          <table:table-cell table:style-name="ce23" office:value-type="float" office:value="6547959.66666667" calcext:value-type="float">
            <text:p>6547960</text:p>
          </table:table-cell>
          <table:table-cell table:style-name="ce23" office:value-type="float" office:value="1858919.33333333" calcext:value-type="float">
            <text:p>1858919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3 No Prefetch pent.dat</text:p>
          </table:table-cell>
          <table:table-cell table:style-name="ce17" office:value-type="float" office:value="647276.666666667" calcext:value-type="float">
            <text:p>647277</text:p>
          </table:table-cell>
          <table:table-cell table:style-name="ce23" office:value-type="float" office:value="1326103" calcext:value-type="float">
            <text:p>1326103</text:p>
          </table:table-cell>
          <table:table-cell table:style-name="ce23" office:value-type="float" office:value="915695" calcext:value-type="float">
            <text:p>915695</text:p>
          </table:table-cell>
          <table:table-cell table:number-columns-repeated="14"/>
        </table:table-row>
        <table:table-row table:style-name="ro6">
          <table:table-cell table:style-name="ce12" office:value-type="string" calcext:value-type="string">
            <text:p>-O3 No Prefetch drall.dat</text:p>
          </table:table-cell>
          <table:table-cell table:style-name="ce17" office:value-type="float" office:value="298688" calcext:value-type="float">
            <text:p>298688</text:p>
          </table:table-cell>
          <table:table-cell table:style-name="ce23" office:value-type="float" office:value="352789.333333333" calcext:value-type="float">
            <text:p>352789</text:p>
          </table:table-cell>
          <table:table-cell table:style-name="ce23" office:value-type="float" office:value="337073" calcext:value-type="float">
            <text:p>337073</text:p>
          </table:table-cell>
          <table:table-cell table:number-columns-repeated="14"/>
        </table:table-row>
        <table:table-row table:style-name="ro11" table:number-rows-repeated="4">
          <table:table-cell table:number-columns-repeated="18"/>
        </table:table-row>
        <table:table-row table:style-name="ro10">
          <table:table-cell table:style-name="ce52"/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>
            <text:p>Memory</text:p>
          </table:table-cell>
          <table:table-cell table:style-name="ce34" office:value-type="string" calcext:value-type="string">
            <text:p>Time</text:p>
          </table:table-cell>
          <table:table-cell table:number-columns-repeated="14"/>
        </table:table-row>
        <table:table-row table:style-name="ro13">
          <table:table-cell table:style-name="ce52"/>
          <table:table-cell table:style-name="ce35"/>
          <table:table-cell table:style-name="ce35" office:value-type="string" calcext:value-type="string">
            <text:p>Bytes</text:p>
          </table:table-cell>
          <table:table-cell table:style-name="ce35" office:value-type="string" calcext:value-type="string">
            <text:p>µ sec</text:p>
          </table:table-cell>
          <table:table-cell table:number-columns-repeated="14"/>
        </table:table-row>
        <table:table-row table:style-name="ro13">
          <table:table-cell table:style-name="ce52" office:value-type="string" calcext:value-type="string" table:number-columns-spanned="1" table:number-rows-spanned="2">
            <text:p>tjunk</text:p>
          </table:table-cell>
          <table:table-cell table:style-name="ce3" office:value-type="string" calcext:value-type="string">
            <text:p>Input Text</text:p>
          </table:table-cell>
          <table:table-cell table:style-name="ce38" office:value-type="float" office:value="3874353" calcext:value-type="float">
            <text:p>3874353</text:p>
          </table:table-cell>
          <table:table-cell table:style-name="ce45" office:value-type="float" office:value="108996.333333333" calcext:value-type="float">
            <text:p>108996</text:p>
          </table:table-cell>
          <table:table-cell table:number-columns-repeated="14"/>
        </table:table-row>
        <table:table-row table:style-name="ro13">
          <table:covered-table-cell table:style-name="ce52"/>
          <table:table-cell table:style-name="ce3" office:value-type="string" calcext:value-type="string">
            <text:p>Input Binary</text:p>
          </table:table-cell>
          <table:table-cell table:style-name="ce39" office:value-type="float" office:value="1273756" calcext:value-type="float">
            <text:p>1273756</text:p>
          </table:table-cell>
          <table:table-cell table:style-name="ce46" office:value-type="float" office:value="30884" calcext:value-type="float">
            <text:p>30884</text:p>
          </table:table-cell>
          <table:table-cell table:number-columns-repeated="14"/>
        </table:table-row>
        <table:table-row table:style-name="ro13">
          <table:table-cell table:style-name="ce52" office:value-type="string" calcext:value-type="string" table:number-columns-spanned="1" table:number-rows-spanned="2">
            <text:p>drall</text:p>
          </table:table-cell>
          <table:table-cell table:style-name="ce3" office:value-type="string" calcext:value-type="string">
            <text:p>Input Text</text:p>
          </table:table-cell>
          <table:table-cell table:style-name="ce39" office:value-type="float" office:value="13239532" calcext:value-type="float">
            <text:p>13239532</text:p>
          </table:table-cell>
          <table:table-cell table:style-name="ce46" office:value-type="float" office:value="290140" calcext:value-type="float">
            <text:p>290140</text:p>
          </table:table-cell>
          <table:table-cell table:number-columns-repeated="14"/>
        </table:table-row>
        <table:table-row table:style-name="ro13">
          <table:covered-table-cell table:style-name="ce52"/>
          <table:table-cell table:style-name="ce3" office:value-type="string" calcext:value-type="string">
            <text:p>Input Binary</text:p>
          </table:table-cell>
          <table:table-cell table:style-name="ce39" office:value-type="float" office:value="4352720" calcext:value-type="float">
            <text:p>4352720</text:p>
          </table:table-cell>
          <table:table-cell table:style-name="ce46" office:value-type="float" office:value="63707.3333333333" calcext:value-type="float">
            <text:p>63707</text:p>
          </table:table-cell>
          <table:table-cell table:number-columns-repeated="14"/>
        </table:table-row>
        <table:table-row table:style-name="ro13">
          <table:table-cell table:style-name="ce52" office:value-type="string" calcext:value-type="string" table:number-columns-spanned="1" table:number-rows-spanned="2">
            <text:p>pent</text:p>
          </table:table-cell>
          <table:table-cell table:style-name="ce3" office:value-type="string" calcext:value-type="string">
            <text:p>Input Text</text:p>
          </table:table-cell>
          <table:table-cell table:style-name="ce39" office:value-type="float" office:value="30636050" calcext:value-type="float">
            <text:p>30636050</text:p>
          </table:table-cell>
          <table:table-cell table:style-name="ce46" office:value-type="float" office:value="660284" calcext:value-type="float">
            <text:p>660284</text:p>
          </table:table-cell>
          <table:table-cell table:number-columns-repeated="14"/>
        </table:table-row>
        <table:table-row table:style-name="ro13">
          <table:covered-table-cell table:style-name="ce52"/>
          <table:table-cell table:style-name="ce3" office:value-type="string" calcext:value-type="string">
            <text:p>Input Binary</text:p>
          </table:table-cell>
          <table:table-cell table:style-name="ce39" office:value-type="float" office:value="9936016" calcext:value-type="float">
            <text:p>9936016</text:p>
          </table:table-cell>
          <table:table-cell table:style-name="ce46" office:value-type="float" office:value="83031.3333333333" calcext:value-type="float">
            <text:p>83031</text:p>
          </table:table-cell>
          <table:table-cell table:number-columns-repeated="14"/>
        </table:table-row>
        <table:table-row table:style-name="ro13">
          <table:table-cell table:style-name="ce52" office:value-type="string" calcext:value-type="string" table:number-columns-spanned="1" table:number-rows-spanned="2">
            <text:p>cojack</text:p>
          </table:table-cell>
          <table:table-cell table:style-name="ce3" office:value-type="string" calcext:value-type="string">
            <text:p>Input Text</text:p>
          </table:table-cell>
          <table:table-cell table:style-name="ce39" office:value-type="float" office:value="75058440" calcext:value-type="float">
            <text:p>75058440</text:p>
          </table:table-cell>
          <table:table-cell table:style-name="ce46" office:value-type="float" office:value="1649824.33333333" calcext:value-type="float">
            <text:p>1649824</text:p>
          </table:table-cell>
          <table:table-cell table:number-columns-repeated="14"/>
        </table:table-row>
        <table:table-row table:style-name="ro13">
          <table:covered-table-cell table:style-name="ce52"/>
          <table:table-cell table:style-name="ce3" office:value-type="string" calcext:value-type="string">
            <text:p>Input Binary</text:p>
          </table:table-cell>
          <table:table-cell table:style-name="ce39" office:value-type="float" office:value="29260064" calcext:value-type="float">
            <text:p>29260064</text:p>
          </table:table-cell>
          <table:table-cell table:style-name="ce46" office:value-type="float" office:value="214524.333333333" calcext:value-type="float">
            <text:p>214524</text:p>
          </table:table-cell>
          <table:table-cell table:number-columns-repeated="14"/>
        </table:table-row>
        <table:table-row table:style-name="ro11" table:number-rows-repeated="1048508">
          <table:table-cell table:number-columns-repeated="18"/>
        </table:table-row>
        <table:table-row table:style-name="ro11">
          <table:table-cell table:number-columns-repeated="18"/>
        </table:table-row>
      </table:table>
      <table:named-expressions>
        <table:named-range table:name="CPUFREQ" table:base-cell-address="$'Runtime Env'.$A$1" table:cell-range-address="$'Runtime Env'.$B$7"/>
        <table:named-range table:name="MaxPerf" table:base-cell-address="$'Runtime Env'.$A$1" table:cell-range-address="$'Runtime Env'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percentage-style style:name="N126">
      <number:number number:decimal-places="4" number:min-integer-digits="1"/>
      <number:text>%</number:text>
    </number:percentage-style>
    <number:number-style style:name="N127">
      <number:number number:decimal-places="4" number:min-integer-digits="1" number:grouping="true"/>
    </number:number-style>
    <number:number-style style:name="N128">
      <number:number number:decimal-places="3" number:min-integer-digits="1"/>
    </number:number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number-style style:name="N131">
      <number:number number:decimal-places="3" number:min-integer-digits="5"/>
    </number:number-style>
    <number:number-style style:name="N132">
      <number:number number:decimal-places="5" number:min-integer-digits="1"/>
    </number:number-style>
    <number:number-style style:name="N133">
      <number:number number:decimal-places="1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b9cde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4f81b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time_20_Env" style:display-name="PageStyle_Runtime E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Junc" style:display-name="PageStyle_TJun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jack" style:display-name="PageStyle_Coj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t" style:display-name="PageStyle_P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ll" style:display-name="PageStyle_D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" style:display-name="PageStyle_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t_20_Examples" style:display-name="PageStyle_Chart Examp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6T06:40:56.306427000</dc:date>
    <meta:editing-cycles>118</meta:editing-cycles>
    <meta:editing-duration>PT9H41M16S</meta:editing-duration>
    <meta:generator>LibreOffice/4.1.3.2$MacOSX_x86 LibreOffice_project/70feb7d99726f064edab4605a8ab840c50ec57a</meta:generator>
    <meta:document-statistic meta:table-count="7" meta:cell-count="121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5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34cm" svg:height="6.764cm" xlink:href=".." xlink:type="simple" chart:class="chart:bar" chart:style-name="ch1">
        <chart:title svg:x="3.18cm" svg:y="0.244cm" chart:style-name="ch2">
          <text:p>L2 Cache miss rate (Computation Phase)</text:p>
        </chart:title>
        <chart:legend chart:legend-position="end" svg:x="11.62cm" svg:y="2.077cm" style:legend-expansion="high" chart:style-name="ch3"/>
        <chart:plot-area chart:style-name="ch4" table:cell-range-address="Chart.A2:Chart.E7" chart:data-source-has-labels="both" svg:x="1.302cm" svg:y="1.468cm" svg:width="9.722cm" svg:height="4.187cm">
          <chartooo:coordinate-region svg:x="2.833cm" svg:y="1.669cm" svg:width="8.191cm" svg:height="3.335cm"/>
          <chart:axis chart:dimension="x" chart:name="primary-x" chart:style-name="ch5" chartooo:axis-type="auto">
            <chartooo:date-scale/>
            <chart:title svg:x="5.37cm" svg:y="5.791cm" chart:style-name="ch6">
              <text:p>Input Files</text:p>
            </chart:title>
            <chart:categories table:cell-range-address="Chart.B2:Chart.E2"/>
          </chart:axis>
          <chart:axis chart:dimension="y" chart:name="primary-y" chart:style-name="ch7">
            <chart:title svg:x="0.451cm" svg:y="4.268cm" chart:style-name="ch8">
              <text:p>miss rate</text:p>
            </chart:title>
            <chart:grid chart:style-name="ch9" chart:class="major"/>
          </chart:axis>
          <chart:series chart:style-name="ch10" chart:values-cell-range-address="Chart.B3:Chart.E3" chart:label-cell-address="Chart.A3:Chart.A3" chart:class="chart:bar">
            <chart:data-point chart:repeated="4"/>
          </chart:series>
          <chart:series chart:style-name="ch11" chart:values-cell-range-address="Chart.B4:Chart.E4" chart:label-cell-address="Chart.A4:Chart.A4" chart:class="chart:bar">
            <chart:data-point chart:repeated="4"/>
          </chart:series>
          <chart:series chart:style-name="ch12" chart:values-cell-range-address="Chart.B5:Chart.E5" chart:label-cell-address="Chart.A5:Chart.A5" chart:class="chart:bar">
            <chart:data-point chart:repeated="4"/>
          </chart:series>
          <chart:series chart:style-name="ch13" chart:values-cell-range-address="Chart.B6:Chart.E6" chart:label-cell-address="Chart.A6:Chart.A6" chart:class="chart:bar">
            <chart:data-point chart:repeated="4"/>
          </chart:series>
          <chart:series chart:style-name="ch14" chart:values-cell-range-address="Chart.B7:Chart.E7" chart:label-cell-address="Chart.A7:Chart.A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junk.dat</text:p>
                <draw:g>
                  <svg:desc>Chart.B2:Chart.E2</svg:desc>
                </draw:g>
              </table:table-cell>
              <table:table-cell office:value-type="string">
                <text:p>cojack.dat</text:p>
              </table:table-cell>
              <table:table-cell office:value-type="string">
                <text:p>pent.dat</text:p>
              </table:table-cell>
              <table:table-cell office:value-type="string">
                <text:p>drall.dat</text:p>
              </table:table-cell>
            </table:table-row>
          </table:table-header-rows>
          <table:table-rows>
            <table:table-row>
              <table:table-cell office:value-type="string">
                <text:p>-g</text:p>
                <draw:g>
                  <svg:desc>Chart.A3:Chart.A3</svg:desc>
                </draw:g>
              </table:table-cell>
              <table:table-cell office:value-type="float" office:value="1.68960333333333">
                <text:p>1.68960333333333</text:p>
                <draw:g>
                  <svg:desc>Chart.B3:Chart.E3</svg:desc>
                </draw:g>
              </table:table-cell>
              <table:table-cell office:value-type="float" office:value="2.55213233333333">
                <text:p>2.55213233333333</text:p>
              </table:table-cell>
              <table:table-cell office:value-type="float" office:value="1.553843">
                <text:p>1.553843</text:p>
              </table:table-cell>
              <table:table-cell office:value-type="float" office:value="1.60556">
                <text:p>1.60556</text:p>
              </table:table-cell>
            </table:table-row>
            <table:table-row>
              <table:table-cell office:value-type="string">
                <text:p>-O1</text:p>
                <draw:g>
                  <svg:desc>Chart.A4:Chart.A4</svg:desc>
                </draw:g>
              </table:table-cell>
              <table:table-cell office:value-type="float" office:value="2.34309633333333">
                <text:p>2.34309633333333</text:p>
                <draw:g>
                  <svg:desc>Chart.B4:Chart.E4</svg:desc>
                </draw:g>
              </table:table-cell>
              <table:table-cell office:value-type="float" office:value="9.24148366666667">
                <text:p>9.24148366666667</text:p>
              </table:table-cell>
              <table:table-cell office:value-type="float" office:value="1.91918433333333">
                <text:p>1.91918433333333</text:p>
              </table:table-cell>
              <table:table-cell office:value-type="float" office:value="2.29234333333333">
                <text:p>2.29234333333333</text:p>
              </table:table-cell>
            </table:table-row>
            <table:table-row>
              <table:table-cell office:value-type="string">
                <text:p>-O2</text:p>
                <draw:g>
                  <svg:desc>Chart.A5:Chart.A5</svg:desc>
                </draw:g>
              </table:table-cell>
              <table:table-cell office:value-type="float" office:value="5.18352766666667">
                <text:p>5.18352766666667</text:p>
                <draw:g>
                  <svg:desc>Chart.B5:Chart.E5</svg:desc>
                </draw:g>
              </table:table-cell>
              <table:table-cell office:value-type="float" office:value="61.0601963333333">
                <text:p>61.0601963333333</text:p>
              </table:table-cell>
              <table:table-cell office:value-type="float" office:value="6.62285566666667">
                <text:p>6.62285566666667</text:p>
              </table:table-cell>
              <table:table-cell office:value-type="float" office:value="5.74024033333333">
                <text:p>5.74024033333333</text:p>
              </table:table-cell>
            </table:table-row>
            <table:table-row>
              <table:table-cell office:value-type="string">
                <text:p>-O3</text:p>
                <draw:g>
                  <svg:desc>Chart.A6:Chart.A6</svg:desc>
                </draw:g>
              </table:table-cell>
              <table:table-cell office:value-type="float" office:value="5.087626">
                <text:p>5.087626</text:p>
                <draw:g>
                  <svg:desc>Chart.B6:Chart.E6</svg:desc>
                </draw:g>
              </table:table-cell>
              <table:table-cell office:value-type="float" office:value="10.688174">
                <text:p>10.688174</text:p>
              </table:table-cell>
              <table:table-cell office:value-type="float" office:value="6.68502">
                <text:p>6.68502</text:p>
              </table:table-cell>
              <table:table-cell office:value-type="float" office:value="5.689364">
                <text:p>5.689364</text:p>
              </table:table-cell>
            </table:table-row>
            <table:table-row>
              <table:table-cell office:value-type="string">
                <text:p>-O3 No Prefetch</text:p>
                <draw:g>
                  <svg:desc>Chart.A7:Chart.A7</svg:desc>
                </draw:g>
              </table:table-cell>
              <table:table-cell office:value-type="float" office:value="5.143038">
                <text:p>5.143038</text:p>
                <draw:g>
                  <svg:desc>Chart.B7:Chart.E7</svg:desc>
                </draw:g>
              </table:table-cell>
              <table:table-cell office:value-type="float" office:value="10.664525">
                <text:p>10.664525</text:p>
              </table:table-cell>
              <table:table-cell office:value-type="float" office:value="37.4731156666667">
                <text:p>37.4731156666667</text:p>
              </table:table-cell>
              <table:table-cell office:value-type="float" office:value="5.77386966666667">
                <text:p>5.773869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5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91cm" svg:height="7.023cm" xlink:href=".." xlink:type="simple" chart:class="chart:bar" chart:style-name="ch1">
        <chart:title svg:x="2.612cm" svg:y="0.3cm" chart:style-name="ch2">
          <text:p>L3 Cache miss rate (Computation Phase)</text:p>
        </chart:title>
        <chart:legend chart:legend-position="end" svg:x="11.477cm" svg:y="2.206cm" style:legend-expansion="high" chart:style-name="ch3"/>
        <chart:plot-area chart:style-name="ch4" table:cell-range-address="Chart.A18:Chart.E23" chart:data-source-has-labels="both" svg:x="1.299cm" svg:y="1.488cm" svg:width="9.588cm" svg:height="4.421cm">
          <chartooo:coordinate-region svg:x="3.021cm" svg:y="1.689cm" svg:width="7.866cm" svg:height="3.569cm"/>
          <chart:axis chart:dimension="x" chart:name="primary-x" chart:style-name="ch5" chartooo:axis-type="auto">
            <chartooo:date-scale/>
            <chart:title svg:x="5.3cm" svg:y="6.05cm" chart:style-name="ch6">
              <text:p>Input Files</text:p>
            </chart:title>
            <chart:categories table:cell-range-address="Chart.B18:Chart.E18"/>
          </chart:axis>
          <chart:axis chart:dimension="y" chart:name="primary-y" chart:style-name="ch7">
            <chart:title svg:x="0.451cm" svg:y="4.405cm" chart:style-name="ch8">
              <text:p>miss rate</text:p>
            </chart:title>
            <chart:grid chart:style-name="ch9" chart:class="major"/>
          </chart:axis>
          <chart:series chart:style-name="ch10" chart:values-cell-range-address="Chart.B19:Chart.E19" chart:label-cell-address="Chart.A19:Chart.A19" chart:class="chart:bar">
            <chart:data-point chart:repeated="4"/>
          </chart:series>
          <chart:series chart:style-name="ch11" chart:values-cell-range-address="Chart.B20:Chart.E20" chart:label-cell-address="Chart.A20:Chart.A20" chart:class="chart:bar">
            <chart:data-point chart:repeated="4"/>
          </chart:series>
          <chart:series chart:style-name="ch12" chart:values-cell-range-address="Chart.B21:Chart.E21" chart:label-cell-address="Chart.A21:Chart.A21" chart:class="chart:bar">
            <chart:data-point chart:repeated="4"/>
          </chart:series>
          <chart:series chart:style-name="ch13" chart:values-cell-range-address="Chart.B22:Chart.E22" chart:label-cell-address="Chart.A22:Chart.A22" chart:class="chart:bar">
            <chart:data-point chart:repeated="4"/>
          </chart:series>
          <chart:series chart:style-name="ch14" chart:values-cell-range-address="Chart.B23:Chart.E23" chart:label-cell-address="Chart.A23:Chart.A2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junk.dat</text:p>
                <draw:g>
                  <svg:desc>Chart.B18:Chart.E18</svg:desc>
                </draw:g>
              </table:table-cell>
              <table:table-cell office:value-type="string">
                <text:p>cojack.dat</text:p>
              </table:table-cell>
              <table:table-cell office:value-type="string">
                <text:p>pent.dat</text:p>
              </table:table-cell>
              <table:table-cell office:value-type="string">
                <text:p>drall.dat</text:p>
              </table:table-cell>
            </table:table-row>
          </table:table-header-rows>
          <table:table-rows>
            <table:table-row>
              <table:table-cell office:value-type="string">
                <text:p>-g</text:p>
                <draw:g>
                  <svg:desc>Chart.A19:Chart.A19</svg:desc>
                </draw:g>
              </table:table-cell>
              <table:table-cell office:value-type="float" office:value="0.002125">
                <text:p>0.002125</text:p>
                <draw:g>
                  <svg:desc>Chart.B19:Chart.E19</svg:desc>
                </draw:g>
              </table:table-cell>
              <table:table-cell office:value-type="float" office:value="50.8594626666667">
                <text:p>50.8594626666667</text:p>
              </table:table-cell>
              <table:table-cell office:value-type="float" office:value="0.100583666666667">
                <text:p>0.100583666666667</text:p>
              </table:table-cell>
              <table:table-cell office:value-type="float" office:value="0.0191613333333333">
                <text:p>0.0191613333333333</text:p>
              </table:table-cell>
            </table:table-row>
            <table:table-row>
              <table:table-cell office:value-type="string">
                <text:p>-O1</text:p>
                <draw:g>
                  <svg:desc>Chart.A20:Chart.A20</svg:desc>
                </draw:g>
              </table:table-cell>
              <table:table-cell office:value-type="float" office:value="0.00123866666666667">
                <text:p>0.00123866666666667</text:p>
                <draw:g>
                  <svg:desc>Chart.B20:Chart.E20</svg:desc>
                </draw:g>
              </table:table-cell>
              <table:table-cell office:value-type="float" office:value="75.8106713333333">
                <text:p>75.8106713333333</text:p>
              </table:table-cell>
              <table:table-cell office:value-type="float" office:value="0.162062">
                <text:p>0.162062</text:p>
              </table:table-cell>
              <table:table-cell office:value-type="float" office:value="0.298105666666667">
                <text:p>0.298105666666667</text:p>
              </table:table-cell>
            </table:table-row>
            <table:table-row>
              <table:table-cell office:value-type="string">
                <text:p>-O2</text:p>
                <draw:g>
                  <svg:desc>Chart.A21:Chart.A21</svg:desc>
                </draw:g>
              </table:table-cell>
              <table:table-cell office:value-type="float" office:value="0.002019">
                <text:p>0.002019</text:p>
                <draw:g>
                  <svg:desc>Chart.B21:Chart.E21</svg:desc>
                </draw:g>
              </table:table-cell>
              <table:table-cell office:value-type="float" office:value="93.560023">
                <text:p>93.560023</text:p>
              </table:table-cell>
              <table:table-cell office:value-type="float" office:value="0.200641666666667">
                <text:p>0.200641666666667</text:p>
              </table:table-cell>
              <table:table-cell office:value-type="float" office:value="0.204882">
                <text:p>0.204882</text:p>
              </table:table-cell>
            </table:table-row>
            <table:table-row>
              <table:table-cell office:value-type="string">
                <text:p>-O3</text:p>
                <draw:g>
                  <svg:desc>Chart.A22:Chart.A22</svg:desc>
                </draw:g>
              </table:table-cell>
              <table:table-cell office:value-type="float" office:value="0.00221866666666667">
                <text:p>0.00221866666666667</text:p>
                <draw:g>
                  <svg:desc>Chart.B22:Chart.E22</svg:desc>
                </draw:g>
              </table:table-cell>
              <table:table-cell office:value-type="float" office:value="81.9856996666667">
                <text:p>81.9856996666667</text:p>
              </table:table-cell>
              <table:table-cell office:value-type="float" office:value="0.0790743333333333">
                <text:p>0.0790743333333333</text:p>
              </table:table-cell>
              <table:table-cell office:value-type="float" office:value="0.00879433333333333">
                <text:p>0.00879433333333333</text:p>
              </table:table-cell>
            </table:table-row>
            <table:table-row>
              <table:table-cell office:value-type="string">
                <text:p>-O3 No Prefetch</text:p>
                <draw:g>
                  <svg:desc>Chart.A23:Chart.A23</svg:desc>
                </draw:g>
              </table:table-cell>
              <table:table-cell office:value-type="float" office:value="0.002343">
                <text:p>0.002343</text:p>
                <draw:g>
                  <svg:desc>Chart.B23:Chart.E23</svg:desc>
                </draw:g>
              </table:table-cell>
              <table:table-cell office:value-type="float" office:value="81.680916">
                <text:p>81.680916</text:p>
              </table:table-cell>
              <table:table-cell office:value-type="float" office:value="33.3913823333333">
                <text:p>33.3913823333333</text:p>
              </table:table-cell>
              <table:table-cell office:value-type="float" office:value="0.010296">
                <text:p>0.0102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text-overlap="true" chart:reverse-direction="false" text:line-break="false" chart:label-arrangement="side-by-side" chart:axis-position="0" style:rotation-angle="4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text-overlap="true" chart:reverse-direction="false" text:line-break="false" chart:axis-position="0" style:rotation-angle="4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6cm" svg:height="11.028cm" xlink:href=".." xlink:type="simple" chart:class="chart:bar" chart:style-name="ch1">
        <chart:title svg:x="7.735cm" svg:y="0.355cm" chart:style-name="ch2">
          <text:p>Execution Time for differnet optimization level</text:p>
        </chart:title>
        <chart:legend chart:legend-position="end" svg:x="21.011cm" svg:y="4.711cm" style:legend-expansion="high" chart:style-name="ch3"/>
        <chart:plot-area chart:style-name="ch4" table:cell-range-address="Chart.A33:Chart.D53" chart:data-source-has-labels="both" svg:x="1.501cm" svg:y="1.808cm" svg:width="18.516cm" svg:height="8.026cm">
          <chartooo:coordinate-region svg:x="3.21cm" svg:y="1.963cm" svg:width="16.807cm" svg:height="4.588cm"/>
          <chart:axis chart:dimension="x" chart:name="primary-x" chart:style-name="ch5" chartooo:axis-type="auto">
            <chartooo:date-scale/>
            <chart:title svg:x="9.451cm" svg:y="10.055cm" chart:style-name="ch6">
              <text:p>Optimization level</text:p>
            </chart:title>
            <chart:categories table:cell-range-address="Chart.A34:Chart.A53"/>
          </chart:axis>
          <chart:axis chart:dimension="y" chart:name="primary-y" chart:style-name="ch7">
            <chart:title svg:x="0.451cm" svg:y="6.919cm" chart:style-name="ch8">
              <text:p>Execution time</text:p>
            </chart:title>
            <chart:grid chart:style-name="ch9" chart:class="major"/>
          </chart:axis>
          <chart:series chart:style-name="ch10" chart:values-cell-range-address="Chart.B34:Chart.B53" chart:label-cell-address="Chart.B33:Chart.B33" chart:class="chart:bar">
            <chart:data-point chart:repeated="20"/>
          </chart:series>
          <chart:series chart:style-name="ch11" chart:values-cell-range-address="Chart.C34:Chart.C53" chart:label-cell-address="Chart.C33:Chart.C33" chart:class="chart:bar">
            <chart:data-point chart:repeated="20"/>
          </chart:series>
          <chart:series chart:style-name="ch12" chart:values-cell-range-address="Chart.D34:Chart.D53" chart:label-cell-address="Chart.D33:Chart.D33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Phase</text:p>
                <draw:g>
                  <svg:desc>Chart.B33:Chart.B33</svg:desc>
                </draw:g>
              </table:table-cell>
              <table:table-cell office:value-type="string">
                <text:p>Computation Phase</text:p>
                <draw:g>
                  <svg:desc>Chart.C33:Chart.C33</svg:desc>
                </draw:g>
              </table:table-cell>
              <table:table-cell office:value-type="string">
                <text:p>Output Phase</text:p>
                <draw:g>
                  <svg:desc>Chart.D33:Chart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g tjunk.dat</text:p>
                <draw:g>
                  <svg:desc>Chart.A34:Chart.A53</svg:desc>
                </draw:g>
              </table:table-cell>
              <table:table-cell office:value-type="float" office:value="92637.3333333333">
                <text:p>92637.3333333333</text:p>
                <draw:g>
                  <svg:desc>Chart.B34:Chart.B53</svg:desc>
                </draw:g>
              </table:table-cell>
              <table:table-cell office:value-type="float" office:value="381903">
                <text:p>381903</text:p>
                <draw:g>
                  <svg:desc>Chart.C34:Chart.C53</svg:desc>
                </draw:g>
              </table:table-cell>
              <table:table-cell office:value-type="float" office:value="140593">
                <text:p>140593</text:p>
                <draw:g>
                  <svg:desc>Chart.D34:Chart.D53</svg:desc>
                </draw:g>
              </table:table-cell>
            </table:table-row>
            <table:table-row>
              <table:table-cell office:value-type="string">
                <text:p>-g cojack.dat</text:p>
              </table:table-cell>
              <table:table-cell office:value-type="float" office:value="1684075.33333333">
                <text:p>1684075.33333333</text:p>
              </table:table-cell>
              <table:table-cell office:value-type="float" office:value="16791498">
                <text:p>16791498</text:p>
              </table:table-cell>
              <table:table-cell office:value-type="float" office:value="2100966">
                <text:p>2100966</text:p>
              </table:table-cell>
            </table:table-row>
            <table:table-row>
              <table:table-cell office:value-type="string">
                <text:p>-g pent.dat</text:p>
              </table:table-cell>
              <table:table-cell office:value-type="float" office:value="654025.666666667">
                <text:p>654025.666666667</text:p>
              </table:table-cell>
              <table:table-cell office:value-type="float" office:value="4860835.33333333">
                <text:p>4860835.33333333</text:p>
              </table:table-cell>
              <table:table-cell office:value-type="float" office:value="725150.666666667">
                <text:p>725150.666666667</text:p>
              </table:table-cell>
            </table:table-row>
            <table:table-row>
              <table:table-cell office:value-type="string">
                <text:p>-g drall.dat</text:p>
              </table:table-cell>
              <table:table-cell office:value-type="float" office:value="299727.333333333">
                <text:p>299727.333333333</text:p>
              </table:table-cell>
              <table:table-cell office:value-type="float" office:value="1305452.33333333">
                <text:p>1305452.33333333</text:p>
              </table:table-cell>
              <table:table-cell office:value-type="float" office:value="365369">
                <text:p>365369</text:p>
              </table:table-cell>
            </table:table-row>
            <table:table-row>
              <table:table-cell office:value-type="string">
                <text:p>-O1 tjunk.dat</text:p>
              </table:table-cell>
              <table:table-cell office:value-type="float" office:value="100732.333333333">
                <text:p>100732.333333333</text:p>
              </table:table-cell>
              <table:table-cell office:value-type="float" office:value="126059">
                <text:p>126059</text:p>
              </table:table-cell>
              <table:table-cell office:value-type="float" office:value="103485.333333333">
                <text:p>103485.333333333</text:p>
              </table:table-cell>
            </table:table-row>
            <table:table-row>
              <table:table-cell office:value-type="string">
                <text:p>-O1 cojack.dat</text:p>
              </table:table-cell>
              <table:table-cell office:value-type="float" office:value="1630917.33333333">
                <text:p>1630917.33333333</text:p>
              </table:table-cell>
              <table:table-cell office:value-type="float" office:value="7572094.66666667">
                <text:p>7572094.66666667</text:p>
              </table:table-cell>
              <table:table-cell office:value-type="float" office:value="1949224">
                <text:p>1949224</text:p>
              </table:table-cell>
            </table:table-row>
            <table:table-row>
              <table:table-cell office:value-type="string">
                <text:p>-O1 pent.dat</text:p>
              </table:table-cell>
              <table:table-cell office:value-type="float" office:value="697750.333333333">
                <text:p>697750.333333333</text:p>
              </table:table-cell>
              <table:table-cell office:value-type="float" office:value="1592512">
                <text:p>1592512</text:p>
              </table:table-cell>
              <table:table-cell office:value-type="float" office:value="632943">
                <text:p>632943</text:p>
              </table:table-cell>
            </table:table-row>
            <table:table-row>
              <table:table-cell office:value-type="string">
                <text:p>-O1 drall.dat</text:p>
              </table:table-cell>
              <table:table-cell office:value-type="float" office:value="292303.666666667">
                <text:p>292303.666666667</text:p>
              </table:table-cell>
              <table:table-cell office:value-type="float" office:value="429374">
                <text:p>429374</text:p>
              </table:table-cell>
              <table:table-cell office:value-type="float" office:value="369345.333333333">
                <text:p>369345.333333333</text:p>
              </table:table-cell>
            </table:table-row>
            <table:table-row>
              <table:table-cell office:value-type="string">
                <text:p>-O2 tjunk.dat</text:p>
              </table:table-cell>
              <table:table-cell office:value-type="float" office:value="94303">
                <text:p>94303</text:p>
              </table:table-cell>
              <table:table-cell office:value-type="float" office:value="99074.3333333333">
                <text:p>99074.3333333333</text:p>
              </table:table-cell>
              <table:table-cell office:value-type="float" office:value="346610.333333333">
                <text:p>346610.333333333</text:p>
              </table:table-cell>
            </table:table-row>
            <table:table-row>
              <table:table-cell office:value-type="string">
                <text:p>-O2 cojack.dat</text:p>
              </table:table-cell>
              <table:table-cell office:value-type="float" office:value="1667855">
                <text:p>1667855</text:p>
              </table:table-cell>
              <table:table-cell office:value-type="float" office:value="7056385.66666667">
                <text:p>7056385.66666667</text:p>
              </table:table-cell>
              <table:table-cell office:value-type="float" office:value="2030399">
                <text:p>2030399</text:p>
              </table:table-cell>
            </table:table-row>
            <table:table-row>
              <table:table-cell office:value-type="string">
                <text:p>-O2 pent.dat</text:p>
              </table:table-cell>
              <table:table-cell office:value-type="float" office:value="660617.333333333">
                <text:p>660617.333333333</text:p>
              </table:table-cell>
              <table:table-cell office:value-type="float" office:value="1293914">
                <text:p>1293914</text:p>
              </table:table-cell>
              <table:table-cell office:value-type="float" office:value="986966.333333333">
                <text:p>986966.333333333</text:p>
              </table:table-cell>
            </table:table-row>
            <table:table-row>
              <table:table-cell office:value-type="string">
                <text:p>-O2 drall.dat</text:p>
              </table:table-cell>
              <table:table-cell office:value-type="float" office:value="286125.333333333">
                <text:p>286125.333333333</text:p>
              </table:table-cell>
              <table:table-cell office:value-type="float" office:value="346466">
                <text:p>346466</text:p>
              </table:table-cell>
              <table:table-cell office:value-type="float" office:value="371217.666666667">
                <text:p>371217.666666667</text:p>
              </table:table-cell>
            </table:table-row>
            <table:table-row>
              <table:table-cell office:value-type="string">
                <text:p>-O3 tjunk.dat</text:p>
              </table:table-cell>
              <table:table-cell office:value-type="float" office:value="108996.333333333">
                <text:p>108996.333333333</text:p>
              </table:table-cell>
              <table:table-cell office:value-type="float" office:value="101398.666666667">
                <text:p>101398.666666667</text:p>
              </table:table-cell>
              <table:table-cell office:value-type="float" office:value="108076.666666667">
                <text:p>108076.666666667</text:p>
              </table:table-cell>
            </table:table-row>
            <table:table-row>
              <table:table-cell office:value-type="string">
                <text:p>-O3 cojack.dat</text:p>
              </table:table-cell>
              <table:table-cell office:value-type="float" office:value="1649824.33333333">
                <text:p>1649824.33333333</text:p>
              </table:table-cell>
              <table:table-cell office:value-type="float" office:value="6604137.33333333">
                <text:p>6604137.33333333</text:p>
              </table:table-cell>
              <table:table-cell office:value-type="float" office:value="1930799.33333333">
                <text:p>1930799.33333333</text:p>
              </table:table-cell>
            </table:table-row>
            <table:table-row>
              <table:table-cell office:value-type="string">
                <text:p>-O3 pent.dat</text:p>
              </table:table-cell>
              <table:table-cell office:value-type="float" office:value="660284">
                <text:p>660284</text:p>
              </table:table-cell>
              <table:table-cell office:value-type="float" office:value="1321235.66666667">
                <text:p>1321235.66666667</text:p>
              </table:table-cell>
              <table:table-cell office:value-type="float" office:value="637649">
                <text:p>637649</text:p>
              </table:table-cell>
            </table:table-row>
            <table:table-row>
              <table:table-cell office:value-type="string">
                <text:p>-O3 drall.dat</text:p>
              </table:table-cell>
              <table:table-cell office:value-type="float" office:value="290140">
                <text:p>290140</text:p>
              </table:table-cell>
              <table:table-cell office:value-type="float" office:value="352726.333333333">
                <text:p>352726.333333333</text:p>
              </table:table-cell>
              <table:table-cell office:value-type="float" office:value="340765.666666667">
                <text:p>340765.666666667</text:p>
              </table:table-cell>
            </table:table-row>
            <table:table-row>
              <table:table-cell office:value-type="string">
                <text:p>-O3 No Prefetch tjunk.dat</text:p>
              </table:table-cell>
              <table:table-cell office:value-type="float" office:value="93075">
                <text:p>93075</text:p>
              </table:table-cell>
              <table:table-cell office:value-type="float" office:value="102672.666666667">
                <text:p>102672.666666667</text:p>
              </table:table-cell>
              <table:table-cell office:value-type="float" office:value="100397.333333333">
                <text:p>100397.333333333</text:p>
              </table:table-cell>
            </table:table-row>
            <table:table-row>
              <table:table-cell office:value-type="string">
                <text:p>-O3 No Prefetch cojack.dat</text:p>
              </table:table-cell>
              <table:table-cell office:value-type="float" office:value="1665862.33333333">
                <text:p>1665862.33333333</text:p>
              </table:table-cell>
              <table:table-cell office:value-type="float" office:value="6547959.66666667">
                <text:p>6547959.66666667</text:p>
              </table:table-cell>
              <table:table-cell office:value-type="float" office:value="1858919.33333333">
                <text:p>1858919.33333333</text:p>
              </table:table-cell>
            </table:table-row>
            <table:table-row>
              <table:table-cell office:value-type="string">
                <text:p>-O3 No Prefetch pent.dat</text:p>
              </table:table-cell>
              <table:table-cell office:value-type="float" office:value="647276.666666667">
                <text:p>647276.666666667</text:p>
              </table:table-cell>
              <table:table-cell office:value-type="float" office:value="1326103">
                <text:p>1326103</text:p>
              </table:table-cell>
              <table:table-cell office:value-type="float" office:value="915695">
                <text:p>915695</text:p>
              </table:table-cell>
            </table:table-row>
            <table:table-row>
              <table:table-cell office:value-type="string">
                <text:p>-O3 No Prefetch drall.dat</text:p>
              </table:table-cell>
              <table:table-cell office:value-type="float" office:value="298688">
                <text:p>298688</text:p>
              </table:table-cell>
              <table:table-cell office:value-type="float" office:value="352789.333333333">
                <text:p>352789.333333333</text:p>
              </table:table-cell>
              <table:table-cell office:value-type="float" office:value="337073">
                <text:p>3370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6000000" chart:interval-major="1000000" chart:interval-minor-divisor="2" chart:text-overlap="tru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17cm" svg:height="10.457cm" xlink:href=".." xlink:type="simple" chart:class="chart:bar" chart:style-name="ch1">
        <chart:title svg:x="7.262cm" svg:y="0.344cm" chart:style-name="ch2">
          <text:p>Binary vs. Text Input</text:p>
        </chart:title>
        <chart:legend chart:legend-position="end" svg:x="16.595cm" svg:y="4.676cm" style:legend-expansion="high" chart:style-name="ch3"/>
        <chart:plot-area chart:style-name="ch4" table:cell-range-address="Chart.B59:Chart.D67" chart:data-source-has-labels="both" svg:x="1.38cm" svg:y="1.764cm" svg:width="13.909cm" svg:height="8.064cm">
          <chartooo:coordinate-region svg:x="3.197cm" svg:y="1.965cm" svg:width="10.465cm" svg:height="6.811cm"/>
          <chart:axis chart:dimension="x" chart:name="primary-x" chart:style-name="ch5" chartooo:axis-type="auto">
            <chartooo:date-scale/>
            <chart:categories table:cell-range-address="Chart.B60:Chart.B67"/>
          </chart:axis>
          <chart:axis chart:dimension="y" chart:name="primary-y" chart:style-name="ch6">
            <chart:title svg:x="0.453cm" svg:y="5.651cm" chart:style-name="ch7">
              <text:p>File Size (Bytes)</text:p>
            </chart:title>
            <chart:grid chart:style-name="ch8" chart:class="major"/>
            <chart:grid chart:style-name="ch8" chart:class="minor"/>
          </chart:axis>
          <chart:axis chart:dimension="y" chart:name="secondary-y" chart:style-name="ch9">
            <chart:title svg:x="15.627cm" svg:y="5.58cm" chart:style-name="ch7">
              <text:p>Execution time (µ sec)</text:p>
            </chart:title>
          </chart:axis>
          <chart:series chart:attached-axis="primary-y" chart:style-name="ch10" chart:values-cell-range-address="Chart.C60:Chart.C67" chart:label-cell-address="Chart.C59:Chart.C59" chart:class="chart:bar">
            <chart:data-point chart:repeated="8"/>
          </chart:series>
          <chart:series chart:attached-axis="primary-y" chart:style-name="ch11" chart:values-cell-range-address="Chart.D60:Chart.D67" chart:label-cell-address="Chart.D59:Chart.D5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Chart.C59:Chart.C59</svg:desc>
                </draw:g>
              </table:table-cell>
              <table:table-cell office:value-type="string">
                <text:p>µ sec</text:p>
                <draw:g>
                  <svg:desc>Chart.D59:Chart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put Text</text:p>
                <draw:g>
                  <svg:desc>Chart.B60:Chart.B67</svg:desc>
                </draw:g>
              </table:table-cell>
              <table:table-cell office:value-type="float" office:value="3874353">
                <text:p>3874353</text:p>
                <draw:g>
                  <svg:desc>Chart.C60:Chart.C67</svg:desc>
                </draw:g>
              </table:table-cell>
              <table:table-cell office:value-type="float" office:value="108996.333333333">
                <text:p>108996.333333333</text:p>
                <draw:g>
                  <svg:desc>Chart.D60:Chart.D67</svg:desc>
                </draw:g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1273756">
                <text:p>1273756</text:p>
              </table:table-cell>
              <table:table-cell office:value-type="float" office:value="30884">
                <text:p>30884</text:p>
              </table:table-cell>
            </table:table-row>
            <table:table-row>
              <table:table-cell office:value-type="string">
                <text:p>Input Text</text:p>
              </table:table-cell>
              <table:table-cell office:value-type="float" office:value="13239532">
                <text:p>13239532</text:p>
              </table:table-cell>
              <table:table-cell office:value-type="float" office:value="290140">
                <text:p>290140</text:p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4352720">
                <text:p>4352720</text:p>
              </table:table-cell>
              <table:table-cell office:value-type="float" office:value="63707.3333333333">
                <text:p>63707.3333333333</text:p>
              </table:table-cell>
            </table:table-row>
            <table:table-row>
              <table:table-cell office:value-type="string">
                <text:p>Input Text</text:p>
              </table:table-cell>
              <table:table-cell office:value-type="float" office:value="30636050">
                <text:p>30636050</text:p>
              </table:table-cell>
              <table:table-cell office:value-type="float" office:value="660284">
                <text:p>660284</text:p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9936016">
                <text:p>9936016</text:p>
              </table:table-cell>
              <table:table-cell office:value-type="float" office:value="83031.3333333333">
                <text:p>83031.3333333333</text:p>
              </table:table-cell>
            </table:table-row>
            <table:table-row>
              <table:table-cell office:value-type="string">
                <text:p>Input Text</text:p>
              </table:table-cell>
              <table:table-cell office:value-type="float" office:value="75058440">
                <text:p>75058440</text:p>
              </table:table-cell>
              <table:table-cell office:value-type="float" office:value="1649824.33333333">
                <text:p>1649824.33333333</text:p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29260064">
                <text:p>29260064</text:p>
              </table:table-cell>
              <table:table-cell office:value-type="float" office:value="214524.333333333">
                <text:p>214524.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25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89cm" svg:height="5.627cm" xlink:href=".." xlink:type="simple" chart:class="chart:bar" chart:style-name="ch1">
        <chart:title svg:x="3.042cm" svg:y="0.247cm" chart:style-name="ch2">
          <text:p>L2 Cache miss rate (Input Phase)</text:p>
        </chart:title>
        <chart:legend chart:legend-position="end" svg:x="9.775cm" svg:y="1.508cm" style:legend-expansion="high" chart:style-name="ch3"/>
        <chart:plot-area chart:style-name="ch4" table:cell-range-address="Chart.N2:Chart.R7" chart:data-source-has-labels="both" svg:x="1.265cm" svg:y="1.376cm" svg:width="7.988cm" svg:height="3.165cm">
          <chartooo:coordinate-region svg:x="2.796cm" svg:y="1.577cm" svg:width="6.457cm" svg:height="2.313cm"/>
          <chart:axis chart:dimension="x" chart:name="primary-x" chart:style-name="ch5" chartooo:axis-type="auto">
            <chartooo:date-scale/>
            <chart:title svg:x="4.466cm" svg:y="4.654cm" chart:style-name="ch6">
              <text:p>Input Files</text:p>
            </chart:title>
            <chart:categories table:cell-range-address="Chart.O2:Chart.R2"/>
          </chart:axis>
          <chart:axis chart:dimension="y" chart:name="primary-y" chart:style-name="ch7">
            <chart:title svg:x="0.451cm" svg:y="3.665cm" chart:style-name="ch8">
              <text:p>miss rate</text:p>
            </chart:title>
            <chart:grid chart:style-name="ch9" chart:class="major"/>
          </chart:axis>
          <chart:series chart:style-name="ch10" chart:values-cell-range-address="Chart.O3:Chart.R3" chart:label-cell-address="Chart.N3:Chart.N3" chart:class="chart:bar">
            <chart:data-point chart:repeated="4"/>
          </chart:series>
          <chart:series chart:style-name="ch11" chart:values-cell-range-address="Chart.O4:Chart.R4" chart:label-cell-address="Chart.N4:Chart.N4" chart:class="chart:bar">
            <chart:data-point chart:repeated="4"/>
          </chart:series>
          <chart:series chart:style-name="ch12" chart:values-cell-range-address="Chart.O5:Chart.R5" chart:label-cell-address="Chart.N5:Chart.N5" chart:class="chart:bar">
            <chart:data-point chart:repeated="4"/>
          </chart:series>
          <chart:series chart:style-name="ch13" chart:values-cell-range-address="Chart.O6:Chart.R6" chart:label-cell-address="Chart.N6:Chart.N6" chart:class="chart:bar">
            <chart:data-point chart:repeated="4"/>
          </chart:series>
          <chart:series chart:style-name="ch14" chart:values-cell-range-address="Chart.O7:Chart.R7" chart:label-cell-address="Chart.N7:Chart.N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junk.dat</text:p>
                <draw:g>
                  <svg:desc>Chart.O2:Chart.R2</svg:desc>
                </draw:g>
              </table:table-cell>
              <table:table-cell office:value-type="string">
                <text:p>cojack.dat</text:p>
              </table:table-cell>
              <table:table-cell office:value-type="string">
                <text:p>pent.dat</text:p>
              </table:table-cell>
              <table:table-cell office:value-type="string">
                <text:p>drall.dat</text:p>
              </table:table-cell>
            </table:table-row>
          </table:table-header-rows>
          <table:table-rows>
            <table:table-row>
              <table:table-cell office:value-type="string">
                <text:p>-g</text:p>
                <draw:g>
                  <svg:desc>Chart.N3:Chart.N3</svg:desc>
                </draw:g>
              </table:table-cell>
              <table:table-cell office:value-type="float" office:value="6.50993566666667">
                <text:p>6.50993566666667</text:p>
                <draw:g>
                  <svg:desc>Chart.O3:Chart.R3</svg:desc>
                </draw:g>
              </table:table-cell>
              <table:table-cell office:value-type="float" office:value="3.66699066666667">
                <text:p>3.66699066666667</text:p>
              </table:table-cell>
              <table:table-cell office:value-type="float" office:value="3.905711">
                <text:p>3.905711</text:p>
              </table:table-cell>
              <table:table-cell office:value-type="float" office:value="4.54528233333333">
                <text:p>4.54528233333333</text:p>
              </table:table-cell>
            </table:table-row>
            <table:table-row>
              <table:table-cell office:value-type="string">
                <text:p>-O1</text:p>
                <draw:g>
                  <svg:desc>Chart.N4:Chart.N4</svg:desc>
                </draw:g>
              </table:table-cell>
              <table:table-cell office:value-type="float" office:value="6.65746333333333">
                <text:p>6.65746333333333</text:p>
                <draw:g>
                  <svg:desc>Chart.O4:Chart.R4</svg:desc>
                </draw:g>
              </table:table-cell>
              <table:table-cell office:value-type="float" office:value="3.724332">
                <text:p>3.724332</text:p>
              </table:table-cell>
              <table:table-cell office:value-type="float" office:value="3.71466233333333">
                <text:p>3.71466233333333</text:p>
              </table:table-cell>
              <table:table-cell office:value-type="float" office:value="4.35511433333333">
                <text:p>4.35511433333333</text:p>
              </table:table-cell>
            </table:table-row>
            <table:table-row>
              <table:table-cell office:value-type="string">
                <text:p>-O2</text:p>
                <draw:g>
                  <svg:desc>Chart.N5:Chart.N5</svg:desc>
                </draw:g>
              </table:table-cell>
              <table:table-cell office:value-type="float" office:value="6.44445166666667">
                <text:p>6.44445166666667</text:p>
                <draw:g>
                  <svg:desc>Chart.O5:Chart.R5</svg:desc>
                </draw:g>
              </table:table-cell>
              <table:table-cell office:value-type="float" office:value="2.55128133333333">
                <text:p>2.55128133333333</text:p>
              </table:table-cell>
              <table:table-cell office:value-type="float" office:value="4.16357633333333">
                <text:p>4.16357633333333</text:p>
              </table:table-cell>
              <table:table-cell office:value-type="float" office:value="4.49433466666667">
                <text:p>4.49433466666667</text:p>
              </table:table-cell>
            </table:table-row>
            <table:table-row>
              <table:table-cell office:value-type="string">
                <text:p>-O3</text:p>
                <draw:g>
                  <svg:desc>Chart.N6:Chart.N6</svg:desc>
                </draw:g>
              </table:table-cell>
              <table:table-cell office:value-type="float" office:value="7.91627433333333">
                <text:p>7.91627433333333</text:p>
                <draw:g>
                  <svg:desc>Chart.O6:Chart.R6</svg:desc>
                </draw:g>
              </table:table-cell>
              <table:table-cell office:value-type="float" office:value="4.47414766666667">
                <text:p>4.47414766666667</text:p>
              </table:table-cell>
              <table:table-cell office:value-type="float" office:value="4.62621066666667">
                <text:p>4.62621066666667</text:p>
              </table:table-cell>
              <table:table-cell office:value-type="float" office:value="4.64810333333333">
                <text:p>4.64810333333333</text:p>
              </table:table-cell>
            </table:table-row>
            <table:table-row>
              <table:table-cell office:value-type="string">
                <text:p>-O3 No Prefetch</text:p>
                <draw:g>
                  <svg:desc>Chart.N7:Chart.N7</svg:desc>
                </draw:g>
              </table:table-cell>
              <table:table-cell office:value-type="float" office:value="6.75645633333333">
                <text:p>6.75645633333333</text:p>
                <draw:g>
                  <svg:desc>Chart.O7:Chart.R7</svg:desc>
                </draw:g>
              </table:table-cell>
              <table:table-cell office:value-type="float" office:value="4.44137633333333">
                <text:p>4.44137633333333</text:p>
              </table:table-cell>
              <table:table-cell office:value-type="float" office:value="4.19457533333333">
                <text:p>4.19457533333333</text:p>
              </table:table-cell>
              <table:table-cell office:value-type="float" office:value="4.131172">
                <text:p>4.1311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25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833cm" svg:height="5.275cm" xlink:href=".." xlink:type="simple" chart:class="chart:bar" chart:style-name="ch1">
        <chart:title svg:x="2.914cm" svg:y="0.24cm" chart:style-name="ch2">
          <text:p>L3 Cache miss rate (Input Phase)</text:p>
        </chart:title>
        <chart:legend chart:legend-position="end" svg:x="9.519cm" svg:y="1.332cm" style:legend-expansion="high" chart:style-name="ch3"/>
        <chart:plot-area chart:style-name="ch4" table:cell-range-address="Chart.N10:Chart.R15" chart:data-source-has-labels="both" svg:x="1.26cm" svg:y="1.348cm" svg:width="7.747cm" svg:height="2.848cm">
          <chartooo:coordinate-region svg:x="2.791cm" svg:y="1.549cm" svg:width="6.216cm" svg:height="1.996cm"/>
          <chart:axis chart:dimension="x" chart:name="primary-x" chart:style-name="ch5" chartooo:axis-type="auto">
            <chartooo:date-scale/>
            <chart:title svg:x="4.34cm" svg:y="4.302cm" chart:style-name="ch6">
              <text:p>Input Files</text:p>
            </chart:title>
            <chart:categories table:cell-range-address="Chart.O10:Chart.R10"/>
          </chart:axis>
          <chart:axis chart:dimension="y" chart:name="primary-y" chart:style-name="ch7">
            <chart:title svg:x="0.451cm" svg:y="3.479cm" chart:style-name="ch8">
              <text:p>miss rate</text:p>
            </chart:title>
            <chart:grid chart:style-name="ch9" chart:class="major"/>
          </chart:axis>
          <chart:series chart:style-name="ch10" chart:values-cell-range-address="Chart.O11:Chart.R11" chart:label-cell-address="Chart.N11:Chart.N11" chart:class="chart:bar">
            <chart:data-point chart:repeated="4"/>
          </chart:series>
          <chart:series chart:style-name="ch11" chart:values-cell-range-address="Chart.O12:Chart.R12" chart:label-cell-address="Chart.N12:Chart.N12" chart:class="chart:bar">
            <chart:data-point chart:repeated="4"/>
          </chart:series>
          <chart:series chart:style-name="ch12" chart:values-cell-range-address="Chart.O13:Chart.R13" chart:label-cell-address="Chart.N13:Chart.N13" chart:class="chart:bar">
            <chart:data-point chart:repeated="4"/>
          </chart:series>
          <chart:series chart:style-name="ch13" chart:values-cell-range-address="Chart.O14:Chart.R14" chart:label-cell-address="Chart.N14:Chart.N14" chart:class="chart:bar">
            <chart:data-point chart:repeated="4"/>
          </chart:series>
          <chart:series chart:style-name="ch14" chart:values-cell-range-address="Chart.O15:Chart.R15" chart:label-cell-address="Chart.N15:Chart.N15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junk.dat</text:p>
                <draw:g>
                  <svg:desc>Chart.O10:Chart.R10</svg:desc>
                </draw:g>
              </table:table-cell>
              <table:table-cell office:value-type="string">
                <text:p>cojack.dat</text:p>
              </table:table-cell>
              <table:table-cell office:value-type="string">
                <text:p>pent.dat</text:p>
              </table:table-cell>
              <table:table-cell office:value-type="string">
                <text:p>drall.dat</text:p>
              </table:table-cell>
            </table:table-row>
          </table:table-header-rows>
          <table:table-rows>
            <table:table-row>
              <table:table-cell office:value-type="string">
                <text:p>-g</text:p>
                <draw:g>
                  <svg:desc>Chart.N11:Chart.N11</svg:desc>
                </draw:g>
              </table:table-cell>
              <table:table-cell office:value-type="float" office:value="0.902977333333333">
                <text:p>0.902977333333333</text:p>
                <draw:g>
                  <svg:desc>Chart.O11:Chart.R11</svg:desc>
                </draw:g>
              </table:table-cell>
              <table:table-cell office:value-type="float" office:value="15.857785">
                <text:p>15.857785</text:p>
              </table:table-cell>
              <table:table-cell office:value-type="float" office:value="0.856178666666667">
                <text:p>0.856178666666667</text:p>
              </table:table-cell>
              <table:table-cell office:value-type="float" office:value="0.645964333333333">
                <text:p>0.645964333333333</text:p>
              </table:table-cell>
            </table:table-row>
            <table:table-row>
              <table:table-cell office:value-type="string">
                <text:p>-O1</text:p>
                <draw:g>
                  <svg:desc>Chart.N12:Chart.N12</svg:desc>
                </draw:g>
              </table:table-cell>
              <table:table-cell office:value-type="float" office:value="0.812381666666667">
                <text:p>0.812381666666667</text:p>
                <draw:g>
                  <svg:desc>Chart.O12:Chart.R12</svg:desc>
                </draw:g>
              </table:table-cell>
              <table:table-cell office:value-type="float" office:value="15.1754903333333">
                <text:p>15.1754903333333</text:p>
              </table:table-cell>
              <table:table-cell office:value-type="float" office:value="0.951011666666667">
                <text:p>0.951011666666667</text:p>
              </table:table-cell>
              <table:table-cell office:value-type="float" office:value="0.574368">
                <text:p>0.574368</text:p>
              </table:table-cell>
            </table:table-row>
            <table:table-row>
              <table:table-cell office:value-type="string">
                <text:p>-O2</text:p>
                <draw:g>
                  <svg:desc>Chart.N13:Chart.N13</svg:desc>
                </draw:g>
              </table:table-cell>
              <table:table-cell office:value-type="float" office:value="1.213205">
                <text:p>1.213205</text:p>
                <draw:g>
                  <svg:desc>Chart.O13:Chart.R13</svg:desc>
                </draw:g>
              </table:table-cell>
              <table:table-cell office:value-type="float" office:value="27.9545043333333">
                <text:p>27.9545043333333</text:p>
              </table:table-cell>
              <table:table-cell office:value-type="float" office:value="3.100168">
                <text:p>3.100168</text:p>
              </table:table-cell>
              <table:table-cell office:value-type="float" office:value="0.640679333333333">
                <text:p>0.640679333333333</text:p>
              </table:table-cell>
            </table:table-row>
            <table:table-row>
              <table:table-cell office:value-type="string">
                <text:p>-O3</text:p>
                <draw:g>
                  <svg:desc>Chart.N14:Chart.N14</svg:desc>
                </draw:g>
              </table:table-cell>
              <table:table-cell office:value-type="float" office:value="0.733164">
                <text:p>0.733164</text:p>
                <draw:g>
                  <svg:desc>Chart.O14:Chart.R14</svg:desc>
                </draw:g>
              </table:table-cell>
              <table:table-cell office:value-type="float" office:value="27.2399093333333">
                <text:p>27.2399093333333</text:p>
              </table:table-cell>
              <table:table-cell office:value-type="float" office:value="2.222587">
                <text:p>2.222587</text:p>
              </table:table-cell>
              <table:table-cell office:value-type="float" office:value="0.789010666666667">
                <text:p>0.789010666666667</text:p>
              </table:table-cell>
            </table:table-row>
            <table:table-row>
              <table:table-cell office:value-type="string">
                <text:p>-O3 No Prefetch</text:p>
                <draw:g>
                  <svg:desc>Chart.N15:Chart.N15</svg:desc>
                </draw:g>
              </table:table-cell>
              <table:table-cell office:value-type="float" office:value="0.858421">
                <text:p>0.858421</text:p>
                <draw:g>
                  <svg:desc>Chart.O15:Chart.R15</svg:desc>
                </draw:g>
              </table:table-cell>
              <table:table-cell office:value-type="float" office:value="27.3995073333333">
                <text:p>27.3995073333333</text:p>
              </table:table-cell>
              <table:table-cell office:value-type="float" office:value="3.21852066666667">
                <text:p>3.21852066666667</text:p>
              </table:table-cell>
              <table:table-cell office:value-type="float" office:value="0.783063333333333">
                <text:p>0.78306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25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833cm" svg:height="5.275cm" xlink:href=".." xlink:type="simple" chart:class="chart:bar" chart:style-name="ch1">
        <chart:title svg:x="2.733cm" svg:y="0.24cm" chart:style-name="ch2">
          <text:p>L3 Cache miss rate (Output Phase)</text:p>
        </chart:title>
        <chart:legend chart:legend-position="end" svg:x="9.519cm" svg:y="1.332cm" style:legend-expansion="high" chart:style-name="ch3"/>
        <chart:plot-area chart:style-name="ch4" table:cell-range-address="Chart.N26:Chart.R31" chart:data-source-has-labels="both" svg:x="1.26cm" svg:y="1.348cm" svg:width="7.747cm" svg:height="2.848cm">
          <chartooo:coordinate-region svg:x="2.791cm" svg:y="1.549cm" svg:width="6.216cm" svg:height="1.996cm"/>
          <chart:axis chart:dimension="x" chart:name="primary-x" chart:style-name="ch5" chartooo:axis-type="auto">
            <chartooo:date-scale/>
            <chart:title svg:x="4.34cm" svg:y="4.302cm" chart:style-name="ch6">
              <text:p>Input Files</text:p>
            </chart:title>
            <chart:categories table:cell-range-address="Chart.O26:Chart.R26"/>
          </chart:axis>
          <chart:axis chart:dimension="y" chart:name="primary-y" chart:style-name="ch7">
            <chart:title svg:x="0.451cm" svg:y="3.479cm" chart:style-name="ch8">
              <text:p>miss rate</text:p>
            </chart:title>
            <chart:grid chart:style-name="ch9" chart:class="major"/>
          </chart:axis>
          <chart:series chart:style-name="ch10" chart:values-cell-range-address="Chart.O27:Chart.R27" chart:label-cell-address="Chart.N27:Chart.N27" chart:class="chart:bar">
            <chart:data-point chart:repeated="4"/>
          </chart:series>
          <chart:series chart:style-name="ch11" chart:values-cell-range-address="Chart.O28:Chart.R28" chart:label-cell-address="Chart.N28:Chart.N28" chart:class="chart:bar">
            <chart:data-point chart:repeated="4"/>
          </chart:series>
          <chart:series chart:style-name="ch12" chart:values-cell-range-address="Chart.O29:Chart.R29" chart:label-cell-address="Chart.N29:Chart.N29" chart:class="chart:bar">
            <chart:data-point chart:repeated="4"/>
          </chart:series>
          <chart:series chart:style-name="ch13" chart:values-cell-range-address="Chart.O30:Chart.R30" chart:label-cell-address="Chart.N30:Chart.N30" chart:class="chart:bar">
            <chart:data-point chart:repeated="4"/>
          </chart:series>
          <chart:series chart:style-name="ch14" chart:values-cell-range-address="Chart.O31:Chart.R31" chart:label-cell-address="Chart.N31:Chart.N3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junk.dat</text:p>
                <draw:g>
                  <svg:desc>Chart.O26:Chart.R26</svg:desc>
                </draw:g>
              </table:table-cell>
              <table:table-cell office:value-type="string">
                <text:p>cojack.dat</text:p>
              </table:table-cell>
              <table:table-cell office:value-type="string">
                <text:p>pent.dat</text:p>
              </table:table-cell>
              <table:table-cell office:value-type="string">
                <text:p>drall.dat</text:p>
              </table:table-cell>
            </table:table-row>
          </table:table-header-rows>
          <table:table-rows>
            <table:table-row>
              <table:table-cell office:value-type="string">
                <text:p>-g</text:p>
                <draw:g>
                  <svg:desc>Chart.N27:Chart.N27</svg:desc>
                </draw:g>
              </table:table-cell>
              <table:table-cell office:value-type="float" office:value="0.171871666666667">
                <text:p>0.171871666666667</text:p>
                <draw:g>
                  <svg:desc>Chart.O27:Chart.R27</svg:desc>
                </draw:g>
              </table:table-cell>
              <table:table-cell office:value-type="float" office:value="30.0898193333333">
                <text:p>30.0898193333333</text:p>
              </table:table-cell>
              <table:table-cell office:value-type="float" office:value="4.95557633333333">
                <text:p>4.95557633333333</text:p>
              </table:table-cell>
              <table:table-cell office:value-type="float" office:value="0.930377333333333">
                <text:p>0.930377333333333</text:p>
              </table:table-cell>
            </table:table-row>
            <table:table-row>
              <table:table-cell office:value-type="string">
                <text:p>-O1</text:p>
                <draw:g>
                  <svg:desc>Chart.N28:Chart.N28</svg:desc>
                </draw:g>
              </table:table-cell>
              <table:table-cell office:value-type="float" office:value="0.138021333333333">
                <text:p>0.138021333333333</text:p>
                <draw:g>
                  <svg:desc>Chart.O28:Chart.R28</svg:desc>
                </draw:g>
              </table:table-cell>
              <table:table-cell office:value-type="float" office:value="31.2872856666667">
                <text:p>31.2872856666667</text:p>
              </table:table-cell>
              <table:table-cell office:value-type="float" office:value="4.092865">
                <text:p>4.092865</text:p>
              </table:table-cell>
              <table:table-cell office:value-type="float" office:value="3.25150766666667">
                <text:p>3.25150766666667</text:p>
              </table:table-cell>
            </table:table-row>
            <table:table-row>
              <table:table-cell office:value-type="string">
                <text:p>-O2</text:p>
                <draw:g>
                  <svg:desc>Chart.N29:Chart.N29</svg:desc>
                </draw:g>
              </table:table-cell>
              <table:table-cell office:value-type="float" office:value="0.151892">
                <text:p>0.151892</text:p>
                <draw:g>
                  <svg:desc>Chart.O29:Chart.R29</svg:desc>
                </draw:g>
              </table:table-cell>
              <table:table-cell office:value-type="float" office:value="26.5499666666667">
                <text:p>26.5499666666667</text:p>
              </table:table-cell>
              <table:table-cell office:value-type="float" office:value="4.99972166666667">
                <text:p>4.99972166666667</text:p>
              </table:table-cell>
              <table:table-cell office:value-type="float" office:value="17.211467">
                <text:p>17.211467</text:p>
              </table:table-cell>
            </table:table-row>
            <table:table-row>
              <table:table-cell office:value-type="string">
                <text:p>-O3</text:p>
                <draw:g>
                  <svg:desc>Chart.N30:Chart.N30</svg:desc>
                </draw:g>
              </table:table-cell>
              <table:table-cell office:value-type="float" office:value="0.208311">
                <text:p>0.208311</text:p>
                <draw:g>
                  <svg:desc>Chart.O30:Chart.R30</svg:desc>
                </draw:g>
              </table:table-cell>
              <table:table-cell office:value-type="float" office:value="31.42947">
                <text:p>31.42947</text:p>
              </table:table-cell>
              <table:table-cell office:value-type="float" office:value="4.41527233333333">
                <text:p>4.41527233333333</text:p>
              </table:table-cell>
              <table:table-cell office:value-type="float" office:value="0.579627333333333">
                <text:p>0.579627333333333</text:p>
              </table:table-cell>
            </table:table-row>
            <table:table-row>
              <table:table-cell office:value-type="string">
                <text:p>-O3 No Prefetch</text:p>
                <draw:g>
                  <svg:desc>Chart.N31:Chart.N31</svg:desc>
                </draw:g>
              </table:table-cell>
              <table:table-cell office:value-type="float" office:value="0.216181">
                <text:p>0.216181</text:p>
                <draw:g>
                  <svg:desc>Chart.O31:Chart.R31</svg:desc>
                </draw:g>
              </table:table-cell>
              <table:table-cell office:value-type="float" office:value="54.2408523333333">
                <text:p>54.2408523333333</text:p>
              </table:table-cell>
              <table:table-cell office:value-type="float" office:value="7.17600333333333">
                <text:p>7.17600333333333</text:p>
              </table:table-cell>
              <table:table-cell office:value-type="float" office:value="0.544553333333333">
                <text:p>0.54455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25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89cm" svg:height="5.627cm" xlink:href=".." xlink:type="simple" chart:class="chart:bar" chart:style-name="ch1">
        <chart:title svg:x="2.861cm" svg:y="0.247cm" chart:style-name="ch2">
          <text:p>L2 Cache miss rate (Output Phase)</text:p>
        </chart:title>
        <chart:legend chart:legend-position="end" svg:x="9.775cm" svg:y="1.508cm" style:legend-expansion="high" chart:style-name="ch3"/>
        <chart:plot-area chart:style-name="ch4" table:cell-range-address="Chart.N18:Chart.R23" chart:data-source-has-labels="both" svg:x="1.265cm" svg:y="1.376cm" svg:width="7.988cm" svg:height="3.165cm">
          <chartooo:coordinate-region svg:x="2.796cm" svg:y="1.577cm" svg:width="6.457cm" svg:height="2.313cm"/>
          <chart:axis chart:dimension="x" chart:name="primary-x" chart:style-name="ch5" chartooo:axis-type="auto">
            <chartooo:date-scale/>
            <chart:title svg:x="4.466cm" svg:y="4.654cm" chart:style-name="ch6">
              <text:p>Input Files</text:p>
            </chart:title>
            <chart:categories table:cell-range-address="Chart.O18:Chart.R18"/>
          </chart:axis>
          <chart:axis chart:dimension="y" chart:name="primary-y" chart:style-name="ch7">
            <chart:title svg:x="0.451cm" svg:y="3.665cm" chart:style-name="ch8">
              <text:p>miss rate</text:p>
            </chart:title>
            <chart:grid chart:style-name="ch9" chart:class="major"/>
          </chart:axis>
          <chart:series chart:style-name="ch10" chart:values-cell-range-address="Chart.O19:Chart.R19" chart:label-cell-address="Chart.N19:Chart.N19" chart:class="chart:bar">
            <chart:data-point chart:repeated="4"/>
          </chart:series>
          <chart:series chart:style-name="ch11" chart:values-cell-range-address="Chart.O20:Chart.R20" chart:label-cell-address="Chart.N20:Chart.N20" chart:class="chart:bar">
            <chart:data-point chart:repeated="4"/>
          </chart:series>
          <chart:series chart:style-name="ch12" chart:values-cell-range-address="Chart.O21:Chart.R21" chart:label-cell-address="Chart.N21:Chart.N21" chart:class="chart:bar">
            <chart:data-point chart:repeated="4"/>
          </chart:series>
          <chart:series chart:style-name="ch13" chart:values-cell-range-address="Chart.O22:Chart.R22" chart:label-cell-address="Chart.N22:Chart.N22" chart:class="chart:bar">
            <chart:data-point chart:repeated="4"/>
          </chart:series>
          <chart:series chart:style-name="ch14" chart:values-cell-range-address="Chart.O23:Chart.R23" chart:label-cell-address="Chart.N23:Chart.N2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junk.dat</text:p>
                <draw:g>
                  <svg:desc>Chart.O18:Chart.R18</svg:desc>
                </draw:g>
              </table:table-cell>
              <table:table-cell office:value-type="string">
                <text:p>cojack.dat</text:p>
              </table:table-cell>
              <table:table-cell office:value-type="string">
                <text:p>pent.dat</text:p>
              </table:table-cell>
              <table:table-cell office:value-type="string">
                <text:p>drall.dat</text:p>
              </table:table-cell>
            </table:table-row>
          </table:table-header-rows>
          <table:table-rows>
            <table:table-row>
              <table:table-cell office:value-type="string">
                <text:p>-g</text:p>
                <draw:g>
                  <svg:desc>Chart.N19:Chart.N19</svg:desc>
                </draw:g>
              </table:table-cell>
              <table:table-cell office:value-type="float" office:value="8.549901">
                <text:p>8.549901</text:p>
                <draw:g>
                  <svg:desc>Chart.O19:Chart.R19</svg:desc>
                </draw:g>
              </table:table-cell>
              <table:table-cell office:value-type="float" office:value="5.957249">
                <text:p>5.957249</text:p>
              </table:table-cell>
              <table:table-cell office:value-type="float" office:value="5.45479">
                <text:p>5.45479</text:p>
              </table:table-cell>
              <table:table-cell office:value-type="float" office:value="5.35273233333333">
                <text:p>5.35273233333333</text:p>
              </table:table-cell>
            </table:table-row>
            <table:table-row>
              <table:table-cell office:value-type="string">
                <text:p>-O1</text:p>
                <draw:g>
                  <svg:desc>Chart.N20:Chart.N20</svg:desc>
                </draw:g>
              </table:table-cell>
              <table:table-cell office:value-type="float" office:value="8.42875466666666">
                <text:p>8.42875466666666</text:p>
                <draw:g>
                  <svg:desc>Chart.O20:Chart.R20</svg:desc>
                </draw:g>
              </table:table-cell>
              <table:table-cell office:value-type="float" office:value="6.161803">
                <text:p>6.161803</text:p>
              </table:table-cell>
              <table:table-cell office:value-type="float" office:value="6.27011733333333">
                <text:p>6.27011733333333</text:p>
              </table:table-cell>
              <table:table-cell office:value-type="float" office:value="5.094878">
                <text:p>5.094878</text:p>
              </table:table-cell>
            </table:table-row>
            <table:table-row>
              <table:table-cell office:value-type="string">
                <text:p>-O2</text:p>
                <draw:g>
                  <svg:desc>Chart.N21:Chart.N21</svg:desc>
                </draw:g>
              </table:table-cell>
              <table:table-cell office:value-type="float" office:value="9.197687">
                <text:p>9.197687</text:p>
                <draw:g>
                  <svg:desc>Chart.O21:Chart.R21</svg:desc>
                </draw:g>
              </table:table-cell>
              <table:table-cell office:value-type="float" office:value="6.72676566666667">
                <text:p>6.72676566666667</text:p>
              </table:table-cell>
              <table:table-cell office:value-type="float" office:value="5.556955">
                <text:p>5.556955</text:p>
              </table:table-cell>
              <table:table-cell office:value-type="float" office:value="37.5438546666667">
                <text:p>37.5438546666667</text:p>
              </table:table-cell>
            </table:table-row>
            <table:table-row>
              <table:table-cell office:value-type="string">
                <text:p>-O3</text:p>
                <draw:g>
                  <svg:desc>Chart.N22:Chart.N22</svg:desc>
                </draw:g>
              </table:table-cell>
              <table:table-cell office:value-type="float" office:value="7.91875633333333">
                <text:p>7.91875633333333</text:p>
                <draw:g>
                  <svg:desc>Chart.O22:Chart.R22</svg:desc>
                </draw:g>
              </table:table-cell>
              <table:table-cell office:value-type="float" office:value="6.172899">
                <text:p>6.172899</text:p>
              </table:table-cell>
              <table:table-cell office:value-type="float" office:value="6.37304666666667">
                <text:p>6.37304666666667</text:p>
              </table:table-cell>
              <table:table-cell office:value-type="float" office:value="5.82826266666667">
                <text:p>5.82826266666667</text:p>
              </table:table-cell>
            </table:table-row>
            <table:table-row>
              <table:table-cell office:value-type="string">
                <text:p>-O3 No Prefetch</text:p>
                <draw:g>
                  <svg:desc>Chart.N23:Chart.N23</svg:desc>
                </draw:g>
              </table:table-cell>
              <table:table-cell office:value-type="float" office:value="8.17231133333333">
                <text:p>8.17231133333333</text:p>
                <draw:g>
                  <svg:desc>Chart.O23:Chart.R23</svg:desc>
                </draw:g>
              </table:table-cell>
              <table:table-cell office:value-type="float" office:value="55.0180223333333">
                <text:p>55.0180223333333</text:p>
              </table:table-cell>
              <table:table-cell office:value-type="float" office:value="5.85700033333333">
                <text:p>5.85700033333333</text:p>
              </table:table-cell>
              <table:table-cell office:value-type="float" office:value="5.06876933333333">
                <text:p>5.068769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